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ac8" officeooo:paragraph-rsid="00170a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t;script type="application/javascript" language="JavaScript" src="/static/js/Validation.js"&gt;&lt;/script&gt;</text:p>
      <text:p text:style-name="P1"/>
      <text:p text:style-name="P1">validation.js</text:p>
      <text:p text:style-name="P1"/>
      <text:p text:style-name="P1"/>
      <text:p text:style-name="P1"/>
      <text:p text:style-name="P1">function ReqValidate(controls,fileds)</text:p>
      <text:p text:style-name="P1">{</text:p>
      <text:p text:style-name="P1"/>
      <text:p text:style-name="P1"><text:tab/>controlname = controls.split(',');</text:p>
      <text:p text:style-name="P1"><text:tab/>filedname <text:s/>= fileds.split(',');</text:p>
      <text:p text:style-name="P1"><text:tab/>len = controlname.length;</text:p>
      <text:p text:style-name="P1"><text:tab/>for (var i=0;i&lt;<text:tab/>len;i++)</text:p>
      <text:p text:style-name="P1"><text:tab/>{</text:p>
      <text:p text:style-name="P1"><text:tab/><text:tab/>value = document.getElementById(controlname[i]).value;</text:p>
      <text:p text:style-name="P1"><text:tab/><text:tab/>if (value.indexOf(' ') == 0)</text:p>
      <text:p text:style-name="P1"><text:tab/><text:tab/>{</text:p>
      <text:p text:style-name="P1"><text:tab/><text:tab/><text:tab/>alert('Prefix space not allowed for '+filedname[i]);</text:p>
      <text:p text:style-name="P1"><text:tab/><text:tab/><text:tab/>return false;</text:p>
      <text:p text:style-name="P1"><text:tab/><text:tab/>}</text:p>
      <text:p text:style-name="P1"><text:tab/><text:tab/>if(value == '')</text:p>
      <text:p text:style-name="P1"><text:tab/><text:tab/>{</text:p>
      <text:p text:style-name="P1"><text:tab/><text:tab/><text:tab/>alert(filedname[i] +' should not be empty.');</text:p>
      <text:p text:style-name="P1"><text:tab/><text:tab/><text:tab/>document.getElementById(controlname[i]).focus();</text:p>
      <text:p text:style-name="P1"><text:tab/><text:tab/><text:tab/>return false;</text:p>
      <text:p text:style-name="P1"><text:tab/><text:tab/>}</text:p>
      <text:p text:style-name="P1"><text:tab/><text:tab/></text:p>
      <text:p text:style-name="P1"><text:tab/>}</text:p>
      <text:p text:style-name="P1"><text:tab/></text:p>
      <text:p text:style-name="P1"><text:tab/>return true;</text:p>
      <text:p text:style-name="P1">}</text:p>
      <text:p text:style-name="P1"/>
      <text:p text:style-name="P1">function ComboValidate(controls,fields)</text:p>
      <text:p text:style-name="P1">{</text:p>
      <text:p text:style-name="P1"><text:tab/>controlname = controls.split(',');</text:p>
      <text:p text:style-name="P1"><text:tab/>filedname <text:s/>= fields.split(',');</text:p>
      <text:p text:style-name="P1"><text:tab/>len = controlname.length;<text:tab/></text:p>
      <text:p text:style-name="P1"/>
      <text:p text:style-name="P1"><text:tab/>for (var i=0;i&lt;<text:tab/>len;i++)</text:p>
      <text:p text:style-name="P1"><text:tab/>{</text:p>
      <text:p text:style-name="P1"><text:tab/><text:tab/>if(document.getElementById(controlname[i]).value == '0')</text:p>
      <text:p text:style-name="P1"><text:tab/><text:tab/>{</text:p>
      <text:p text:style-name="P1"><text:tab/><text:tab/><text:tab/>alert('Select '+filedname[i]+' from the list.');</text:p>
      <text:p text:style-name="P1"><text:tab/><text:tab/><text:tab/>return false;</text:p>
      <text:p text:style-name="P1"><text:tab/><text:tab/>}</text:p>
      <text:p text:style-name="P1"><text:tab/>}</text:p>
      <text:p text:style-name="P1"><text:tab/>return true;<text:tab/></text:p>
      <text:p text:style-name="P1">}</text:p>
      <text:p text:style-name="P1"/>
      <text:p text:style-name="P1">function deleteconfirmation(chk)</text:p>
      <text:p text:style-name="P1">{<text:tab/></text:p>
      <text:p text:style-name="P1"><text:soft-page-break/><text:s text:c="4"/>if (chk == null)</text:p>
      <text:p text:style-name="P1"><text:tab/>return false;</text:p>
      <text:p text:style-name="P1"><text:s text:c="4"/>if(chk.length !=null)</text:p>
      <text:p text:style-name="P1"><text:s text:c="4"/>{</text:p>
      <text:p text:style-name="P1"><text:tab/><text:tab/></text:p>
      <text:p text:style-name="P1"><text:s text:c="8"/>var checked= 0</text:p>
      <text:p text:style-name="P1"><text:s text:c="8"/>for (i = 0; i &lt; chk.length; i++)</text:p>
      <text:p text:style-name="P1"><text:s text:c="8"/>{</text:p>
      <text:p text:style-name="P1"><text:s text:c="7"/></text:p>
      <text:p text:style-name="P1"><text:tab/> <text:s text:c="7"/>if(chk[i].checked == true )</text:p>
      <text:p text:style-name="P1"><text:tab/> <text:s text:c="7"/>{</text:p>
      <text:p text:style-name="P1"><text:tab/> <text:s text:c="9"/>checked =1 ;</text:p>
      <text:p text:style-name="P1"><text:tab/><text:tab/> <text:s text:c="5"/>return confirm("Are you sure you want to delete?")</text:p>
      <text:p text:style-name="P1"><text:tab/> <text:s text:c="7"/>}</text:p>
      <text:p text:style-name="P1"><text:s text:c="4"/><text:tab/> <text:s text:c="2"/></text:p>
      <text:p text:style-name="P1"><text:tab/> <text:s text:c="4"/>}<text:tab/> <text:s text:c="3"/></text:p>
      <text:p text:style-name="P1"><text:tab/> }</text:p>
      <text:p text:style-name="P1"><text:tab/> if(chk.checked == false || checked ==0)</text:p>
      <text:p text:style-name="P1"><text:tab/> {</text:p>
      <text:p text:style-name="P1"><text:tab/> <text:s text:c="3"/>alert("Select a Record to delete");</text:p>
      <text:p text:style-name="P1"><text:tab/> <text:s text:c="7"/>return false;</text:p>
      <text:p text:style-name="P1"><text:tab/> }</text:p>
      <text:p text:style-name="P1"><text:tab/> else</text:p>
      <text:p text:style-name="P1"><text:tab/> <text:s text:c="3"/>return confirm("Are you sure you want to delete?")</text:p>
      <text:p text:style-name="P1"><text:tab/> </text:p>
      <text:p text:style-name="P1">}</text:p>
      <text:p text:style-name="P1"/>
      <text:p text:style-name="P1">function getComboValue(controls,fields)</text:p>
      <text:p text:style-name="P1">{</text:p>
      <text:p text:style-name="P1"/>
      <text:p text:style-name="P1"><text:s text:c="4"/>controlname = controls.split(',');</text:p>
      <text:p text:style-name="P1"><text:s text:c="8"/>filedname <text:s/>= fields.split(',');</text:p>
      <text:p text:style-name="P1"><text:s text:c="8"/>len = controlname.length;</text:p>
      <text:p text:style-name="P1"><text:s text:c="8"/>for (var i=0;i&lt; len;i++)</text:p>
      <text:p text:style-name="P1"><text:s text:c="8"/>{</text:p>
      <text:p text:style-name="P1"><text:s text:c="16"/>if(document.getElementById(controlname[i]).value != '')</text:p>
      <text:p text:style-name="P1"><text:s text:c="16"/>{</text:p>
      <text:p text:style-name="P1"><text:s text:c="13"/>//alert(document.getElementById(controlname[i]).value);</text:p>
      <text:p text:style-name="P1"><text:s text:c="13"/>document.getElementById(filedname[i]).value = document.getElementById(controlname[i]).value;</text:p>
      <text:p text:style-name="P1"><text:s text:c="8"/>}</text:p>
      <text:p text:style-name="P1"><text:s text:c="4"/>}</text:p>
      <text:p text:style-name="P1">}</text:p>
      <text:p text:style-name="P1"/>
      <text:p text:style-name="P1"/>
      <text:p text:style-name="P1">function doCheck(strForm)</text:p>
      <text:p text:style-name="P1">{</text:p>
      <text:p text:style-name="P1"><text:s text:c="2"/>if(strForm)</text:p>
      <text:p text:style-name="P1"><text:tab/>{</text:p>
      <text:p text:style-name="P1"><text:s text:c="8"/>objForm = document.getElementById(strForm);</text:p>
      <text:p text:style-name="P1"><text:tab/></text:p>
      <text:p text:style-name="P1"><text:s text:c="8"/>for(i=0; i &lt; objForm.elements.length; i++)</text:p>
      <text:p text:style-name="P1"><text:soft-page-break/><text:tab/><text:tab/>{</text:p>
      <text:p text:style-name="P1"><text:s text:c="12"/>if(objForm.elements[i].type == "checkbox")</text:p>
      <text:p text:style-name="P1"><text:tab/><text:tab/><text:tab/>{</text:p>
      <text:p text:style-name="P1"><text:tab/> <text:s text:c="11"/>if(objForm.elements[i].checked == false)</text:p>
      <text:p text:style-name="P1"><text:tab/><text:tab/><text:tab/><text:tab/>{</text:p>
      <text:p text:style-name="P1"><text:tab/><text:tab/><text:tab/></text:p>
      <text:p text:style-name="P1"><text:s text:c="16"/><text:tab/>objForm.elements[i].checked = true;</text:p>
      <text:p text:style-name="P1"><text:tab/><text:tab/><text:tab/><text:tab/>}</text:p>
      <text:p text:style-name="P1"><text:s text:c="16"/><text:tab/></text:p>
      <text:p text:style-name="P1"><text:tab/><text:tab/><text:tab/>}</text:p>
      <text:p text:style-name="P1"><text:tab/><text:tab/><text:tab/> <text:s text:c="2"/><text:tab/><text:tab/></text:p>
      <text:p text:style-name="P1"><text:s text:c="4"/><text:tab/>}</text:p>
      <text:p text:style-name="P1"><text:tab/>}</text:p>
      <text:p text:style-name="P1"/>
      <text:p text:style-name="P1">}</text:p>
      <text:p text:style-name="P1"/>
      <text:p text:style-name="P1">function unCheck(strForm)</text:p>
      <text:p text:style-name="P1">{</text:p>
      <text:p text:style-name="P1"><text:s text:c="2"/>if(strForm)</text:p>
      <text:p text:style-name="P1"><text:tab/>{</text:p>
      <text:p text:style-name="P1"><text:s text:c="8"/>objForm = document.getElementById(strForm);</text:p>
      <text:p text:style-name="P1"><text:tab/></text:p>
      <text:p text:style-name="P1"><text:s text:c="8"/>for(i=0; i &lt; objForm.elements.length; i++)</text:p>
      <text:p text:style-name="P1"><text:tab/><text:tab/>{</text:p>
      <text:p text:style-name="P1"><text:s text:c="12"/>if(objForm.elements[i].type == "checkbox")</text:p>
      <text:p text:style-name="P1"><text:tab/><text:tab/><text:tab/>{</text:p>
      <text:p text:style-name="P1"><text:tab/> <text:s text:c="11"/>if(objForm.elements[i].checked == true)</text:p>
      <text:p text:style-name="P1"><text:tab/><text:tab/><text:tab/><text:tab/>{</text:p>
      <text:p text:style-name="P1"><text:tab/><text:tab/><text:tab/></text:p>
      <text:p text:style-name="P1"><text:s text:c="16"/><text:tab/>objForm.elements[i].checked = false;</text:p>
      <text:p text:style-name="P1"><text:tab/><text:tab/><text:tab/><text:tab/>}</text:p>
      <text:p text:style-name="P1"><text:s text:c="16"/><text:tab/></text:p>
      <text:p text:style-name="P1"><text:tab/><text:tab/><text:tab/>}</text:p>
      <text:p text:style-name="P1"><text:tab/><text:tab/><text:tab/> <text:s text:c="2"/><text:tab/><text:tab/></text:p>
      <text:p text:style-name="P1"><text:s text:c="4"/><text:tab/>}</text:p>
      <text:p text:style-name="P1"><text:tab/>}</text:p>
      <text:p text:style-name="P1"/>
      <text:p text:style-name="P1">}</text:p>
      <text:p text:style-name="P1"/>
      <text:p text:style-name="P1">function FormCheck(strForm, obj)</text:p>
      <text:p text:style-name="P1">{</text:p>
      <text:p text:style-name="P1"><text:tab/></text:p>
      <text:p text:style-name="P1"><text:tab/>var checked = $(obj).attr('checked');</text:p>
      <text:p text:style-name="P1"><text:tab/></text:p>
      <text:p text:style-name="P1"><text:s text:c="2"/>if(strForm)</text:p>
      <text:p text:style-name="P1"><text:tab/>{</text:p>
      <text:p text:style-name="P1"><text:s text:c="8"/>objForm = document.getElementById(strForm);</text:p>
      <text:p text:style-name="P1"><text:tab/></text:p>
      <text:p text:style-name="P1"><text:s text:c="8"/>for(i=0; i &lt; objForm.elements.length; i++)</text:p>
      <text:p text:style-name="P1"><text:tab/><text:tab/>{</text:p>
      <text:p text:style-name="P1"><text:s text:c="12"/>if(objForm.elements[i].type == "checkbox")</text:p>
      <text:p text:style-name="P1"><text:tab/><text:tab/><text:tab/>{</text:p>
      <text:p text:style-name="P1"><text:soft-page-break/><text:tab/><text:tab/><text:tab/><text:tab/>objForm.elements[i].checked = checked;<text:tab/> <text:s text:c="10"/></text:p>
      <text:p text:style-name="P1"><text:tab/><text:tab/><text:tab/>}<text:tab/><text:tab/><text:tab/> <text:s text:c="2"/><text:tab/><text:tab/></text:p>
      <text:p text:style-name="P1"><text:tab/><text:tab/>}</text:p>
      <text:p text:style-name="P1"><text:tab/><text:tab/>$(obj).attr('checked',checked);</text:p>
      <text:p text:style-name="P1"><text:tab/>}</text:p>
      <text:p text:style-name="P1"><text:tab/></text:p>
      <text:p text:style-name="P1">}</text:p>
      <text:p text:style-name="P1"/>
      <text:p text:style-name="P1">function emailValidation(controlname)</text:p>
      <text:p text:style-name="P1">{</text:p>
      <text:p text:style-name="P1"/>
      <text:p text:style-name="P1">if(document.getElementById(controlname))</text:p>
      <text:p text:style-name="P1">{</text:p>
      <text:p text:style-name="P1">var email = document.getElementById(controlname).value;</text:p>
      <text:p text:style-name="P1"><text:tab/>if(email != '')</text:p>
      <text:p text:style-name="P1"><text:tab/>{</text:p>
      <text:p text:style-name="P1"/>
      <text:p text:style-name="P1"><text:tab/><text:tab/>var filter = /^[a-zA-Z][\w\.-]*[a-zA-Z0-9]@[a-zA-Z0-9][\w\.-]*[a-zA-Z0-9]\.[a-zA-Z][a-zA-Z\.]*[a-zA-Z]$/;</text:p>
      <text:p text:style-name="P1"><text:tab/><text:tab/>if (!(filter.test(email))) </text:p>
      <text:p text:style-name="P1"><text:tab/><text:tab/>{ </text:p>
      <text:p text:style-name="P1"><text:tab/><text:tab/> <text:s text:c="2"/>alert('Please enter a valid Email Id');</text:p>
      <text:p text:style-name="P1"><text:tab/><text:tab/> <text:s text:c="2"/>document.getElementById(controlname).focus();</text:p>
      <text:p text:style-name="P1"><text:tab/><text:tab/> <text:s text:c="2"/>return false;</text:p>
      <text:p text:style-name="P1"><text:tab/><text:tab/>}</text:p>
      <text:p text:style-name="P1"><text:tab/><text:tab/>else </text:p>
      <text:p text:style-name="P1"><text:tab/><text:tab/><text:tab/>return true;</text:p>
      <text:p text:style-name="P1"><text:tab/>}</text:p>
      <text:p text:style-name="P1"><text:tab/>else</text:p>
      <text:p text:style-name="P1"><text:tab/><text:tab/>document.getElementById(controlname).focus();</text:p>
      <text:p text:style-name="P1"><text:tab/><text:tab/>return false;</text:p>
      <text:p text:style-name="P1">}</text:p>
      <text:p text:style-name="P1">else</text:p>
      <text:p text:style-name="P1"><text:tab/>document.getElementById(controlname).focus();</text:p>
      <text:p text:style-name="P1"><text:tab/>return false;</text:p>
      <text:p text:style-name="P1">}</text:p>
      <text:p text:style-name="P1"/>
      <text:p text:style-name="P1"/>
      <text:p text:style-name="P1">function checkdate(objName) </text:p>
      <text:p text:style-name="P1">{</text:p>
      <text:p text:style-name="P1">var datefield = objName;</text:p>
      <text:p text:style-name="P1">/*if (chkdate(objName) == false)</text:p>
      <text:p text:style-name="P1">{</text:p>
      <text:p text:style-name="P1">datefield.select();</text:p>
      <text:p text:style-name="P1">alert("That date is invalid. <text:s/>Please try again.");</text:p>
      <text:p text:style-name="P1">datefield.focus();</text:p>
      <text:p text:style-name="P1">return false;</text:p>
      <text:p text:style-name="P1">}</text:p>
      <text:p text:style-name="P1">else {</text:p>
      <text:p text:style-name="P1">return true;</text:p>
      <text:p text:style-name="P1"><text:s text:c="3"/>}*/</text:p>
      <text:p text:style-name="P1">return true;</text:p>
      <text:p text:style-name="P1"><text:soft-page-break/>}</text:p>
      <text:p text:style-name="P1"/>
      <text:p text:style-name="P1"/>
      <text:p text:style-name="P1"/>
      <text:p text:style-name="P1">function fromToDateCheck(from,to){ <text:s text:c="3"/></text:p>
      <text:p text:style-name="P1"><text:s text:c="4"/>var valid = false;</text:p>
      <text:p text:style-name="P1"><text:s text:c="4"/>if(document.getElementById(from)==null)</text:p>
      <text:p text:style-name="P1"><text:s text:c="8"/>return true;</text:p>
      <text:p text:style-name="P1"><text:s text:c="8"/></text:p>
      <text:p text:style-name="P1"><text:s text:c="4"/>fromDate = getDate(from);</text:p>
      <text:p text:style-name="P1"><text:s text:c="4"/>toDate = getDate(to);</text:p>
      <text:p text:style-name="P1"><text:s text:c="4"/>if (Date.parse(fromDate) &gt; Date.parse(toDate)) {</text:p>
      <text:p text:style-name="P1"><text:s text:c="8"/>valid = false;</text:p>
      <text:p text:style-name="P1"><text:s text:c="8"/>alert ("Start date should be greater than the end date.");</text:p>
      <text:p text:style-name="P1"><text:s text:c="8"/>}</text:p>
      <text:p text:style-name="P1"><text:s text:c="4"/>else {</text:p>
      <text:p text:style-name="P1"><text:s text:c="8"/>valid = true;</text:p>
      <text:p text:style-name="P1"><text:s text:c="4"/>}</text:p>
      <text:p text:style-name="P1"><text:s text:c="5"/></text:p>
      <text:p text:style-name="P1"><text:s text:c="3"/>return valid; <text:s text:c="2"/></text:p>
      <text:p text:style-name="P1">}</text:p>
      <text:p text:style-name="P1"/>
      <text:p text:style-name="P1">function plannedActualDateCheck(planned,actual){ <text:s text:c="3"/></text:p>
      <text:p text:style-name="P1"><text:s text:c="4"/>var valid = false;</text:p>
      <text:p text:style-name="P1"><text:tab/>if(document.getElementById(planned)==null)</text:p>
      <text:p text:style-name="P1"><text:s text:c="8"/>return true;</text:p>
      <text:p text:style-name="P1"><text:s text:c="4"/>var plannedDate = getDate(planned);</text:p>
      <text:p text:style-name="P1"><text:s text:c="4"/>var actualDate = getDate(actual);</text:p>
      <text:p text:style-name="P1"><text:s text:c="4"/>if (Date.parse(plannedDate) &gt; Date.parse(actualDate)) {</text:p>
      <text:p text:style-name="P1"><text:s text:c="8"/>valid = false;</text:p>
      <text:p text:style-name="P1"><text:s text:c="8"/>alert ("Actual date should be within the planned date.");</text:p>
      <text:p text:style-name="P1"><text:s text:c="8"/>}</text:p>
      <text:p text:style-name="P1"><text:s text:c="4"/>else {</text:p>
      <text:p text:style-name="P1"><text:s text:c="8"/>valid = true;</text:p>
      <text:p text:style-name="P1"><text:s text:c="4"/>}</text:p>
      <text:p text:style-name="P1"><text:s text:c="3"/>return valid; <text:s text:c="2"/></text:p>
      <text:p text:style-name="P1">}</text:p>
      <text:p text:style-name="P1"/>
      <text:p text:style-name="P1">function TaskDateCheck(planned,actual){ <text:s text:c="3"/></text:p>
      <text:p text:style-name="P1"><text:s text:c="4"/>var valid = false;</text:p>
      <text:p text:style-name="P1"><text:tab/>if(document.getElementById(planned)==null)</text:p>
      <text:p text:style-name="P1"><text:s text:c="8"/>return true;</text:p>
      <text:p text:style-name="P1"><text:s text:c="4"/>var plannedDate = getDate(planned);</text:p>
      <text:p text:style-name="P1"><text:s text:c="4"/>var actualDate = getDate(actual);</text:p>
      <text:p text:style-name="P1"><text:s text:c="4"/>if (Date.parse(plannedDate) &gt; Date.parse(actualDate)) {</text:p>
      <text:p text:style-name="P1"><text:s text:c="8"/>valid = false;</text:p>
      <text:p text:style-name="P1"><text:s text:c="8"/>alert ("Task date should be within the program date.");</text:p>
      <text:p text:style-name="P1"><text:s text:c="8"/>}</text:p>
      <text:p text:style-name="P1"><text:s text:c="4"/>else {</text:p>
      <text:p text:style-name="P1"><text:s text:c="8"/>valid = true;</text:p>
      <text:p text:style-name="P1"><text:s text:c="4"/>}</text:p>
      <text:p text:style-name="P1"><text:s text:c="3"/>return valid; <text:s text:c="2"/></text:p>
      <text:p text:style-name="P1"><text:soft-page-break/>}</text:p>
      <text:p text:style-name="P1"/>
      <text:p text:style-name="P1">function ProjectDateCheck(planned,actual){ <text:s/></text:p>
      <text:p text:style-name="P1"/>
      <text:p text:style-name="P1"><text:s text:c="4"/>var valid = false;</text:p>
      <text:p text:style-name="P1"><text:s text:c="4"/>var plannedDate = getProjDate(planned);</text:p>
      <text:p text:style-name="P1"><text:s text:c="4"/>var actualDate = getProjDate(actual);</text:p>
      <text:p text:style-name="P1"/>
      <text:p text:style-name="P1">if ((plannedDate) &gt; (actualDate)) {</text:p>
      <text:p text:style-name="P1">// <text:s/>if (Date.parse(plannedDate) &gt; Date.parse(actualDate)) {</text:p>
      <text:p text:style-name="P1"><text:s text:c="8"/>valid = false;</text:p>
      <text:p text:style-name="P1"><text:s text:c="8"/>alert ("Project planned date should be within the program planned date.");</text:p>
      <text:p text:style-name="P1"><text:s text:c="8"/>}</text:p>
      <text:p text:style-name="P1"><text:s text:c="4"/>else {</text:p>
      <text:p text:style-name="P1"><text:s text:c="8"/>valid = true;</text:p>
      <text:p text:style-name="P1"><text:s text:c="4"/>}</text:p>
      <text:p text:style-name="P1"><text:s text:c="3"/>return valid; <text:s text:c="2"/></text:p>
      <text:p text:style-name="P1">}</text:p>
      <text:p text:style-name="P1"/>
      <text:p text:style-name="P1">function DateCheck(planned,actual,start,end,action){ <text:s text:c="3"/></text:p>
      <text:p text:style-name="P1"><text:s text:c="4"/>var valid = false;</text:p>
      <text:p text:style-name="P1"><text:tab/>if(document.getElementById(planned)==null)</text:p>
      <text:p text:style-name="P1"><text:s text:c="8"/>return true;</text:p>
      <text:p text:style-name="P1"><text:s text:c="4"/>var plannedDate = getDate(planned);</text:p>
      <text:p text:style-name="P1"><text:s text:c="4"/>var actualDate = getDate(actual);</text:p>
      <text:p text:style-name="P1"><text:s text:c="4"/>if (Date.parse(plannedDate) &gt; Date.parse(actualDate)) {</text:p>
      <text:p text:style-name="P1"><text:s text:c="8"/>valid = false;</text:p>
      <text:p text:style-name="P1"><text:s text:c="8"/>alert (start +' should not be '+ action + ' than ' +end);</text:p>
      <text:p text:style-name="P1"><text:s text:c="8"/>}</text:p>
      <text:p text:style-name="P1"><text:s text:c="4"/>else {</text:p>
      <text:p text:style-name="P1"><text:s text:c="8"/>valid = true;</text:p>
      <text:p text:style-name="P1"><text:s text:c="4"/>}</text:p>
      <text:p text:style-name="P1"><text:s text:c="3"/>return valid; <text:s text:c="2"/></text:p>
      <text:p text:style-name="P1">}</text:p>
      <text:p text:style-name="P1"/>
      <text:p text:style-name="P1">function getProjDate(obj){</text:p>
      <text:p text:style-name="P1"><text:s text:c="4"/>var strDate = obj;</text:p>
      <text:p text:style-name="P1"><text:tab/></text:p>
      <text:p text:style-name="P1"><text:s text:c="4"/>var dateObj;</text:p>
      <text:p text:style-name="P1"><text:s text:c="4"/>if(strDate.length &gt;=10){</text:p>
      <text:p text:style-name="P1"><text:s text:c="8"/>dateObj = strDate.split('-');</text:p>
      <text:p text:style-name="P1"><text:s text:c="5"/>}</text:p>
      <text:p text:style-name="P1"><text:s text:c="4"/>var dateValue = new Date();</text:p>
      <text:p text:style-name="P1">frmt = formatDate();</text:p>
      <text:p text:style-name="P1">if (frmt == 'd-m-Y')</text:p>
      <text:p text:style-name="P1"><text:tab/>dateValue = new Date(dateObj[2].toString(),dateObj[1].toString(),dateObj[0].toString());</text:p>
      <text:p text:style-name="P1">else</text:p>
      <text:p text:style-name="P1"><text:tab/>dateValue = new Date(dateObj[2].toString(),dateObj[0].toString(),dateObj[1].toString());</text:p>
      <text:p text:style-name="P1">//dateValue.setFullYear(dateObj[2],dateObj[0],dateObj[1]); </text:p>
      <text:p text:style-name="P1">alert(dateValue);</text:p>
      <text:p text:style-name="P1"><text:s text:c="4"/>return dateValue;</text:p>
      <text:p text:style-name="P1">}</text:p>
      <text:p text:style-name="P1"><text:soft-page-break/></text:p>
      <text:p text:style-name="P1">function getDate(obj){</text:p>
      <text:p text:style-name="P1"><text:s text:c="4"/>//mm/dd/yyyy</text:p>
      <text:p text:style-name="P1"><text:s text:c="4"/>var strDate = document.getElementById(obj).value;</text:p>
      <text:p text:style-name="P1"><text:tab/></text:p>
      <text:p text:style-name="P1"><text:s text:c="4"/>var dateObj;</text:p>
      <text:p text:style-name="P1"><text:s text:c="4"/>if(strDate.length &gt;=10){</text:p>
      <text:p text:style-name="P1"><text:s text:c="8"/>dateObj = strDate.split('-');</text:p>
      <text:p text:style-name="P1"><text:s text:c="5"/>}</text:p>
      <text:p text:style-name="P1"><text:s text:c="4"/>var dateValue = new Date();</text:p>
      <text:p text:style-name="P1"><text:s text:c="4"/>dateValue.setFullYear(dateObj[2],dateObj[1],dateObj[0]); <text:s/></text:p>
      <text:p text:style-name="P1"><text:s text:c="4"/>return dateValue;</text:p>
      <text:p text:style-name="P1">}</text:p>
      <text:p text:style-name="P1"/>
      <text:p text:style-name="P1">function convertDate(obj)</text:p>
      <text:p text:style-name="P1">{</text:p>
      <text:p text:style-name="P1"><text:s text:c="2"/>if (document.getElementById(obj) == null)</text:p>
      <text:p text:style-name="P1"><text:tab/>return; <text:s/></text:p>
      <text:p text:style-name="P1"><text:s text:c="3"/>dateVal = document.getElementById(obj).value ;</text:p>
      <text:p text:style-name="P1"/>
      <text:p text:style-name="P1"><text:s text:c="3"/>if( dateVal != '')</text:p>
      <text:p text:style-name="P1"><text:s text:c="3"/>{ <text:s text:c="21"/></text:p>
      <text:p text:style-name="P1"><text:s text:c="8"/>frmt = formatDate();</text:p>
      <text:p text:style-name="P1"><text:tab/>frmtVal = frmt.split('-');</text:p>
      <text:p text:style-name="P1"><text:tab/>var m =''; // to represent the month index</text:p>
      <text:p text:style-name="P1"><text:tab/>var d = ''; // to represent the day index</text:p>
      <text:p text:style-name="P1"><text:tab/>var y = ''; // to represent the year index<text:tab/><text:tab/><text:tab/></text:p>
      <text:p text:style-name="P1"><text:tab/>if ((dateVal.split("-")[0]).length &gt; 2 )</text:p>
      <text:p text:style-name="P1"><text:tab/>{</text:p>
      <text:p text:style-name="P1"><text:tab/><text:tab/>y = 0;</text:p>
      <text:p text:style-name="P1"><text:tab/><text:tab/>m = 1;</text:p>
      <text:p text:style-name="P1"><text:tab/><text:tab/>d = 2;</text:p>
      <text:p text:style-name="P1"><text:tab/>}<text:tab/><text:tab/></text:p>
      <text:p text:style-name="P1"><text:tab/>else if(frmtVal[0]=='m')</text:p>
      <text:p text:style-name="P1"><text:tab/>{</text:p>
      <text:p text:style-name="P1"><text:tab/><text:tab/>m=0;</text:p>
      <text:p text:style-name="P1"><text:tab/><text:tab/>d=1;</text:p>
      <text:p text:style-name="P1"><text:tab/><text:tab/>y=2;<text:tab/></text:p>
      <text:p text:style-name="P1"><text:s/><text:tab/>}</text:p>
      <text:p text:style-name="P1"><text:tab/>else</text:p>
      <text:p text:style-name="P1"><text:tab/>{</text:p>
      <text:p text:style-name="P1"><text:tab/><text:tab/>d=0;</text:p>
      <text:p text:style-name="P1"><text:tab/><text:tab/>m=1;</text:p>
      <text:p text:style-name="P1"><text:tab/><text:tab/>y=2;<text:tab/><text:tab/><text:tab/></text:p>
      <text:p text:style-name="P1"><text:tab/>}</text:p>
      <text:p text:style-name="P1"><text:tab/>var yearfield=dateVal.split("-")[y];</text:p>
      <text:p text:style-name="P1"><text:tab/>var monthfield = dateVal.split("-")[m];</text:p>
      <text:p text:style-name="P1"><text:tab/>var dayfield = dateVal.split("-")[d];</text:p>
      <text:p text:style-name="P1"/>
      <text:p text:style-name="P1"><text:tab/>daytimefield = dayfield.split(' ')</text:p>
      <text:p text:style-name="P1"><text:tab/>if (daytimefield.length &gt; 0)</text:p>
      <text:p text:style-name="P1"><text:tab/><text:tab/>dayfield = daytimefield[0]</text:p>
      <text:p text:style-name="P1"><text:soft-page-break/><text:tab/>var day = new Date(yearfield, monthfield-1, dayfield);<text:tab/></text:p>
      <text:p text:style-name="P1"><text:s text:c="8"/>document.getElementById(obj).value = day.strfdate(frmt);</text:p>
      <text:p text:style-name="P1"><text:tab/></text:p>
      <text:p text:style-name="P1"><text:s text:c="3"/>}</text:p>
      <text:p text:style-name="P1">}</text:p>
      <text:p text:style-name="P1"/>
      <text:p text:style-name="P1">function isDate(value){</text:p>
      <text:p text:style-name="P1"/>
      <text:p text:style-name="P1">if(value.length==0){</text:p>
      <text:p text:style-name="P1"><text:tab/>return true; }</text:p>
      <text:p text:style-name="P1">var returnval = false;</text:p>
      <text:p text:style-name="P1">if(value.indexOf(' ') == 0)</text:p>
      <text:p text:style-name="P1"><text:tab/>return false;<text:tab/></text:p>
      <text:p text:style-name="P1"><text:tab/><text:tab/>var monthfield = '';</text:p>
      <text:p text:style-name="P1"><text:tab/><text:tab/>var dayfield = '';</text:p>
      <text:p text:style-name="P1"><text:tab/><text:tab/></text:p>
      <text:p text:style-name="P1"><text:tab/><text:tab/>frmt = formatDate();</text:p>
      <text:p text:style-name="P1"><text:tab/><text:tab/>frmtVal = frmt.split('-');<text:tab/><text:tab/></text:p>
      <text:p text:style-name="P1"/>
      <text:p text:style-name="P1"><text:tab/><text:tab/>if(frmtVal[0]=='m'){<text:tab/></text:p>
      <text:p text:style-name="P1"><text:tab/><text:tab/><text:tab/>monthfield=value.split("-")[0];</text:p>
      <text:p text:style-name="P1"><text:tab/><text:tab/> <text:tab/>dayfield=value.split("-")[1]; }</text:p>
      <text:p text:style-name="P1"><text:tab/><text:tab/>else{</text:p>
      <text:p text:style-name="P1"><text:tab/><text:tab/><text:tab/><text:tab/>dayfield=value.split("-")[0];</text:p>
      <text:p text:style-name="P1"><text:tab/><text:tab/><text:tab/><text:tab/>monthfield=value.split("-")[1]; }</text:p>
      <text:p text:style-name="P1"/>
      <text:p text:style-name="P1"><text:tab/><text:tab/>var yearfield=value.split("-")[2];</text:p>
      <text:p text:style-name="P1"><text:tab/></text:p>
      <text:p text:style-name="P1"><text:tab/><text:tab/>var dayobj = ''</text:p>
      <text:p text:style-name="P1"><text:tab/><text:tab/>try {<text:tab/></text:p>
      <text:p text:style-name="P1"><text:tab/><text:tab/><text:tab/>if (yearfield.length &lt;= 3 || yearfield.length &gt; 4)</text:p>
      <text:p text:style-name="P1"><text:tab/><text:tab/><text:tab/>{</text:p>
      <text:p text:style-name="P1"><text:tab/><text:tab/><text:tab/><text:tab/>returnval = false;</text:p>
      <text:p text:style-name="P1"><text:tab/><text:tab/><text:tab/><text:tab/>return returnval;</text:p>
      <text:p text:style-name="P1"><text:tab/><text:tab/><text:tab/>}</text:p>
      <text:p text:style-name="P1"><text:tab/></text:p>
      <text:p text:style-name="P1"><text:tab/><text:tab/><text:tab/>dayobj = new Date(yearfield, monthfield-1, dayfield);<text:tab/><text:tab/><text:tab/></text:p>
      <text:p text:style-name="P1"><text:tab/><text:tab/><text:tab/>if ((dayobj.getMonth()+1!=monthfield)||(dayobj.getDate()!=dayfield)||(dayobj.getFullYear()!=yearfield))</text:p>
      <text:p text:style-name="P1"><text:tab/><text:tab/><text:tab/><text:tab/>returnval = false;</text:p>
      <text:p text:style-name="P1"><text:tab/><text:tab/>else</text:p>
      <text:p text:style-name="P1"><text:tab/><text:tab/>returnval=true;</text:p>
      <text:p text:style-name="P1"><text:tab/><text:tab/><text:tab/> }</text:p>
      <text:p text:style-name="P1"><text:tab/><text:tab/>catch(err){<text:tab/><text:tab/><text:tab/></text:p>
      <text:p text:style-name="P1"><text:tab/><text:tab/><text:tab/>returnval = false;</text:p>
      <text:p text:style-name="P1"><text:tab/><text:tab/>}</text:p>
      <text:p text:style-name="P1"><text:tab/>return returnval;</text:p>
      <text:p text:style-name="P1">}</text:p>
      <text:p text:style-name="P1"/>
      <text:p text:style-name="P1">function isBetweenDate(fromDt,toDt){ <text:s text:c="3"/></text:p>
      <text:p text:style-name="P1"><text:s text:c="4"/>var valid = false;</text:p>
      <text:p text:style-name="P1"><text:tab/>if(fromDt == null)</text:p>
      <text:p text:style-name="P1"><text:soft-page-break/><text:s text:c="8"/>return true;</text:p>
      <text:p text:style-name="P1"><text:s text:c="3"/>if( toDt == null)</text:p>
      <text:p text:style-name="P1"><text:s text:c="8"/>return true;</text:p>
      <text:p text:style-name="P1"><text:s text:c="3"/>frmt = formatDate();</text:p>
      <text:p text:style-name="P1"><text:tab/>frmtVal = frmt.split('-');</text:p>
      <text:p text:style-name="P1"><text:tab/>var monthfield =''</text:p>
      <text:p text:style-name="P1"><text:tab/>var dayfield = ''</text:p>
      <text:p text:style-name="P1"><text:tab/>var tomonthfield =''</text:p>
      <text:p text:style-name="P1"><text:tab/>var todayfield = ''</text:p>
      <text:p text:style-name="P1"><text:tab/><text:tab/><text:tab/></text:p>
      <text:p text:style-name="P1"><text:tab/>if(frmtVal[0]=='m'){<text:tab/></text:p>
      <text:p text:style-name="P1"><text:tab/><text:tab/><text:tab/>monthfield = fromDt.split("-")[0];</text:p>
      <text:p text:style-name="P1"><text:tab/><text:tab/> <text:tab/>dayfield = fromDt.split("-")[1];</text:p>
      <text:p text:style-name="P1"><text:tab/><text:tab/> <text:tab/>tomonthfield = toDt.split("-")[0];</text:p>
      <text:p text:style-name="P1"><text:tab/><text:tab/> <text:tab/>todayfield = toDt.split("-")[1]; </text:p>
      <text:p text:style-name="P1"><text:tab/><text:tab/> <text:tab/>}</text:p>
      <text:p text:style-name="P1"><text:tab/>else{</text:p>
      <text:p text:style-name="P1"><text:tab/><text:tab/><text:tab/>dayfield=fromDt.split("-")[0];</text:p>
      <text:p text:style-name="P1"><text:tab/><text:tab/><text:tab/>monthfield=fromDt.split("-")[1];</text:p>
      <text:p text:style-name="P1"><text:tab/><text:tab/><text:tab/>tomonthfield = toDt.split("-")[1];</text:p>
      <text:p text:style-name="P1"><text:tab/><text:tab/> <text:tab/>todayfield = toDt.split("-")[0]; <text:s/></text:p>
      <text:p text:style-name="P1"><text:tab/><text:tab/><text:tab/>}</text:p>
      <text:p text:style-name="P1"><text:tab/>var yearfield=fromDt.split("-")[2];</text:p>
      <text:p text:style-name="P1"><text:tab/>var toyearfield=toDt.split("-")[2];</text:p>
      <text:p text:style-name="P1"><text:tab/><text:tab/><text:tab/><text:tab/></text:p>
      <text:p text:style-name="P1"><text:tab/>var fromDay = new Date(yearfield, monthfield-1, dayfield);<text:tab/></text:p>
      <text:p text:style-name="P1"><text:tab/>var toDay = new Date(toyearfield, tomonthfield-1, todayfield);</text:p>
      <text:p text:style-name="P1"/>
      <text:p text:style-name="P1"><text:s text:c="4"/>if (fromDay &gt; toDay) {</text:p>
      <text:p text:style-name="P1"><text:s text:c="8"/>valid = false; <text:s text:c="7"/></text:p>
      <text:p text:style-name="P1"><text:s text:c="8"/>}</text:p>
      <text:p text:style-name="P1"><text:s text:c="4"/>else {</text:p>
      <text:p text:style-name="P1"><text:s text:c="8"/>valid = true;</text:p>
      <text:p text:style-name="P1"><text:s text:c="4"/>}</text:p>
      <text:p text:style-name="P1"/>
      <text:p text:style-name="P1"><text:s text:c="3"/>return valid; <text:s text:c="2"/></text:p>
      <text:p text:style-name="P1">}</text:p>
      <text:p text:style-name="P1"/>
      <text:p text:style-name="P1">function isNumeric(value) {</text:p>
      <text:p text:style-name="P1"><text:s text:c="2"/>if (value == null || !value.toString().match(/^[-]?\d*\.?\d*$/)) return false;</text:p>
      <text:p text:style-name="P1"><text:s text:c="2"/>return true;</text:p>
      <text:p text:style-name="P1">}</text:p>
      <text:p text:style-name="P1"/>
      <text:p text:style-name="P1">function isContactNum(value) {</text:p>
      <text:p text:style-name="P1"><text:s text:c="2"/>if (value == null || !value.toString().match(/^[+]?[0-9]*$/)) return false;</text:p>
      <text:p text:style-name="P1"><text:s text:c="2"/>return true;</text:p>
      <text:p text:style-name="P1">}</text:p>
      <text:p text:style-name="P1"/>
      <text:p text:style-name="P1">function isOfficeNum(value) {</text:p>
      <text:p text:style-name="P1"><text:s text:c="2"/>if (value == null || !value.toString().match(/^(\(?\+?[0-9]*\)?)?[0-9\#\- \(\)\?]*$/)) return false;</text:p>
      <text:p text:style-name="P1"><text:s text:c="2"/>return true;</text:p>
      <text:p text:style-name="P1">}</text:p>
      <text:p text:style-name="P1"><text:soft-page-break/></text:p>
      <text:p text:style-name="P1"/>
      <text:p text:style-name="P1">function isZipCode(value){</text:p>
      <text:p text:style-name="P1"><text:tab/>if (value == null || !value.toString().match(/(^\d*$)|(^\d{5}(-\d{4})?$)|(^[ABCEGHJKLMNPRSTVXY]{1}\d{1}[A-Z]{1} *\d{1}[A-Z]{1}\d{1}$)/)) return false;</text:p>
      <text:p text:style-name="P1"><text:tab/>return true;</text:p>
      <text:p text:style-name="P1">}</text:p>
      <text:p text:style-name="P1">var maxLength = 2000;</text:p>
      <text:p text:style-name="P1">function doPaste(Object){</text:p>
      <text:p text:style-name="P1"/>
      <text:p text:style-name="P1">if (Object.value.length &gt; maxLength)</text:p>
      <text:p text:style-name="P1">{ </text:p>
      <text:p text:style-name="P1"><text:s text:c="11"/>//Object.value = Object.value.substr(0,maxLength); <text:s text:c="2"/></text:p>
      <text:p text:style-name="P1"><text:tab/>return false;</text:p>
      <text:p text:style-name="P1">}</text:p>
      <text:p text:style-name="P1"/>
      <text:p text:style-name="P1">return true;</text:p>
      <text:p text:style-name="P1">}</text:p>
      <text:p text:style-name="P1"/>
      <text:p text:style-name="P1"/>
      <text:p text:style-name="P1">function imposeMaxLength(Object, event)</text:p>
      <text:p text:style-name="P1">{</text:p>
      <text:p text:style-name="P1"/>
      <text:p text:style-name="P1">//8 or 0-Backspace</text:p>
      <text:p text:style-name="P1">//9 or 46 Delete</text:p>
      <text:p text:style-name="P1">var unicode=event.charCode? event.charCode : event.keyCode</text:p>
      <text:p text:style-name="P1"><text:tab/>if ((unicode != null) &amp;&amp; <text:s/>( unicode == 13 <text:s/>|| unicode == 8 || unicode == 0 || unicode == 9 || unicode == 46))</text:p>
      <text:p text:style-name="P1"><text:tab/><text:tab/>return true;</text:p>
      <text:p text:style-name="P1"><text:s text:c="2"/>return (Object.value.length &lt; maxLength);</text:p>
      <text:p text:style-name="P1">}</text:p>
      <text:p text:style-name="P1"/>
      <text:p text:style-name="P1">function chkMaxlength(Object, text){</text:p>
      <text:p text:style-name="P1"/>
      <text:p text:style-name="P1"><text:s text:c="5"/>if (Object.value.length &gt; maxLength)</text:p>
      <text:p text:style-name="P1">{ </text:p>
      <text:p text:style-name="P1"><text:tab/>alert(text +' should not exceed '+maxLength +' characters');</text:p>
      <text:p text:style-name="P1"><text:s text:c="10"/>return false;</text:p>
      <text:p text:style-name="P1">}</text:p>
      <text:p text:style-name="P1">return true;</text:p>
      <text:p text:style-name="P1">}</text:p>
      <text:p text:style-name="P1">function allTrim (wordString) {</text:p>
      <text:p text:style-name="P1"><text:s text:c="4"/>if ((wordString==null) || (wordString == '')) {</text:p>
      <text:p text:style-name="P1"><text:s text:c="8"/>return "";</text:p>
      <text:p text:style-name="P1"><text:s text:c="4"/>}</text:p>
      <text:p text:style-name="P1"><text:s text:c="4"/>while (wordString.substring(0,1) == ' ') {</text:p>
      <text:p text:style-name="P1"><text:s text:c="8"/>wordString = wordString.substring(1, wordString.length);</text:p>
      <text:p text:style-name="P1"><text:s text:c="4"/>}</text:p>
      <text:p text:style-name="P1"><text:s text:c="4"/>while (wordString.substring(wordString.length-1, wordString.length) == ' '){</text:p>
      <text:p text:style-name="P1"><text:s text:c="8"/>wordString = wordString.substring(0,wordString.length-1);</text:p>
      <text:p text:style-name="P1"><text:s text:c="4"/>}</text:p>
      <text:p text:style-name="P1"><text:s text:c="4"/>return wordString;</text:p>
      <text:p text:style-name="P1"><text:soft-page-break/>}</text:p>
      <text:p text:style-name="P1"/>
      <text:p text:style-name="P1"><text:tab/></text:p>
      <text:p text:style-name="P1">function dateMask(input)</text:p>
      <text:p text:style-name="P1">{<text:tab/></text:p>
      <text:p text:style-name="P1"><text:s text:c="3"/>format = formatDate();</text:p>
      <text:p text:style-name="P1"><text:tab/>if (format == 'm-d-Y'){</text:p>
      <text:p text:style-name="P1"><text:tab/><text:tab/>dateFormat = 'mm-dd-yyyy';</text:p>
      <text:p text:style-name="P1"><text:tab/>}</text:p>
      <text:p text:style-name="P1"><text:tab/>if (format == 'd-m-Y'){</text:p>
      <text:p text:style-name="P1"><text:tab/><text:tab/>dateFormat = 'dd-mm-yyyy';</text:p>
      <text:p text:style-name="P1"><text:tab/>}</text:p>
      <text:p text:style-name="P1"><text:tab/>if (format == 'Y-m-d'){</text:p>
      <text:p text:style-name="P1"><text:tab/><text:tab/>dateFormat = 'yyyy-mm-dd';</text:p>
      <text:p text:style-name="P1"><text:tab/>}</text:p>
      <text:p text:style-name="P1"><text:s text:c="3"/>if (document.getElementById(input).value == null || document.getElementById(input).value == '' || document.getElementById(input).value == '2000-01-01')</text:p>
      <text:p text:style-name="P1"><text:s text:c="3"/>{</text:p>
      <text:p text:style-name="P1"><text:s text:c="3"/><text:tab/></text:p>
      <text:p text:style-name="P1"><text:s text:c="3"/><text:tab/>document.getElementById(input).value = dateFormat;</text:p>
      <text:p text:style-name="P1"><text:s text:c="3"/>}</text:p>
      <text:p text:style-name="P1">}</text:p>
      <text:p text:style-name="P1"/>
      <text:p text:style-name="P1">function dateClean(textin){</text:p>
      <text:p text:style-name="P1"><text:s text:c="2"/>if (document.getElementById(textin) == null)</text:p>
      <text:p text:style-name="P1"><text:tab/>return; <text:s/></text:p>
      <text:p text:style-name="P1"><text:s/>if(document.getElementById(textin).value == "mm-dd-yyyy" || document.getElementById(textin).value == "dd-mm-yyyy" || document.getElementById(textin).value == "yyyy-mm-dd")</text:p>
      <text:p text:style-name="P1"><text:tab/>{</text:p>
      <text:p text:style-name="P1"><text:tab/><text:tab/>document.getElementById(textin).value = '';</text:p>
      <text:p text:style-name="P1"><text:tab/>}</text:p>
      <text:p text:style-name="P1">}</text:p>
      <text:p text:style-name="P1"/>
      <text:p text:style-name="P1">function CheckIsNumeric(event, obj) {</text:p>
      <text:p text:style-name="P1"><text:s text:c="4"/>var unicode = event.charCode ? event.charCode : event.keyCode; <text:s text:c="3"/></text:p>
      <text:p text:style-name="P1"><text:s text:c="4"/>//#,$,Space (unicode == 35) || (unicode == 36) || (unicode == 46)</text:p>
      <text:p text:style-name="P1"><text:s text:c="4"/>key = ((unicode == 189) || (unicode &gt;= 48 &amp;&amp; unicode &lt;= 57) || (unicode == 27) || (unicode == 37) || (unicode == 39) || (unicode == 9) || (unicode == 46) || (unicode == 8));</text:p>
      <text:p text:style-name="P1"><text:s text:c="4"/>return key;</text:p>
      <text:p text:style-name="P1">}</text:p>
      <text:p text:style-name="P1"/>
      <text:p text:style-name="P1">function CheckNumeric(obj) {</text:p>
      <text:p text:style-name="P1"><text:s text:c="4"/>var id = obj.id;</text:p>
      <text:p text:style-name="P1"><text:s text:c="4"/>var num = document.getElementById(id);</text:p>
      <text:p text:style-name="P1"><text:s text:c="4"/>var txtvalue = num.value;</text:p>
      <text:p text:style-name="P1"><text:s text:c="4"/>var result = parseFloat(txtvalue).toFixed(2);</text:p>
      <text:p text:style-name="P1"><text:s text:c="4"/>if (result.toString() === 'NaN') {</text:p>
      <text:p text:style-name="P1"><text:s text:c="8"/>$('#'+id).val('0.00');</text:p>
      <text:p text:style-name="P1"><text:s text:c="8"/>return false;</text:p>
      <text:p text:style-name="P1"><text:s text:c="4"/>}</text:p>
      <text:p text:style-name="P1"><text:s text:c="4"/>else {</text:p>
      <text:p text:style-name="P1"><text:soft-page-break/><text:s text:c="8"/>$('#'+id).val(result);</text:p>
      <text:p text:style-name="P1"><text:s text:c="8"/>return false;</text:p>
      <text:p text:style-name="P1"><text:s text:c="4"/>}</text:p>
      <text:p text:style-name="P1">}</text:p>
      <text:p text:style-name="P1"/>
      <text:p text:style-name="P1"/>
      <text:p text:style-name="P1"/>
      <text:p text:style-name="P1">2.&lt;script type="application/javascript" src="/static/js/jquery-1.3.2.min.js"&gt;&lt;/script&gt;</text:p>
      <text:p text:style-name="P1"/>
      <text:p text:style-name="P1">/*</text:p>
      <text:p text:style-name="P1"><text:s/>* jQuery JavaScript Library v1.3.2</text:p>
      <text:p text:style-name="P1"><text:s/>* http://jquery.com/</text:p>
      <text:p text:style-name="P1"><text:s/>*</text:p>
      <text:p text:style-name="P1"><text:s/>* Copyright (c) 2009 John Resig</text:p>
      <text:p text:style-name="P1"><text:s/>* Dual licensed under the MIT and GPL licenses.</text:p>
      <text:p text:style-name="P1"><text:s/>* http://docs.jquery.com/License</text:p>
      <text:p text:style-name="P1"><text:s/>*</text:p>
      <text:p text:style-name="P1"><text:s/>* Date: 2009-02-19 17:34:21 -0500 (Thu, 19 Feb 2009)</text:p>
      <text:p text:style-name="P1"><text:s/>* Revision: 6246</text:p>
      <text:p text:style-name="P1"><text:s/>*/</text:p>
      <text:p text:style-name="P1">(function(){var l=this,g,y=l.jQuery,p=l.$,o=l.jQuery=l.$=function(E,F){return new o.fn.init(E,F)},D=/^[^&lt;]*(&lt;(.|\s)+&gt;)[^&gt;]*$|^#([\w-]+)$/,f=/^.[^:#\[\.,]*$/;o.fn=o.prototype={init:function(E,H){E=E||document;if(E.nodeType){this[0]=E;this.length=1;this.context=E;return this}if(typeof E==="string"){var G=D.exec(E);if(G&amp;&amp;(G[1]||!H)){if(G[1]){E=o.clean([G[1]],H)}else{var I=document.getElementById(G[3]);if(I&amp;&amp;I.id!=G[3]){return o().find(E)}var F=o(I||[]);F.context=document;F.selector=E;return F}}else{return o(H).find(E)}}else{if(o.isFunction(E)){return o(document).ready(E)}}if(E.selector&amp;&amp;E.context){this.selector=E.selector;this.context=E.context}return this.setArray(o.isArray(E)?E:o.makeArray(E))},selector:"",jquery:"1.3.2",size:function(){return this.length},get:function(E){return E===g?Array.prototype.slice.call(this):this[E]},pushStack:function(F,H,E){var G=o(F);G.prevObject=this;G.context=this.context;if(H==="find"){G.selector=this.selector+(this.selector?" ":"")+E}else{if(H){G.selector=this.selector+"."+H+"("+E+")"}}return G},setArray:function(E){this.length=0;Array.prototype.push.apply(this,E);return this},each:function(F,E){return o.each(this,F,E)},index:function(E){return o.inArray(E&amp;&amp;E.jquery?E[0]:E,this)},attr:function(F,H,G){var E=F;if(typeof F==="string"){if(H===g){return this[0]&amp;&amp;o[G||"attr"](this[0],F)}else{E={};E[F]=H}}return this.each(function(I){for(F in E){o.attr(G?this.style:this,F,o.prop(this,E[F],G,I,F))}})},css:function(E,F){if((E=="width"||E=="height")&amp;&amp;parseFloat(F)&lt;0){F=g}return this.attr(E,F,"curCSS")},text:function(F){if(typeof F!=="object"&amp;&amp;F!=null){return this.empty().append((this[0]&amp;&amp;this[0].ownerDocument||document).createTextNode(F))}var E="";o.each(F||this,function(){o.each(this.childNodes,function(){if(this.nodeType!=8){E+=this.nodeType!=1?this.nodeValue:o.fn.text([this])}})});return E},wrapAll:function(E){if(this[0]){var F=o(E,this[0].ownerDocument).clone();if(this[0].parentNode){F.insertBefore(this[0])}F.map(function(){var G=this;while(G.firstChild){G=G.firstChild}return G}).append(this)}return this},wrapInner:function(E){return this.each(function(){o(this).contents().wrapAll(E)})},wrap:function(E){return this.each(function(){o(this).wrapAll(E)})},append:function(){return this.domManip(arguments,true,function(E){if(this.nodeType==1){this.appendChild(E)}})},prepend:function(){return this.domManip(arguments,true,function(E){if(this.nodeType==1){this.insertBefore(E,this.firstChild)}})},before:function(){return <text:soft-page-break/>this.domManip(arguments,false,function(E){this.parentNode.insertBefore(E,this)})},after:function(){return this.domManip(arguments,false,function(E){this.parentNode.insertBefore(E,this.nextSibling)})},end:function(){return this.prevObject||o([])},push:[].push,sort:[].sort,splice:[].splice,find:function(E){if(this.length===1){var F=this.pushStack([],"find",E);F.length=0;o.find(E,this[0],F);return F}else{return this.pushStack(o.unique(o.map(this,function(G){return o.find(E,G)})),"find",E)}},clone:function(G){var E=this.map(function(){if(!o.support.noCloneEvent&amp;&amp;!o.isXMLDoc(this)){var I=this.outerHTML;if(!I){var J=this.ownerDocument.createElement("div");J.appendChild(this.cloneNode(true));I=J.innerHTML}return o.clean([I.replace(/ jQuery\d+="(?:\d+|null)"/g,"").replace(/^\s*/,"")])[0]}else{return this.cloneNode(true)}});if(G===true){var H=this.find("*").andSelf(),F=0;E.find("*").andSelf().each(function(){if(this.nodeName!==H[F].nodeName){return}var I=o.data(H[F],"events");for(var K in I){for(var J in I[K]){o.event.add(this,K,I[K][J],I[K][J].data)}}F++})}return E},filter:function(E){return this.pushStack(o.isFunction(E)&amp;&amp;o.grep(this,function(G,F){return E.call(G,F)})||o.multiFilter(E,o.grep(this,function(F){return F.nodeType===1})),"filter",E)},closest:function(E){var G=o.expr.match.POS.test(E)?o(E):null,F=0;return this.map(function(){var H=this;while(H&amp;&amp;H.ownerDocument){if(G?G.index(H)&gt;-1:o(H).is(E)){o.data(H,"closest",F);return H}H=H.parentNode;F++}})},not:function(E){if(typeof E==="string"){if(f.test(E)){return this.pushStack(o.multiFilter(E,this,true),"not",E)}else{E=o.multiFilter(E,this)}}var F=E.length&amp;&amp;E[E.length-1]!==g&amp;&amp;!E.nodeType;return this.filter(function(){return F?o.inArray(this,E)&lt;0:this!=E})},add:function(E){return this.pushStack(o.unique(o.merge(this.get(),typeof E==="string"?o(E):o.makeArray(E))))},is:function(E){return !!E&amp;&amp;o.multiFilter(E,this).length&gt;0},hasClass:function(E){return !!E&amp;&amp;this.is("."+E)},val:function(K){if(K===g){var E=this[0];if(E){if(o.nodeName(E,"option")){return(E.attributes.value||{}).specified?E.value:E.text}if(o.nodeName(E,"select")){var I=E.selectedIndex,L=[],M=E.options,H=E.type=="select-one";if(I&lt;0){return null}for(var F=H?I:0,J=H?I+1:M.length;F&lt;J;F++){var G=M[F];if(G.selected){K=o(G).val();if(H){return K}L.push(K)}}return L}return(E.value||"").replace(/\r/g,"")}return g}if(typeof K==="number"){K+=""}return this.each(function(){if(this.nodeType!=1){return}if(o.isArray(K)&amp;&amp;/radio|checkbox/.test(this.type)){this.checked=(o.inArray(this.value,K)&gt;=0||o.inArray(this.name,K)&gt;=0)}else{if(o.nodeName(this,"select")){var N=o.makeArray(K);o("option",this).each(function(){this.selected=(o.inArray(this.value,N)&gt;=0||o.inArray(this.text,N)&gt;=0)});if(!N.length){this.selectedIndex=-1}}else{this.value=K}}})},html:function(E){return E===g?(this[0]?this[0].innerHTML.replace(/ jQuery\d+="(?:\d+|null)"/g,""):null):this.empty().append(E)},replaceWith:function(E){return this.after(E).remove()},eq:function(E){return this.slice(E,+E+1)},slice:function(){return this.pushStack(Array.prototype.slice.apply(this,arguments),"slice",Array.prototype.slice.call(arguments).join(","))},map:function(E){return this.pushStack(o.map(this,function(G,F){return E.call(G,F,G)}))},andSelf:function(){return this.add(this.prevObject)},domManip:function(J,M,L){if(this[0]){var I=(this[0].ownerDocument||this[0]).createDocumentFragment(),F=o.clean(J,(this[0].ownerDocument||this[0]),I),H=I.firstChild;if(H){for(var G=0,E=this.length;G&lt;E;G++){L.call(K(this[G],H),this.length&gt;1||G&gt;0?I.cloneNode(true):I)}}if(F){o.each(F,z)}}return this;function K(N,O){return M&amp;&amp;o.nodeName(N,"table")&amp;&amp;o.nodeName(O,"tr")?(N.getElementsByTagName("tbody")[0]||N.appendChild(N.ownerDocument.createElement("tbody"))):N}}};o.fn.init.prototype=o.fn;function z(E,F){if(F.src){o.ajax({url:F.src,async:false,dataType:"script"})}else{o.globalEval(F.text||F.textContent||F.innerHTML||"")}if(F.parentNode){F.parentNode.removeChild(F)}}function e(){return +new Date}o.extend=o.fn.extend=function(){var J=arguments[0]||<text:soft-page-break/>{},H=1,I=arguments.length,E=false,G;if(typeof J==="boolean"){E=J;J=arguments[1]||{};H=2}if(typeof J!=="object"&amp;&amp;!o.isFunction(J)){J={}}if(I==H){J=this;--H}for(;H&lt;I;H++){if((G=arguments[H])!=null){for(var F in G){var K=J[F],L=G[F];if(J===L){continue}if(E&amp;&amp;L&amp;&amp;typeof L==="object"&amp;&amp;!L.nodeType){J[F]=o.extend(E,K||(L.length!=null?[]:{}),L)}else{if(L!==g){J[F]=L}}}}}return J};var b=/z-?index|font-?weight|opacity|zoom|line-?height/i,q=document.defaultView||{},s=Object.prototype.toString;o.extend({noConflict:function(E){l.$=p;if(E){l.jQuery=y}return o},isFunction:function(E){return s.call(E)==="[object Function]"},isArray:function(E){return s.call(E)==="[object Array]"},isXMLDoc:function(E){return E.nodeType===9&amp;&amp;E.documentElement.nodeName!=="HTML"||!!E.ownerDocument&amp;&amp;o.isXMLDoc(E.ownerDocument)},globalEval:function(G){if(G&amp;&amp;/\S/.test(G)){var F=document.getElementsByTagName("head")[0]||document.documentElement,E=document.createElement("script");E.type="text/javascript";if(o.support.scriptEval){E.appendChild(document.createTextNode(G))}else{E.text=G}F.insertBefore(E,F.firstChild);F.removeChild(E)}},nodeName:function(F,E){return F.nodeName&amp;&amp;F.nodeName.toUpperCase()==E.toUpperCase()},each:function(G,K,F){var E,H=0,I=G.length;if(F){if(I===g){for(E in G){if(K.apply(G[E],F)===false){break}}}else{for(;H&lt;I;){if(K.apply(G[H++],F)===false){break}}}}else{if(I===g){for(E in G){if(K.call(G[E],E,G[E])===false){break}}}else{for(var J=G[0];H&lt;I&amp;&amp;K.call(J,H,J)!==false;J=G[++H]){}}}return G},prop:function(H,I,G,F,E){if(o.isFunction(I)){I=I.call(H,F)}return typeof I==="number"&amp;&amp;G=="curCSS"&amp;&amp;!b.test(E)?I+"px":I},className:{add:function(E,F){o.each((F||"").split(/\s+/),function(G,H){if(E.nodeType==1&amp;&amp;!o.className.has(E.className,H)){E.className+=(E.className?" ":"")+H}})},remove:function(E,F){if(E.nodeType==1){E.className=F!==g?o.grep(E.className.split(/\s+/),function(G){return !o.className.has(F,G)}).join(" "):""}},has:function(F,E){return F&amp;&amp;o.inArray(E,(F.className||F).toString().split(/\s+/))&gt;-1}},swap:function(H,G,I){var E={};for(var F in G){E[F]=H.style[F];H.style[F]=G[F]}I.call(H);for(var F in G){H.style[F]=E[F]}},css:function(H,F,J,E){if(F=="width"||F=="height"){var L,G={position:"absolute",visibility:"hidden",display:"block"},K=F=="width"?["Left","Right"]:["Top","Bottom"];function I(){L=F=="width"?H.offsetWidth:H.offsetHeight;if(E==="border"){return}o.each(K,function(){if(!E){L-=parseFloat(o.curCSS(H,"padding"+this,true))||0}if(E==="margin"){L+=parseFloat(o.curCSS(H,"margin"+this,true))||0}else{L-=parseFloat(o.curCSS(H,"border"+this+"Width",true))||0}})}if(H.offsetWidth!==0){I()}else{o.swap(H,G,I)}return Math.max(0,Math.round(L))}return o.curCSS(H,F,J)},curCSS:function(I,F,G){var L,E=I.style;if(F=="opacity"&amp;&amp;!o.support.opacity){L=o.attr(E,"opacity");return L==""?"1":L}if(F.match(/float/i)){F=w}if(!G&amp;&amp;E&amp;&amp;E[F]){L=E[F]}else{if(q.getComputedStyle){if(F.match(/float/i)){F="float"}F=F.replace(/([A-Z])/g,"-$1").toLowerCase();var M=q.getComputedStyle(I,null);if(M){L=M.getPropertyValue(F)}if(F=="opacity"&amp;&amp;L==""){L="1"}}else{if(I.currentStyle){var J=F.replace(/\-(\w)/g,function(N,O){return O.toUpperCase()});L=I.currentStyle[F]||I.currentStyle[J];if(!/^\d+(px)?$/i.test(L)&amp;&amp;/^\d/.test(L)){var H=E.left,K=I.runtimeStyle.left;I.runtimeStyle.left=I.currentStyle.left;E.left=L||0;L=E.pixelLeft+"px";E.left=H;I.runtimeStyle.left=K}}}}return L},clean:function(F,K,I){K=K||document;if(typeof</text:p>
      <text:p text:style-name="P1"><text:s/>K.createElement==="undefined"){K=K.ownerDocument||K[0]&amp;&amp;K[0].ownerDocument||document}if(!I&amp;&amp;F.length===1&amp;&amp;typeof F[0]==="string"){var H=/^&lt;(\w+)\s*\/?&gt;$/.exec(F[0]);if(H){return[K.createElement(H[1])]}}var G=[],E=[],L=K.createElement("div");o.each(F,function(P,S){if(typeof S==="number"){S+=""}if(!S){return}if(typeof S==="string"){S=S.replace(/(&lt;(\w+)[^&gt;]*?)\/&gt;/g,function(U,V,T){return T.match(/^(abbr|br|col|img|input|link|meta|param|hr|area|embed)$/i)?U:V+"&gt;&lt;/"+T+"&gt;"});var O=S.replace(/^\s+/,"").substring(0,10).toLowerCase();var Q=!O.indexOf("&lt;opt")&amp;&amp;[1,"&lt;select multiple='multiple'&gt;","&lt;/select&gt;"]||!O.indexOf("&lt;leg")&amp;&amp;[1,"&lt;fieldset&gt;","&lt;/fieldset&gt;"]||<text:soft-page-break/>O.match(/^&lt;(thead|tbody|tfoot|colg|cap)/)&amp;&amp;[1,"&lt;table&gt;","&lt;/table&gt;"]||!O.indexOf("&lt;tr")&amp;&amp;[2,"&lt;table&gt;&lt;tbody&gt;","&lt;/tbody&gt;&lt;/table&gt;"]||(!O.indexOf("&lt;td")||!O.indexOf("&lt;th"))&amp;&amp;[3,"&lt;table&gt;&lt;tbody&gt;&lt;tr&gt;","&lt;/tr&gt;&lt;/tbody&gt;&lt;/table&gt;"]||!O.indexOf("&lt;col")&amp;&amp;[2,"&lt;table&gt;&lt;tbody&gt;&lt;/tbody&gt;&lt;colgroup&gt;","&lt;/colgroup&gt;&lt;/table&gt;"]||!o.support.htmlSerialize&amp;&amp;[1,"div&lt;div&gt;","&lt;/div&gt;"]||[0,"",""];L.innerHTML=Q[1]+S+Q[2];while(Q[0]--){L=L.lastChild}if(!o.support.tbody){var R=/&lt;tbody/i.test(S),N=!O.indexOf("&lt;table")&amp;&amp;!R?L.firstChild&amp;&amp;L.firstChild.childNodes:Q[1]=="&lt;table&gt;"&amp;&amp;!R?L.childNodes:[];for(var M=N.length-1;M&gt;=0;--M){if(o.nodeName(N[M],"tbody")&amp;&amp;!N[M].childNodes.length){N[M].parentNode.removeChild(N[M])}}}if(!o.support.leadingWhitespace&amp;&amp;/^\s/.test(S)){L.insertBefore(K.createTextNode(S.match(/^\s*/)[0]),L.firstChild)}S=o.makeArray(L.childNodes)}if(S.nodeType){G.push(S)}else{G=o.merge(G,S)}});if(I){for(var J=0;G[J];J++){if(o.nodeName(G[J],"script")&amp;&amp;(!G[J].type||G[J].type.toLowerCase()==="text/javascript")){E.push(G[J].parentNode?G[J].parentNode.removeChild(G[J]):G[J])}else{if(G[J].nodeType===1){G.splice.apply(G,[J+1,0].concat(o.makeArray(G[J].getElementsByTagName("script"))))}I.appendChild(G[J])}}return E}return G},attr:function(J,G,K){if(!J||J.nodeType==3||J.nodeType==8){return g}var H=!o.isXMLDoc(J),L=K!==g;G=H&amp;&amp;o.props[G]||G;if(J.tagName){var F=/href|src|style/.test(G);if(G=="selected"&amp;&amp;J.parentNode){J.parentNode.selectedIndex}if(G in J&amp;&amp;H&amp;&amp;!F){if(L){if(G=="type"&amp;&amp;o.nodeName(J,"input")&amp;&amp;J.parentNode){throw"type property can't be changed"}J[G]=K}if(o.nodeName(J,"form")&amp;&amp;J.getAttributeNode(G)){return J.getAttributeNode(G).nodeValue}if(G=="tabIndex"){var I=J.getAttributeNode("tabIndex");return I&amp;&amp;I.specified?I.value:J.nodeName.match(/(button|input|object|select|textarea)/i)?0:J.nodeName.match(/^(a|area)$/i)&amp;&amp;J.href?0:g}return J[G]}if(!o.support.style&amp;&amp;H&amp;&amp;G=="style"){return o.attr(J.style,"cssText",K)}if(L){J.setAttribute(G,""+K)}var E=!o.support.hrefNormalized&amp;&amp;H&amp;&amp;F?J.getAttribute(G,2):J.getAttribute(G);return E===null?g:E}if(!o.support.opacity&amp;&amp;G=="opacity"){if(L){J.zoom=1;J.filter=(J.filter||"").replace(/alpha\([^)]*\)/,"")+(parseInt(K)+""=="NaN"?"":"alpha(opacity="+K*100+")")}return J.filter&amp;&amp;J.filter.indexOf("opacity=")&gt;=0?(parseFloat(J.filter.match(/opacity=([^)]*)/)[1])/100)+"":""}G=G.replace(/-([a-z])/ig,function(M,N){return N.toUpperCase()});if(L){J[G]=K}return J[G]},trim:function(E){return(E||"").replace(/^\s+|\s+$/g,"")},makeArray:function(G){var E=[];if(G!=null){var F=G.length;if(F==null||typeof G==="string"||o.isFunction(G)||G.setInterval){E[0]=G}else{while(F){E[--F]=G[F]}}}return E},inArray:function(G,H){for(var E=0,F=H.length;E&lt;F;E++){if(H[E]===G){return E}}return -1},merge:function(H,E){var F=0,G,I=H.length;if(!o.support.getAll){while((G=E[F++])!=null){if(G.nodeType!=8){H[I++]=G}}}else{while((G=E[F++])!=null){H[I++]=G}}return H},unique:function(K){var F=[],E={};try{for(var G=0,H=K.length;G&lt;H;G++){var J=o.data(K[G]);if(!E[J]){E[J]=true;F.push(K[G])}}}catch(I){F=K}return F},grep:function(F,J,E){var G=[];for(var H=0,I=F.length;H&lt;I;H++){if(!E!=!J(F[H],H)){G.push(F[H])}}return G},map:function(E,J){var F=[];for(var G=0,H=E.length;G&lt;H;G++){var I=J(E[G],G);if(I!=null){F[F.length]=I}}return F.concat.apply([],F)}});var C=navigator.userAgent.toLowerCase();o.browser={version:(C.match(/.+(?:rv|it|ra|ie)[\/: ]([\d.]+)/)||[0,"0"])[1],safari:/webkit/.test(C),opera:/opera/.test(C),msie:/msie/.test(C)&amp;&amp;!/opera/.test(C),mozilla:/mozilla/.test(C)&amp;&amp;!/(compatible|webkit)/.test(C)};o.each({parent:function(E){return E.parentNode},parents:function(E){return o.dir(E,"parentNode")},next:function(E){return o.nth(E,2,"nextSibling")},prev:function(E){return o.nth(E,2,"previousSibling")},nextAll:function(E){return o.dir(E,"nextSibling")},prevAll:function(E){return o.dir(E,"previousSibling")},siblings:function(E){return o.sibling(E.parentNode.firstChild,E)},children:function(E){return o.sibling(E.firstChild)},contents:function(E){return o.nodeName(E,"iframe")?E.contentDocument||<text:soft-page-break/>E.contentWindow.document:o.makeArray(E.childNodes)}},function(E,F){o.fn[E]=function(G){var H=o.map(this,F);if(G&amp;&amp;typeof G=="string"){H=o.multiFilter(G,H)}return this.pushStack(o.unique(H),E,G)}});o.each({appendTo:"append",prependTo:"prepend",insertBefore:"before",insertAfter:"after",replaceAll:"replaceWith"},function(E,F){o.fn[E]=function(G){var J=[],L=o(G);for(var K=0,H=L.length;K&lt;H;K++){var I=(K&gt;0?this.clone(true):this).get();o.fn[F].apply(o(L[K]),I);J=J.concat(I)}return this.pushStack(J,E,G)}});o.each({removeAttr:function(E){o.attr(this,E,"");if(this.nodeType==1){this.removeAttribute(E)}},addClass:function(E){o.className.add(this,E)},removeClass:function(E){o.className.remove(this,E)},toggleClass:function(F,E){if(typeof E!=="boolean"){E=!o.className.has(this,F)}o.className[E?"add":"remove"](this,F)},remove:function(E){if(!E||o.filter(E,[this]).length){o("*",this).add([this]).each(function(){o.event.remove(this);o.removeData(this)});if(this.parentNode){this.parentNode.removeChild(this)}}},empty:function(){o(this).children().remove();while(this.firstChild){this.removeChild(this.firstChild)}}},function(E,F){o.fn[E]=function(){return this.each(F,arguments)}});function j(E,F){return E[0]&amp;&amp;parseInt(o.curCSS(E[0],F,true),10)||0}var h="jQuery"+e(),v=0,A={};o.extend({cache:{},data:function(F,E,G){F=F==l?A:F;var H=F[h];if(!H){H=F[h]=++v}if(E&amp;&amp;!o.cache[H]){o.cache[H]={}}if(G!==g){o.cache[H][E]=G}return E?o.cache[H][E]:H},removeData:function(F,E){F=F==l?A:F;var H=F[h];if(E){if(o.cache[H]){delete o.cache[H][E];E="";for(E in o.cache[H]){break}if(!E){o.removeData(F)}}}else{try{delete F[h]}catch(G){if(F.removeAttribute){F.removeAttribute(h)}}delete o.cache[H]}},queue:function(F,E,H){if(F){E=(E||"fx")+"queue";var G=o.data(F,E);if(!G||o.isArray(H)){G=o.data(F,E,o.makeArray(H))}else{if(H){G.push(H)}}}return G},dequeue:function(H,G){var E=o.queue(H,G),F=E.shift();if(!G||G==="fx"){F=E[0]}if(F!==g){F.call(H)}}});o.fn.extend({data:function(E,G){var H=E.split(".");H[1]=H[1]?"."+H[1]:"";if(G===g){var F=this.triggerHandler("getData"+H[1]+"!",[H[0]]);if(F===g&amp;&amp;this.length){F=o.data(this[0],E)}return F===g&amp;&amp;H[1]?this.data(H[0]):F}else{return this.trigger("setData"+H[1]+"!",[H[0],G]).each(function(){o.data(this,E,G)})}},removeData:function(E){return this.each(function(){o.removeData(this,E)})},queue:function(E,F){if(typeof E!=="string"){F=E;E="fx"}if(F===g){return o.queue(this[0],E)}return this.each(function(){var G=o.queue(this,E,F);if(E=="fx"&amp;&amp;G.length==1){G[0].call(this)}})},dequeue:function(E){return this.each(function(){o.dequeue(this,E)})}});</text:p>
      <text:p text:style-name="P1">/*</text:p>
      <text:p text:style-name="P1"><text:s/>* Sizzle CSS Selector Engine - v0.9.3</text:p>
      <text:p text:style-name="P1"><text:s/>* <text:s/>Copyright 2009, The Dojo Foundation</text:p>
      <text:p text:style-name="P1"><text:s/>* <text:s/>Released under the MIT, BSD, and GPL Licenses.</text:p>
      <text:p text:style-name="P1"><text:s/>* <text:s/>More information: http://sizzlejs.com/</text:p>
      <text:p text:style-name="P1"><text:s/>*/</text:p>
      <text:p text:style-name="P1">(function(){var R=/((?:\((?:\([^()]+\)|[^()]+)+\)|\[(?:\[[^[\]]*\]|['"][^'"]*['"]|[^[\]'"]+)+\]|\\.|[^ &gt;+~,(\[\\]+)+|[&gt;+~])(\s*,\s*)?/g,L=0,H=Object.prototype.toString;var F=function(Y,U,ab,ac){ab=ab||[];U=U||document;if(U.nodeType!==1&amp;&amp;U.nodeType!==9){return[]}if(!Y||typeof Y!=="string"){return ab}var Z=[],W,af,ai,T,ad,V,X=true;R.lastIndex=0;while((W=R.exec(Y))!==null){Z.push(W[1]);if(W[2]){V=RegExp.rightContext;break}}if(Z.length&gt;1&amp;&amp;M.exec(Y)){if(Z.length===2&amp;&amp;I.relative[Z[0]]){af=J(Z[0]+Z[1],U)}else{af=I.relative[Z[0]]?[U]:F(Z.shift(),U);while(Z.length){Y=Z.shift();if(I.relative[Y]){Y+=Z.shift()}af=J(Y,af)}}}else{var ae=ac?{expr:Z.pop(),set:E(ac)}:F.find(Z.pop(),Z.length===1&amp;&amp;U.parentNode?U.parentNode:U,Q(U));af=F.filter(ae.expr,ae.set);if(Z.length&gt;0){ai=E(af)}else{X=false}while(Z.length){var ah=Z.pop(),ag=ah;if(!I.relative[ah]){ah=""}else{ag=Z.pop()}if(ag==null){ag=U}I.relative[ah](ai,ag,Q(U))}}if(!ai){ai=af}if(!ai)<text:soft-page-break/>{throw"Syntax error, unrecognized expression: "+(ah||Y)}if(H.call(ai)==="[object Array]"){if(!X){ab.push.apply(ab,ai)}else{if(U.nodeType===1){for(var aa=0;ai[aa]!=null;aa++){if(ai[aa]&amp;&amp;(ai[aa]===true||ai[aa].nodeType===1&amp;&amp;K(U,ai[aa]))){ab.push(af[aa])}}}else{for(var aa=0;ai[aa]!=null;aa++){if(ai[aa]&amp;&amp;ai[aa].nodeType===1){ab.push(af[aa])}}}}}else{E(ai,ab)}if(V){F(V,U,ab,ac);if(G){hasDuplicate=false;ab.sort(G);if(hasDuplicate){for(var aa=1;aa&lt;ab.length;aa++){if(ab[aa]===ab[aa-1]){ab.splice(aa--,1)}}}}}return ab};F.matches=function(T,U){return F(T,null,null,U)};F.find=function(aa,T,ab){var Z,X;if(!aa){return[]}for(var W=0,V=I.order.length;W&lt;V;W++){var Y=I.order[W],X;if((X=I.match[Y].exec(aa))){var U=RegExp.leftContext;if(U.substr(U.length-1)!=="\\"){X[1]=(X[1]||"").replace(/\\/g,"");Z=I.find[Y](X,T,ab);if(Z!=null){aa=aa.replace(I.match[Y],"");break}}}}if(!Z){Z=T.getElementsByTagName("*")}return{set:Z,expr:aa}};F.filter=function(ad,ac,ag,W){var V=ad,ai=[],aa=ac,Y,T,Z=ac&amp;&amp;ac[0]&amp;&amp;Q(ac[0]);while(ad&amp;&amp;ac.length){for(var ab in I.filter){if((Y=I.match[ab].exec(ad))!=null){var U=I.filter[ab],ah,af;T=false;if(aa==ai){ai=[]}if(I.preFilter[ab]){Y=I.preFilter[ab](Y,aa,ag,ai,W,Z);if(!Y){T=ah=true}else{if(Y===true){continue}}}if(Y){for(var X=0;(af=aa[X])!=null;X++){if(af){ah=U(af,Y,X,aa);var ae=W^!!ah;if(ag&amp;&amp;ah!=null){if(ae){T=true}else{aa[X]=false}}else{if(ae){ai.push(af);T=true}}}}}if(ah!==g){if(!ag){aa=ai}ad=ad.replace(I.match[ab],"");if(!T){return[]}break}}}if(ad==V){if(T==null){throw"Syntax error, unrecognized expression: "+ad}else{break}}V=ad}return aa};var I=F.selectors={order:["ID","NAME","TAG"],match:{ID:/#((?:[\w\u00c0-\uFFFF_-]|\\.)+)/,CLASS:/\.((?:[\w\u00c0-\uFFFF_-]|\\.)+)/,NAME:/\[name=['"]*((?:[\w\u00c0-\uFFFF_-]|\\.)+)['"]*\]/,ATTR:/\[\s*((?:[\w\u00c0-\uFFFF_-]|\\.)+)\s*(?:(\S?=)\s*(['"]*)(.*?)\3|)\s*\]/,TAG:/^((?:[\w\u00c0-\uFFFF\*_-]|\\.)+)/,CHILD:/:(only|nth|last|first)-child(?:\((even|odd|[\dn+-]*)\))?/,POS:/:(nth|eq|gt|lt|first|last|even|odd)(?:\((\d*)\))?(?=[^-]|$)/,PSEUDO:/:((?:[\w\u00c0-\uFFFF_-]|\\.)+)(?:\((['"]*)((?:\([^\)]+\)|[^\2\(\)]*)+)\2\))?/},attrMap:{"class":"className","for":"htmlFor"},attrHandle:{href:function(T){return T.getAttribute("href")}},relative:{"+":function(aa,T,Z){var X=typeof T==="string",ab=X&amp;&amp;!/\W/.test(T),Y=X&amp;&amp;!ab;if(ab&amp;&amp;!Z){T=T.toUpperCase()}for(var W=0,V=aa.length,U;W&lt;V;W++){if((U=aa[W])){while((U=U.previousSibling)&amp;&amp;U.nodeType!==1){}aa[W]=Y||U&amp;&amp;U.nodeName===T?U||false:U===T}}if(Y){F.filter(T,aa,true)}},"&gt;":function(Z,U,aa){var X=typeof U==="string";if(X&amp;&amp;!/\W/.test(U)){U=aa?U:U.toUpperCase();for(var V=0,T=Z.length;V&lt;T;V++){var Y=Z[V];if(Y){var W=Y.parentNode;Z[V]=W.nodeName===U?W:false}}}else{for(var V=0,T=Z.length;V&lt;T;V++){var Y=Z[V];if(Y){Z[V]=X?Y.parentNode:Y.parentNode===U}}if(X){F.filter(U,Z,true)}}},"":function(W,U,Y){var V=L++,T=S;if(!U.match(/\W/)){var X=U=Y?U:U.toUpperCase();T=P}T("parentNode",U,V,W,X,Y)},"~":function(W,U,Y){var V=L++,T=S;if(typeof U==="string"&amp;&amp;!U.match(/\W/)){var X=U=Y?U:U.toUpperCase();T=P}T("previousSibling",U,V,W,X,Y)}},find:{ID:function(U,V,W){if(typeof V.getElementById!=="undefined"&amp;&amp;!W){var T=V.getElementById(U[1]);return T?[T]:[]}},NAME:function(V,Y,Z){if(typeof Y.getElementsByName!=="undefined"){var U=[],X=Y.getElementsByName(V[1]);for(var W=0,T=X.length;W&lt;T;W++){if(X[W].getAttribute("name")===V[1]){U.push(X[W])}}return U.length===0?null:U}},TAG:function(T,U){return U.getElementsByTagName(T[1])}},preFilter:{CLASS:function(W,U,V,T,Z,aa){W=" "+W[1].replace(/\\/g,"")+" ";if(aa){return W}for(var X=0,Y;(Y=U[X])!=null;X++){if(Y){if(Z^(Y.className&amp;&amp;(" "+Y.className+" ").indexOf(W)&gt;=0)){if(!V){T.push(Y)}}else{if(V){U[X]=false}}}}return false},ID:function(T){return T[1].replace(/\\/g,"")},TAG:function(U,T){for(var V=0;T[V]===false;V++){}return T[V]&amp;&amp;Q(T[V])?U[1]:U[1].toUpperCase()},CHILD:function(T){if(T[1]=="nth"){var U=/(-?)(\d*)n((?:\+|-)?\d*)/.exec(T[2]=="even"&amp;&amp;"2n"||T[2]=="odd"&amp;&amp;"2n+1"||!/\D/.test(T[2])&amp;&amp;"0n+"+T[2]||T[2]);T[2]=(U[1]+(U[2]||1))-0;T[3]=U[3]-0}T[0]=L++;return T},ATTR:function(X,U,V,T,Y,Z){var W=X[1].replace(/\\/g,"");if(!Z&amp;&amp;I.attrMap[W]){X[1]=I.attrMap[W]}if(X[2]==="~="){X[4]=" "+X[4]+" "}return <text:soft-page-break/>X},PSEUDO:function(X,U,V,T,Y){if(X[1]==="not"){if(X[3].match(R).length&gt;1||/^\w/.test(X[3])){X[3]=F(X[3],null,null,U)}else{var W=F.filter(X[3],U,V,true^Y);if(!V){T.push.apply(T,W)}return false}}else{if(I.match.POS.test(X[0])||I.match.CHILD.test(X[0])){return true}}return X},POS:function(T){T.unshift(true);return T}},filters:{enabled:function(T){return T.disabled===false&amp;&amp;T.type!=="hidden"},disabled:function(T){return T.disabled===true},checked:function(T){return T.checked===true},selected:function(T){T.parentNode.selectedIndex;return T.selected===true},parent:function(T){return !!T.firstChild},empty:function(T){return !T.firstChild},has:function(V,U,T){return !!F(T[3],V).length},header:function(T){return/h\d/i.test(T.nodeName)},text:function(T){return"text"===T.type},radio:function(T){return"radio"===T.type},checkbox:function(T){return"checkbox"===T.type},file:function(T){return"file"===T.type},password:function(T){return"password"===T.type},submit:function(T){return"submit"===T.type},image:function(T){return"image"===T.type},reset:function(T){return"reset"===T.type},button:function(T){return"button"===T.type||T.nodeName.toUpperCase()==="BUTTON"},input:function(T){return/input|select|textarea|button/i.test(T.nodeName)}},setFilters:{first:function(U,T){return T===0},last:function(V,U,T,W){return U===W.length-1},even:function(U,T){return T%2===0},odd:function(U,T){return T%2===1},lt:function(V,U,T){return U&lt;T[3]-0},gt:function(V,U,T){return U&gt;T[3]-0},nth:function(V,U,T){return T[3]-0==U},eq:function(V,U,T){return T[3]-0==U}},filter:{PSEUDO:function(Z,V,W,aa){var U=V[1],X=I.filters[U];if(X){return X(Z,W,V,aa)}else{if(U==="contains"){return(Z.textContent||Z.innerText||"").indexOf(V[3])&gt;=0}else{if(U==="not"){var Y=V[3];for(var W=0,T=Y.length;W&lt;T;W++){if(Y[W]===Z){return false}}return true}}}},CHILD:function(T,W){var Z=W[1],U=T;switch(Z){case"only":case"first":while(U=U.previousSibling){if(U.nodeType===1){return false}}if(Z=="first"){return true}U=T;case"last":while(U=U.nextSibling){if(U.nodeType===1){return false}}return true;case"nth":var V=W[2],ac=W[3];if(V==1&amp;&amp;ac==0){return true}var Y=W[0],ab=T.parentNode;if(ab&amp;&amp;(ab.sizcache!==Y||!T.nodeIndex)){var X=0;for(U=ab.firstChild;U;U=U.nextSibling){if(U.nodeType===1){U.nodeIndex=++X}}ab.sizcache=Y}var aa=T.nodeIndex-ac;if(V==0){return aa==0}else{return(aa%V==0&amp;&amp;aa/V&gt;=0)}}},ID:function(U,T){return U.nodeType===1&amp;&amp;U.getAttribute("id")===T},TAG:function(U,T){return(T==="*"&amp;&amp;U.nodeType===1)||U.nodeName===T},CLASS:function(U,T){return(" "+(U.className||U.getAttribute("class"))+" ").indexOf(T)&gt;-1},ATTR:function(Y,W){var V=W[1],T=I.attrHandle[V]?I.attrHandle[V](Y):Y[V]!=null?Y[V]:Y.getAttribute(V),Z=T+"",X=W[2],U=W[4];return T==null?X==="!=":X==="="?Z===U:X==="*="?Z.indexOf(U)&gt;=0:X==="~="?(" "+Z+" ").indexOf(U)&gt;=0:!U?Z&amp;&amp;T!==false:X==="!="?Z!=U:X==="^="?Z.indexOf(U)===0:X==="$="?Z.substr(Z.length-U.length)===U:X==="|="?Z===U||Z.substr(0,U.length+1)===U+"-":false},POS:function(X,U,V,Y){var T=U[2],W=I.setFilters[T];if(W){return W(X,V,U,Y)}}}};var M=I.match.POS;for(var O in I.match){I.match[O]=RegExp(I.match[O].source+/(?![^\[]*\])(?![^\(]*\))/.source)}var E=function(U,T){U=Array.prototype.slice.call(U);if(T){T.push.apply(T,U);return T}return U};try{Array.prototype.slice.call(document.documentElement.childNodes)}catch(N){E=function(X,W){var U=W||[];if(H.call(X)==="[object Array]"){Array.prototype.push.apply(U,X)}else{if(typeof X.length==="number"){for(var V=0,T=X.length;V&lt;T;V++){U.push(X[V])}}else{for(var V=0;X[V];V++){U.push(X[V])}}}return U}}var G;if(document.documentElement.compareDocumentPosition){G=function(U,T){var V=U.compareDocumentPosition(T)&amp;4?-1:U===T?0:1;if(V===0){hasDuplicate=true}return V}}else{if("sourceIndex" in document.documentElement){G=function(U,T){var V=U.sourceIndex-T.sourceIndex;if(V===0){hasDuplicate=true}return V}}else{if(document.createRange){G=function(W,U){var V=W.ownerDocument.createRange(),T=U.ownerDocument.createRange();V.selectNode(W);V.colla<text:soft-page-break/>pse(true);T.selectNode(U);T.collapse(true);var X=V.compareBoundaryPoints(Range.START_TO_END,T);if(X===0){hasDuplicate=true}return X}}}}(function(){var U=document.createElement("form"),V="script"+(new Date).getTime();U.innerHTML="&lt;input name='"+V+"'/&gt;";var T=document.documentElement;T.insertBefore(U,T.firstChild);if(!!document.getElementById(V)){I.find.ID=function(X,Y,Z){if(typeof Y.getElementById!=="undefined"&amp;&amp;!Z){var W=Y.getElementById(X[1]);return W?W.id===X[1]||typeof W.getAttributeNode!=="undefined"&amp;&amp;W.getAttributeNode("id").nodeValue===X[1]?[W]:g:[]}};I.filter.ID=function(Y,W){var X=typeof Y.getAttributeNode!=="undefined"&amp;&amp;Y.getAttributeNode("id");return Y.nodeType===1&amp;&amp;X&amp;&amp;X.nodeValue===W}}T.removeChild(U)})();(function(){var T=document.createElement("div");T.appendChild(document.createComment(""));if(T.getElementsByTagName("*").length&gt;0){I.find.TAG=function(U,Y){var</text:p>
      <text:p text:style-name="P1"><text:s/>X=Y.getElementsByTagName(U[1]);if(U[1]==="*"){var W=[];for(var V=0;X[V];V++){if(X[V].nodeType===1){W.push(X[V])}}X=W}return X}}T.innerHTML="&lt;a href='#'&gt;&lt;/a&gt;";if(T.firstChild&amp;&amp;typeof T.firstChild.getAttribute!=="undefined"&amp;&amp;T.firstChild.getAttribute("href")!=="#"){I.attrHandle.href=function(U){return U.getAttribute("href",2)}}})();if(document.querySelectorAll){(function(){var T=F,U=document.createElement("div");U.innerHTML="&lt;p class='TEST'&gt;&lt;/p&gt;";if(U.querySelectorAll&amp;&amp;U.querySelectorAll(".TEST").length===0){return}F=function(Y,X,V,W){X=X||document;if(!W&amp;&amp;X.nodeType===9&amp;&amp;!Q(X)){try{return E(X.querySelectorAll(Y),V)}catch(Z){}}return T(Y,X,V,W)};F.find=T.find;F.filter=T.filter;F.selectors=T.selectors;F.matches=T.matches})()}if(document.getElementsByClassName&amp;&amp;document.documentElement.getElementsByClassName){(function(){var T=document.createElement("div");T.innerHTML="&lt;div class='test e'&gt;&lt;/div&gt;&lt;div class='test'&gt;&lt;/div&gt;";if(T.getElementsByClassName("e").length===0){return}T.lastChild.className="e";if(T.getElementsByClassName("e").length===1){return}I.order.splice(1,0,"CLASS");I.find.CLASS=function(U,V,W){if(typeof V.getElementsByClassName!=="undefined"&amp;&amp;!W){return V.getElementsByClassName(U[1])}}})()}function P(U,Z,Y,ad,aa,ac){var ab=U=="previousSibling"&amp;&amp;!ac;for(var W=0,V=ad.length;W&lt;V;W++){var T=ad[W];if(T){if(ab&amp;&amp;T.nodeType===1){T.sizcache=Y;T.sizset=W}T=T[U];var X=false;while(T){if(T.sizcache===Y){X=ad[T.sizset];break}if(T.nodeType===1&amp;&amp;!ac){T.sizcache=Y;T.sizset=W}if(T.nodeName===Z){X=T;break}T=T[U]}ad[W]=X}}}function S(U,Z,Y,ad,aa,ac){var ab=U=="previousSibling"&amp;&amp;!ac;for(var W=0,V=ad.length;W&lt;V;W++){var T=ad[W];if(T){if(ab&amp;&amp;T.nodeType===1){T.sizcache=Y;T.sizset=W}T=T[U];var X=false;while(T){if(T.sizcache===Y){X=ad[T.sizset];break}if(T.nodeType===1){if(!ac){T.sizcache=Y;T.sizset=W}if(typeof Z!=="string"){if(T===Z){X=true;break}}else{if(F.filter(Z,[T]).length&gt;0){X=T;break}}}T=T[U]}ad[W]=X}}}var K=document.compareDocumentPosition?function(U,T){return U.compareDocumentPosition(T)&amp;16}:function(U,T){return U!==T&amp;&amp;(U.contains?U.contains(T):true)};var Q=function(T){return T.nodeType===9&amp;&amp;T.documentElement.nodeName!=="HTML"||!!T.ownerDocument&amp;&amp;Q(T.ownerDocument)};var J=function(T,aa){var W=[],X="",Y,V=aa.nodeType?[aa]:aa;while((Y=I.match.PSEUDO.exec(T))){X+=Y[0];T=T.replace(I.match.PSEUDO,"")}T=I.relative[T]?T+"*":T;for(var Z=0,U=V.length;Z&lt;U;Z++){F(T,V[Z],W)}return F.filter(X,W)};o.find=F;o.filter=F.filter;o.expr=F.selectors;o.expr[":"]=o.expr.filters;F.selectors.filters.hidden=function(T){return T.offsetWidth===0||T.offsetHeight===0};F.selectors.filters.visible=function(T){return T.offsetWidth&gt;0||T.offsetHeight&gt;0};F.selectors.filters.animated=function(T){return o.grep(o.timers,function(U){return T===U.elem}).length};o.multiFilter=function(V,T,U){if(U){V=":not("+V+")"}return F.matches(V,T)};o.dir=function(V,U){var T=[],W=V[U];while(W&amp;&amp;W!=document)<text:soft-page-break/>{if(W.nodeType==1){T.push(W)}W=W[U]}return T};o.nth=function(X,T,V,W){T=T||1;var U=0;for(;X;X=X[V]){if(X.nodeType==1&amp;&amp;++U==T){break}}return X};o.sibling=function(V,U){var T=[];for(;V;V=V.nextSibling){if(V.nodeType==1&amp;&amp;V!=U){T.push(V)}}return T};return;l.Sizzle=F})();o.event={add:function(I,F,H,K){if(I.nodeType==3||I.nodeType==8){return}if(I.setInterval&amp;&amp;I!=l){I=l}if(!H.guid){H.guid=this.guid++}if(K!==g){var G=H;H=this.proxy(G);H.data=K}var E=o.data(I,"events")||o.data(I,"events",{}),J=o.data(I,"handle")||o.data(I,"handle",function(){return typeof o!=="undefined"&amp;&amp;!o.event.triggered?o.event.handle.apply(arguments.callee.elem,arguments):g});J.elem=I;o.each(F.split(/\s+/),function(M,N){var O=N.split(".");N=O.shift();H.type=O.slice().sort().join(".");var L=E[N];if(o.event.specialAll[N]){o.event.specialAll[N].setup.call(I,K,O)}if(!L){L=E[N]={};if(!o.event.special[N]||o.event.special[N].setup.call(I,K,O)===false){if(I.addEventListener){I.addEventListener(N,J,false)}else{if(I.attachEvent){I.attachEvent("on"+N,J)}}}}L[H.guid]=H;o.event.global[N]=true});I=null},guid:1,global:{},remove:function(K,H,J){if(K.nodeType==3||K.nodeType==8){return}var G=o.data(K,"events"),F,E;if(G){if(H===g||(typeof H==="string"&amp;&amp;H.charAt(0)==".")){for(var I in G){this.remove(K,I+(H||""))}}else{if(H.type){J=H.handler;H=H.type}o.each(H.split(/\s+/),function(M,O){var Q=O.split(".");O=Q.shift();var N=RegExp("(^|\\.)"+Q.slice().sort().join(".*\\.")+"(\\.|$)");if(G[O]){if(J){delete G[O][J.guid]}else{for(var P in G[O]){if(N.test(G[O][P].type)){delete G[O][P]}}}if(o.event.specialAll[O]){o.event.specialAll[O].teardown.call(K,Q)}for(F in G[O]){break}if(!F){if(!o.event.special[O]||o.event.special[O].teardown.call(K,Q)===false){if(K.removeEventListener){K.removeEventListener(O,o.data(K,"handle"),false)}else{if(K.detachEvent){K.detachEvent("on"+O,o.data(K,"handle"))}}}F=null;delete G[O]}}})}for(F in G){break}if(!F){var L=o.data(K,"handle");if(L){L.elem=null}o.removeData(K,"events");o.removeData(K,"handle")}}},trigger:function(I,K,H,E){var G=I.type||I;if(!E){I=typeof I==="object"?I[h]?I:o.extend(o.Event(G),I):o.Event(G);if(G.indexOf("!")&gt;=0){I.type=G=G.slice(0,-1);I.exclusive=true}if(!H){I.stopPropagation();if(this.global[G]){o.each(o.cache,function(){if(this.events&amp;&amp;this.events[G]){o.event.trigger(I,K,this.handle.elem)}})}}if(!H||H.nodeType==3||H.nodeType==8){return g}I.result=g;I.target=H;K=o.makeArray(K);K.unshift(I)}I.currentTarget=H;var J=o.data(H,"handle");if(J){J.apply(H,K)}if((!H[G]||(o.nodeName(H,"a")&amp;&amp;G=="click"))&amp;&amp;H["on"+G]&amp;&amp;H["on"+G].apply(H,K)===false){I.result=false}if(!E&amp;&amp;H[G]&amp;&amp;!I.isDefaultPrevented()&amp;&amp;!(o.nodeName(H,"a")&amp;&amp;G=="click")){this.triggered=true;try{H[G]()}catch(L){}}this.triggered=false;if(!I.isPropagationStopped()){var F=H.parentNode||H.ownerDocument;if(F){o.event.trigger(I,K,F,true)}}},handle:function(K){var J,E;K=arguments[0]=o.event.fix(K||l.event);K.currentTarget=this;var L=K.type.split(".");K.type=L.shift();J=!L.length&amp;&amp;!K.exclusive;var I=RegExp("(^|\\.)"+L.slice().sort().join(".*\\.")+"(\\.|$)");E=(o.data(this,"events")||{})[K.type];for(var G in E){var H=E[G];if(J||I.test(H.type)){K.handler=H;K.data=H.data;var F=H.apply(this,arguments);if(F!==g){K.result=F;if(F===false){K.preventDefault();K.stopPropagation()}}if(K.isImmediatePropagationStopped()){break}}}},props:"altKey attrChange attrName bubbles button cancelable charCode clientX clientY ctrlKey currentTarget data detail eventPhase fromElement handler keyCode metaKey newValue originalTarget pageX pageY prevValue relatedNode relatedTarget screenX screenY shiftKey srcElement target toElement view wheelDelta which".split(" "),fix:function(H){if(H[h]){return H}var F=H;H=o.Event(F);for(var G=this.props.length,J;G;){J=this.props[--G];H[J]=F[J]}if(!H.target){H.target=H.srcElement||document}if(H.target.nodeType==3){H.target=H.target.parentNode}if(!H.relatedTarget&amp;&amp;H.fromElement){H.relatedTarget=H.fromElement==H.target?<text:soft-page-break/>H.toElement:H.fromElement}if(H.pageX==null&amp;&amp;H.clientX!=null){var I=document.documentElement,E=document.body;H.pageX=H.clientX+(I&amp;&amp;I.scrollLeft||E&amp;&amp;E.scrollLeft||0)-(I.clientLeft||0);H.pageY=H.clientY+(I&amp;&amp;I.scrollTop||E&amp;&amp;E.scrollTop||0)-(I.clientTop||0)}if(!H.which&amp;&amp;((H.charCode||H.charCode===0)?H.charCode:H.keyCode)){H.which=H.charCode||H.keyCode}if(!H.metaKey&amp;&amp;H.ctrlKey){H.metaKey=H.ctrlKey}if(!H.which&amp;&amp;H.button){H.which=(H.button&amp;1?1:(H.button&amp;2?3:(H.button&amp;4?2:0)))}return H},proxy:function(F,E){E=E||function(){return F.apply(this,arguments)};E.guid=F.guid=F.guid||E.guid||this.guid++;return E},special:{ready:{setup:B,teardown:function(){}}},specialAll:{live:{setup:function(E,F){o.event.add(this,F[0],c)},teardown:function(G){if(G.length){var E=0,F=RegExp("(^|\\.)"+G[0]+"(\\.|$)");o.each((o.data(this,"events").live||{}),function(){if(F.test(this.type)){E++}});if(E&lt;1){o.event.remove(this,G[0],c)}}}}}};o.Event=function(E){if(!this.preventDefault){return new o.Event(E)}if(E&amp;&amp;E.type){this.originalEvent=E;this.type=E.type}else{this.type=E}this.timeStamp=e();this[h]=true};function k(){return false}function u(){return true}o.Event.prototype={preventDefault:function(){this.isDefaultPrevented=u;var E=this.originalEvent;if(!E){return}if(E.preventDefault){E.preventDefault()}E.returnValue=false},stopPropagation:function(){this.isPropagationStopped=u;var E=this.originalEvent;if(!E){return}if(E.stopPropagation){E.stopPropagation()}E.cancelBubble=true},stopImmediatePropagation:function(){this.isImmediatePropagationStopped=u;this.stopPropagation()},isDefaultPrevented:k,isPropagationStopped:k,isImmediatePropagationStopped:k};var a=function(F){var E=F.relatedTarget;while(E&amp;&amp;E!=this){try{E=E.parentNode}catch(G){E=this}}if(E!=this){F.type=F.data;o.event.handle.apply(this,arguments)}};o.each({mouseover:"mouseenter",mouseout:"mouseleave"},function(F,E){o.event.special[E]={setup:function(){o.event.add(this,F,a,E)},teardown:function(){o.event.remove(this,F,a)}}});o.fn.extend({bind:function(F,G,E){return F=="unload"?this.one(F,G,E):this.each(function(){o.event.add(this,F,E||G,E&amp;&amp;G)})},one:function(G,H,F){var E=o.event.proxy(F||H,function(I){o(this).unbind(I,E);return(F||H).apply(this,arguments)});return this.each(function(){o.event.add(this,G,E,F&amp;&amp;H)})},unbind:function(F,E){return this.each(function(){o.event.remove(this,F,E)})},trigger:function(E,F){return this.each(function(){o.event.trigger(E,F,this)})},triggerHandler:function(E,G){if(this[0]){var F=o.Event(E);F.preventDefault();F.stopPropagation();o.event.trigger(F,G,this[0]);return F.result}},toggle:function(G){var E=arguments,F=1;while(F&lt;E.length){o.event.proxy(G,E[F++])}return this.click(o.event.proxy(G,function(H){this.lastToggle=(this.lastToggle||0)%F;H.preventDefault();return E[this.lastToggle++].apply(this,arguments)||false}))},hover:function(E,F){return this.mouseenter(E).mouseleave(F)},ready:function(E){B();if(o.isReady){E.call(document,o)}else{o.readyList.push(E)}return this},live:function(G,F){var E=o.event.proxy(F);E.guid+=this.selector+G;o(document).bind(i(G,this.selector),this.selector,E);return</text:p>
      <text:p text:style-name="P1"><text:s/>this},die:function(F,E){o(document).unbind(i(F,this.selector),E?{guid:E.guid+this.selector+F}:null);return this}});function c(H){var E=RegExp("(^|\\.)"+H.type+"(\\.|$)"),G=true,F=[];o.each(o.data(this,"events").live||[],function(I,J){if(E.test(J.type)){var K=o(H.target).closest(J.data)[0];if(K){F.push({elem:K,fn:J})}}});F.sort(function(J,I){return o.data(J.elem,"closest")-o.data(I.elem,"closest")});o.each(F,function(){if(this.fn.call(this.elem,H,this.fn.data)===false){return(G=false)}});return G}function i(F,E){return["live",F,E.replace(/\./g,"`").replace(/ /g,"|")].join(".")}o.extend({isReady:false,readyList:[],ready:function(){if(!o.isReady){o.isReady=true;if(o.readyList){o.each(o.readyList,function(){this.call(document,o)});o.readyList=null}o(document).triggerHandler("ready")}}});var x=false;function B(){if(x){return}x=true;if(document.addEventListener){document.addEventListener("DOMContentLoaded",function(){document.removeEventListener("DOMContentLoaded",arguments.callee,false);o.ready()},false)}<text:soft-page-break/>else{if(document.attachEvent){document.attachEvent("onreadystatechange",function(){if(document.readyState==="complete"){document.detachEvent("onreadystatechange",arguments.callee);o.ready()}});if(document.documentElement.doScroll&amp;&amp;l==l.top){(function(){if(o.isReady){return}try{document.documentElement.doScroll("left")}catch(E){setTimeout(arguments.callee,0);return}o.ready()})()}}}o.event.add(l,"load",o.ready)}o.each(("blur,focus,load,resize,scroll,unload,click,dblclick,mousedown,mouseup,mousemove,mouseover,mouseout,mouseenter,mouseleave,change,select,submit,keydown,keypress,keyup,error").split(","),function(F,E){o.fn[E]=function(G){return G?this.bind(E,G):this.trigger(E)}});o(l).bind("unload",function(){for(var E in o.cache){if(E!=1&amp;&amp;o.cache[E].handle){o.event.remove(o.cache[E].handle.elem)}}});(function(){o.support={};var F=document.documentElement,G=document.createElement("script"),K=document.createElement("div"),J="script"+(new Date).getTime();K.style.display="none";K.innerHTML=' <text:s text:c="2"/>&lt;link/&gt;&lt;table&gt;&lt;/table&gt;&lt;a href="/a" style="color:red;float:left;opacity:.5;"&gt;a&lt;/a&gt;&lt;select&gt;&lt;option&gt;text&lt;/option&gt;&lt;/select&gt;&lt;object&gt;&lt;param/&gt;&lt;/object&gt;';var H=K.getElementsByTagName("*"),E=K.getElementsByTagName("a")[0];if(!H||!H.length||!E){return}o.support={leadingWhitespace:K.firstChild.nodeType==3,tbody:!K.getElementsByTagName("tbody").length,objectAll:!!K.getElementsByTagName("object")[0].getElementsByTagName("*").length,htmlSerialize:!!K.getElementsByTagName("link").length,style:/red/.test(E.getAttribute("style")),hrefNormalized:E.getAttribute("href")==="/a",opacity:E.style.opacity==="0.5",cssFloat:!!E.style.cssFloat,scriptEval:false,noCloneEvent:true,boxModel:null};G.type="text/javascript";try{G.appendChild(document.createTextNode("window."+J+"=1;"))}catch(I){}F.insertBefore(G,F.firstChild);if(l[J]){o.support.scriptEval=true;delete l[J]}F.removeChild(G);if(K.attachEvent&amp;&amp;K.fireEvent){K.attachEvent("onclick",function(){o.support.noCloneEvent=false;K.detachEvent("onclick",arguments.callee)});K.cloneNode(true).fireEvent("onclick")}o(function(){var L=document.createElement("div");L.style.width=L.style.paddingLeft="1px";document.body.appendChild(L);o.boxModel=o.support.boxModel=L.offsetWidth===2;document.body.removeChild(L).style.display="none"})})();var w=o.support.cssFloat?"cssFloat":"styleFloat";o.props={"for":"htmlFor","class":"className","float":w,cssFloat:w,styleFloat:w,readonly:"readOnly",maxlength:"maxLength",cellspacing:"cellSpacing",rowspan:"rowSpan",tabindex:"tabIndex"};o.fn.extend({_load:o.fn.load,load:function(G,J,K){if(typeof G!=="string"){return this._load(G)}var I=G.indexOf(" ");if(I&gt;=0){var E=G.slice(I,G.length);G=G.slice(0,I)}var H="GET";if(J){if(o.isFunction(J)){K=J;J=null}else{if(typeof J==="object"){J=o.param(J);H="POST"}}}var F=this;o.ajax({url:G,type:H,dataType:"html",data:J,complete:function(M,L){if(L=="success"||L=="notmodified"){F.html(E?o("&lt;div/&gt;").append(M.responseText.replace(/&lt;script(.|\s)*?\/script&gt;/g,"")).find(E):M.responseText)}if(K){F.each(K,[M.responseText,L,M])}}});return this},serialize:function(){return o.param(this.serializeArray())},serializeArray:function(){return this.map(function(){return this.elements?o.makeArray(this.elements):this}).filter(function(){return this.name&amp;&amp;!this.disabled&amp;&amp;(this.checked||/select|textarea/i.test(this.nodeName)||/text|hidden|password|search/i.test(this.type))}).map(function(E,F){var G=o(this).val();return G==null?null:o.isArray(G)?o.map(G,function(I,H){return{name:F.name,value:I}}):{name:F.name,value:G}}).get()}});o.each("ajaxStart,ajaxStop,ajaxComplete,ajaxError,ajaxSuccess,ajaxSend".split(","),function(E,F){o.fn[F]=function(G){return this.bind(F,G)}});var r=e();o.extend({get:function(E,G,H,F){if(o.isFunction(G)){H=G;G=null}return o.ajax({type:"GET",url:E,data:G,success:H,dataType:F})},getScript:function(E,F){return o.get(E,null,F,"script")},getJSON:function(E,F,G){return o.get(E,F,G,"json")},post:function(E,G,H,F){if(o.isFunction(G)){H=G;G={}}return <text:soft-page-break/>o.ajax({type:"POST",url:E,data:G,success:H,dataType:F})},ajaxSetup:function(E){o.extend(o.ajaxSettings,E)},ajaxSettings:{url:location.href,global:true,type:"GET",contentType:"application/x-www-form-urlencoded",processData:true,async:true,xhr:function(){return l.ActiveXObject?new ActiveXObject("Microsoft.XMLHTTP"):new XMLHttpRequest()},accepts:{xml:"application/xml, text/xml",html:"text/html",script:"text/javascript, application/javascript",json:"application/json, text/javascript",text:"text/plain",_default:"*/*"}},lastModified:{},ajax:function(M){M=o.extend(true,M,o.extend(true,{},o.ajaxSettings,M));var W,F=/=\?(&amp;|$)/g,R,V,G=M.type.toUpperCase();if(M.data&amp;&amp;M.processData&amp;&amp;typeof M.data!=="string"){M.data=o.param(M.data)}if(M.dataType=="jsonp"){if(G=="GET"){if(!M.url.match(F)){M.url+=(M.url.match(/\?/)?"&amp;":"?")+(M.jsonp||"callback")+"=?"}}else{if(!M.data||!M.data.match(F)){M.data=(M.data?M.data+"&amp;":"")+(M.jsonp||"callback")+"=?"}}M.dataType="json"}if(M.dataType=="json"&amp;&amp;(M.data&amp;&amp;M.data.match(F)||M.url.match(F))){W="jsonp"+r++;if(M.data){M.data=(M.data+"").replace(F,"="+W+"$1")}M.url=M.url.replace(F,"="+W+"$1");M.dataType="script";l[W]=function(X){V=X;I();L();l[W]=g;try{delete l[W]}catch(Y){}if(H){H.removeChild(T)}}}if(M.dataType=="script"&amp;&amp;M.cache==null){M.cache=false}if(M.cache===false&amp;&amp;G=="GET"){var E=e();var U=M.url.replace(/(\?|&amp;)_=.*?(&amp;|$)/,"$1_="+E+"$2");M.url=U+((U==M.url)?(M.url.match(/\?/)?"&amp;":"?")+"_="+E:"")}if(M.data&amp;&amp;G=="GET"){M.url+=(M.url.match(/\?/)?"&amp;":"?")+M.data;M.data=null}if(M.global&amp;&amp;!o.active++){o.event.trigger("ajaxStart")}var Q=/^(\w+:)?\/\/([^\/?#]+)/.exec(M.url);if(M.dataType=="script"&amp;&amp;G=="GET"&amp;&amp;Q&amp;&amp;(Q[1]&amp;&amp;Q[1]!=location.protocol||Q[2]!=location.host)){var H=document.getElementsByTagName("head")[0];var T=document.createElement("script");T.src=M.url;if(M.scriptCharset){T.charset=M.scriptCharset}if(!W){var O=false;T.onload=T.onreadystatechange=function(){if(!O&amp;&amp;(!this.readyState||this.readyState=="loaded"||this.readyState=="complete")){O=true;I();L();T.onload=T.onreadystatechange=null;H.removeChild(T)}}}H.appendChild(T);return g}var K=false;var J=M.xhr();if(M.username){J.open(G,M.url,M.async,M.username,M.password)}else{J.open(G,M.url,M.async)}try{if(M.data){J.setRequestHeader("Content-Type",M.contentType)}if(M.ifModified){J.setRequestHeader("If-Modified-Since",o.lastModified[M.url]||"Thu, 01 Jan 1970 00:00:00 GMT")}J.setRequestHeader("X-Requested-With","XMLHttpRequest");J.setRequestHeader("Accept",M.dataType&amp;&amp;M.accepts[M.dataType]?M.accepts[M.dataType]+", */*":M.accepts._default)}catch(S){}if(M.beforeSend&amp;&amp;M.beforeSend(J,M)===false){if(M.global&amp;&amp;!--o.active){o.event.trigger("ajaxStop")}J.abort();return false}if(M.global){o.event.trigger("ajaxSend",[J,M])}var N=function(X){if(J.readyState==0){if(P){clearInterval(P);P=null;if(M.global&amp;&amp;!--o.active){o.event.trigger("ajaxStop")}}}else{if(!K&amp;&amp;J&amp;&amp;(J.readyState==4||X=="timeout")){K=true;if(P){clearInterval(P);P=null}R=X=="timeout"?"timeout":!o.httpSuccess(J)?"error":M.ifModified&amp;&amp;o.httpNotModified(J,M.url)?"notmodified":"success";if(R=="success"){try{V=o.httpData(J,M.dataType,M)}catch(Z){R="parsererror"}}if(R=="success"){var Y;try{Y=J.getResponseHeader("Last-Modified")}catch(Z){}if(M.ifModified&amp;&amp;Y){o.lastModified[M.url]=Y}if(!W){I()}}else{o.handleError(M,J,R)}L();if(X){J.abort()}if(M.async){J=null}}}};if(M.async){var P=setInterval(N,13);if(M.timeout&gt;0){setTimeout(function(){if(J&amp;&amp;!K){N("timeout")}},M.timeout)}}try{J.send(M.data)}catch(S){o.handleError(M,J,null,S)}if(!M.async){N()}function I(){if(M.success){M.success(V,R)}if(M.global){o.event.trigger("ajaxSuccess",[J,M])}}function L(){if(M.complete){M.complete(J,R)}if(M.global){o.event.trigger("ajaxComplete",[J,M])}if(M.global&amp;&amp;!--o.active){o.event.trigger("ajaxStop")}}return J},handleError:function(F,H,E,G){if(F.error){F.error(H,E,G)}if(F.global){o.event.trigger("ajaxError",[H,F,G])}},active:0,httpSuccess:function(F){try{return !F.status&amp;&amp;location.protocol=="file:"||(F.status&gt;=200&amp;&amp;F.status&lt;300)||F.status==304||F.status==1223}catch(E){}return <text:soft-page-break/>false},httpNotModified:function(G,E){try{var H=G.getResponseHeader("Last-Modified");return G.status==304||H==o.lastModified[E]}catch(F){}return false},httpData:function(J,H,G){var F=J.getResponseHeader("content-type"),E=H=="xml"||!H&amp;&amp;F&amp;&amp;F.indexOf("xml")&gt;=0,I=E?J.responseXML:J.responseText;if(E&amp;&amp;I.documentElement.tagName=="parsererror"){throw"parsererror"}if(G&amp;&amp;G.dataFilter){I=G.dataFilter(I,H)}if(typeof I==="string"){if(H=="script"){o.globalEval(I)}if(H=="json"){I=l["eval"]("("+I+")")}}return I},param:function(E){var G=[];function H(I,J){G[G.length]=encodeURIComponent(I)+"="+encodeURIComponent(J)}if(o.isArray(E)||E.jquery){o.each(E,function(){H(this.name,this.value)})}else{for(var F in E){if(o.isArray(E[F])){o.each(E[F],function(){H(F,this)})}else{H(F,o.isFunction(E[F])?E[F]():E[F])}}}return G.join("&amp;").replace(/%20/g,"+")}});var m={},n,d=[["height","marginTop","marginBottom","paddingTop","paddingBottom"],["width","marginLeft","marginRight","paddingLeft","paddingRig</text:p>
      <text:p text:style-name="P1">ht"],["opacity"]];function t(F,E){var G={};o.each(d.concat.apply([],d.slice(0,E)),function(){G[this]=F});return G}o.fn.extend({show:function(J,L){if(J){return this.animate(t("show",3),J,L)}else{for(var H=0,F=this.length;H&lt;F;H++){var E=o.data(this[H],"olddisplay");this[H].style.display=E||"";if(o.css(this[H],"display")==="none"){var G=this[H].tagName,K;if(m[G]){K=m[G]}else{var I=o("&lt;"+G+" /&gt;").appendTo("body");K=I.css("display");if(K==="none"){K="block"}I.remove();m[G]=K}o.data(this[H],"olddisplay",K)}}for(var H=0,F=this.length;H&lt;F;H++){this[H].style.display=o.data(this[H],"olddisplay")||""}return this}},hide:function(H,I){if(H){return this.animate(t("hide",3),H,I)}else{for(var G=0,F=this.length;G&lt;F;G++){var E=o.data(this[G],"olddisplay");if(!E&amp;&amp;E!=="none"){o.data(this[G],"olddisplay",o.css(this[G],"display"))}}for(var G=0,F=this.length;G&lt;F;G++){this[G].style.display="none"}return this}},_toggle:o.fn.toggle,toggle:function(G,F){var E=typeof G==="boolean";return o.isFunction(G)&amp;&amp;o.isFunction(F)?this._toggle.apply(this,arguments):G==null||E?this.each(function(){var H=E?G:o(this).is(":hidden");o(this)[H?"show":"hide"]()}):this.animate(t("toggle",3),G,F)},fadeTo:function(E,G,F){return this.animate({opacity:G},E,F)},animate:function(I,F,H,G){var E=o.speed(F,H,G);return this[E.queue===false?"each":"queue"](function(){var K=o.extend({},E),M,L=this.nodeType==1&amp;&amp;o(this).is(":hidden"),J=this;for(M in I){if(I[M]=="hide"&amp;&amp;L||I[M]=="show"&amp;&amp;!L){return K.complete.call(this)}if((M=="height"||M=="width")&amp;&amp;this.style){K.display=o.css(this,"display");K.overflow=this.style.overflow}}if(K.overflow!=null){this.style.overflow="hidden"}K.curAnim=o.extend({},I);o.each(I,function(O,S){var R=new o.fx(J,K,O);if(/toggle|show|hide/.test(S)){R[S=="toggle"?L?"show":"hide":S](I)}else{var Q=S.toString().match(/^([+-]=)?([\d+-.]+)(.*)$/),T=R.cur(true)||0;if(Q){var N=parseFloat(Q[2]),P=Q[3]||"px";if(P!="px"){J.style[O]=(N||1)+P;T=((N||1)/R.cur(true))*T;J.style[O]=T+P}if(Q[1]){N=((Q[1]=="-="?-1:1)*N)+T}R.custom(T,N,P)}else{R.custom(T,S,"")}}});return true})},stop:function(F,E){var G=o.timers;if(F){this.queue([])}this.each(function(){for(var H=G.length-1;H&gt;=0;H--){if(G[H].elem==this){if(E){G[H](true)}G.splice(H,1)}}});if(!E){this.dequeue()}return this}});o.each({slideDown:t("show",1),slideUp:t("hide",1),slideToggle:t("toggle",1),fadeIn:{opacity:"show"},fadeOut:{opacity:"hide"}},function(E,F){o.fn[E]=function(G,H){return this.animate(F,G,H)}});o.extend({speed:function(G,H,F){var E=typeof G==="object"?G:{complete:F||!F&amp;&amp;H||o.isFunction(G)&amp;&amp;G,duration:G,easing:F&amp;&amp;H||H&amp;&amp;!o.isFunction(H)&amp;&amp;H};E.duration=o.fx.off?0:typeof E.duration==="number"?E.duration:o.fx.speeds[E.duration]||o.fx.speeds._default;E.old=E.complete;E.complete=function(){if(E.queue!==false){o(this).dequeue()}if(o.isFunction(E.old)){E.old.call(this)}};return E},easing:{linear:function(G,H,E,F){return E+F*G},swing:function(G,H,E,F){return((-Math.cos(G*Math.PI)/2)+0.5)*F+E}},timers:[],fx:function(F,E,G)<text:soft-page-break/>{this.options=E;this.elem=F;this.prop=G;if(!E.orig){E.orig={}}}});o.fx.prototype={update:function(){if(this.options.step){this.options.step.call(this.elem,this.now,this)}(o.fx.step[this.prop]||o.fx.step._default)(this);if((this.prop=="height"||this.prop=="width")&amp;&amp;this.elem.style){this.elem.style.display="block"}},cur:function(F){if(this.elem[this.prop]!=null&amp;&amp;(!this.elem.style||this.elem.style[this.prop]==null)){return this.elem[this.prop]}var E=parseFloat(o.css(this.elem,this.prop,F));return E&amp;&amp;E&gt;-10000?E:parseFloat(o.curCSS(this.elem,this.prop))||0},custom:function(I,H,G){this.startTime=e();this.start=I;this.end=H;this.unit=G||this.unit||"px";this.now=this.start;this.pos=this.state=0;var E=this;function F(J){return E.step(J)}F.elem=this.elem;if(F()&amp;&amp;o.timers.push(F)&amp;&amp;!n){n=setInterval(function(){var K=o.timers;for(var J=0;J&lt;K.length;J++){if(!K[J]()){K.splice(J--,1)}}if(!K.length){clearInterval(n);n=g}},13)}},show:function(){this.options.orig[this.prop]=o.attr(this.elem.style,this.prop);this.options.show=true;this.custom(this.prop=="width"||this.prop=="height"?1:0,this.cur());o(this.elem).show()},hide:function(){this.options.orig[this.prop]=o.attr(this.elem.style,this.prop);this.options.hide=true;this.custom(this.cur(),0)},step:function(H){var G=e();if(H||G&gt;=this.options.duration+this.startTime){this.now=this.end;this.pos=this.state=1;this.update();this.options.curAnim[this.prop]=true;var E=true;for(var F in this.options.curAnim){if(this.options.curAnim[F]!==true){E=false}}if(E){if(this.options.display!=null){this.elem.style.overflow=this.options.overflow;this.elem.style.display=this.options.display;if(o.css(this.elem,"display")=="none"){this.elem.style.display="block"}}if(this.options.hide){o(this.elem).hide()}if(this.options.hide||this.options.show){for(var I in this.options.curAnim){o.attr(this.elem.style,I,this.options.orig[I])}}this.options.complete.call(this.elem)}return false}else{var J=G-this.startTime;this.state=J/this.options.duration;this.pos=o.easing[this.options.easing||(o.easing.swing?"swing":"linear")](this.state,J,0,1,this.options.duration);this.now=this.start+((this.end-this.start)*this.pos);this.update()}return true}};o.extend(o.fx,{speeds:{slow:600,fast:200,_default:400},step:{opacity:function(E){o.attr(E.elem.style,"opacity",E.now)},_default:function(E){if(E.elem.style&amp;&amp;E.elem.style[E.prop]!=null){E.elem.style[E.prop]=E.now+E.unit}else{E.elem[E.prop]=E.now}}}});if(document.documentElement.getBoundingClientRect){o.fn.offset=function(){if(!this[0]){return{top:0,left:0}}if(this[0]===this[0].ownerDocument.body){return o.offset.bodyOffset(this[0])}var G=this[0].getBoundingClientRect(),J=this[0].ownerDocument,F=J.body,E=J.documentElement,L=E.clientTop||F.clientTop||0,K=E.clientLeft||F.clientLeft||0,I=G.top+(self.pageYOffset||o.boxModel&amp;&amp;E.scrollTop||F.scrollTop)-L,H=G.left+(self.pageXOffset||o.boxModel&amp;&amp;E.scrollLeft||F.scrollLeft)-K;return{top:I,left:H}}}else{o.fn.offset=function(){if(!this[0]){return{top:0,left:0}}if(this[0]===this[0].ownerDocument.body){return o.offset.bodyOffset(this[0])}o.offset.initialized||o.offset.initialize();var J=this[0],G=J.offsetParent,F=J,O=J.ownerDocument,M,H=O.documentElement,K=O.body,L=O.defaultView,E=L.getComputedStyle(J,null),N=J.offsetTop,I=J.offsetLeft;while((J=J.parentNode)&amp;&amp;J!==K&amp;&amp;J!==H){M=L.getComputedStyle(J,null);N-=J.scrollTop,I-=J.scrollLeft;if(J===G){N+=J.offsetTop,I+=J.offsetLeft;if(o.offset.doesNotAddBorder&amp;&amp;!(o.offset.doesAddBorderForTableAndCells&amp;&amp;/^t(able|d|h)$/i.test(J.tagName))){N+=parseInt(M.borderTopWidth,10)||0,I+=parseInt(M.borderLeftWidth,10)||0}F=G,G=J.offsetParent}if(o.offset.subtractsBorderForOverflowNotVisible&amp;&amp;M.overflow!=="visible"){N+=parseInt(M.borderTopWidth,10)||0,I+=parseInt(M.borderLeftWidth,10)||0}E=M}if(E.position==="relative"||E.position==="static"){N+=K.offsetTop,I+=K.offsetLeft}if(E.position==="fixed"){N+=Math.max(H.scrollTop,K.scrollTop),I+=Math.max(H.scrollLeft,K.scrollLeft)}return{top:N,lef<text:soft-page-break/>t:I}}}o.offset={initialize:function(){if(this.initialized){return}var L=document.body,F=document.createElement("div"),H,G,N,I,M,E,J=L.style.marginTop,K='&lt;div style="position:absolute;top:0;left:0;margin:0;border:5px solid #000;padding:0;width:1px;height:1px;"&gt;&lt;div&gt;&lt;/div&gt;&lt;/div&gt;&lt;table style="position:absolute;top:0;left:0;margin:0;border:5px solid #000;padding:0;width:1px;height:1px;" cellpadding="0" cellspacing="0"&gt;&lt;tr&gt;&lt;td&gt;&lt;/td&gt;&lt;/tr&gt;&lt;/table&gt;';M={position:"absolute",top:0,left:0,margin:0,border:0,width:"1px",height:"1px",visibility:"hidden"};for(E in M){F.style[E]=M[E]}F.innerHTML=K;L.insertBefore(F,L.firstChild);H=F.firstChild,G=H.firstChild,I=H.nextSibling.firstChild.firstChild;this.doesNotAddBorder=(G.offsetTop!==5);this.doesAddBorderForTableAndCells=(I.offsetTop===5);H.style.overflow="hidden",H.style.position="relative";this.subtractsBorderForOverflowNotVisible=(G.offsetTop===-5);L.style.marginTop="1px";this.doesNotIncludeMarginInBodyOffset=(L.offsetTop===0);L.style.marginTop=J;L.removeChild(F);this.initialized=true},bodyOffset:function(E){o.offset.initialized||o.offset.initialize();var G=E.offsetTop,F=E.offsetLeft;if(o.offset.doesNotIncludeMarginInBodyOffset){G+=parseInt(o.curCSS(E,"marginTop",true),10)||0,F+=parseInt(o.curCSS(E,"marginLeft",true),10)||0}return{top:G,left:F}}};o.fn.extend({position:function(){var I=0,H=0,F;if(this[0]){var G=this.offsetParent(),J=this.offset(),E=/^body|html$/i.test(G[0].tagName)?{top:0,left:0}:G.offset();J.top-=j(this,"marginTop");J.left-=j(this,"marginLeft");E.top+=j(G,"borderTopWidth");E.left+=j(G,"borderLeftWidth");F={top:J.top-E.top,left:J.left-E.left}}return F},offsetParent:function(){var E=this[0].offsetParent||document.body;while(E&amp;&amp;(!/^body|html$/i.test(E.tagName)&amp;&amp;o.css(E,"position")=="static")){E=E.offsetParent}return o(E)}});o.each(["Left","Top"],function(F,E){var G="scroll"+E;o.fn[G]=function(H){if(!this[0]){return null}return H!==g?this.each(function(){this==l||this==document?l.scrollTo(!F?H:o(l).scrollLeft(),F?H:o(l).scrollTop()):this[G]=H}):this[0]==l||this[0]==document?self[F?"pageYOffset":"pageXOffset"]||o.boxModel&amp;&amp;document.documentElement[G]||document.body[G]:this[0][G]}});o.each(["Height","Width"],function(I,G){var E=I?"Left":"Top",H=I?"Right":"Bottom",F=G.toLowerCase();o.fn["inner"+G]=function(){return this[0]?o.css(this[0],F,false,"padding"):null};o.fn["outer"+G]=function(K){return this[0]?o.css(this[0],F,false,K?"margin":"border"):null};var J=G.toLowerCase();o.fn[J]=function(K){return this[0]==l?document.compatMode=="CSS1Compat"&amp;&amp;document.documentElement["client"+G]||document.body["client"+G]:this[0]==document?Math.max(document.documentElement["client"+G],document.body["scroll"+G],document.documentElement["scroll"+G],document.body["offset"+G],document.documentElement["offset"+G]):K===g?(this.length?o.css(this[0],J):null):this.css(J,typeof K==="string"?K:K+"p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3.&lt;script type="application/javascript" src="/static/js/jquery.tablesorter.min.js"&gt;&lt;/script&gt;</text:p>
      <text:p text:style-name="P1"/>
      <text:p text:style-name="P1"/>
      <text:p text:style-name="P1"/>
      <text:p text:style-name="P1"/>
      <text:p text:style-name="P1">(function($){$.extend({tablesorter:new function(){var parsers=[],widgets=[];this.defaults={cssHeader:"header",cssAsc:"headerSortUp",cssDesc:"headerSortDown",sortInitialOrder:"asc",sortMultiSortKey:"shiftKey",sortForce:null,sortAppend:null,textExtraction:"simple",parsers:{},widgets:[],widgetZebra:{css:["even","odd"]},headers:{},widthFixed:false,cancelSelection:true,sortList:[],headerList:[],dateFormat:"us",decimal:'.',debug:false};function benchmark(s,d){log(s+","+(new Date().getTime()-d.getTime())+"ms");}this.benchmark=benchmark;function log(s){if(typeof console!="undefined"&amp;&amp;typeof console.debug!="undefined"){console.log(s);}else{alert(s);}}function buildParserCache(table,$headers){if(table.config.debug){var parsersDebug="";}var rows=table.tBodies[0].rows;if(table.tBodies[0].rows[0]){var list=[],cells=rows[0].cells,l=cells.length;for(var i=0;i&lt;l;i++){var p=false;if($.metadata&amp;&amp;($($headers[i]).metadata()&amp;&amp;$($headers[i]).metadata().sorter)){p=getParserById($($headers[i]).metadata().sorter);}else if((table.config.headers[i]&amp;&amp;table.config.headers[i].sorter)){p=getParserById(table.config.headers[i].sorter);}if(!p){p=detectParserForColumn(table,cells[i]);}if(table.config.debug){parsersDebug+="column:"+i+" parser:"+p.id+"\n";}list.push(p);}}if(table.config.debug){log(parsersDebug);}return list;};function detectParserForColumn(table,node){var l=parsers.length;for(var i=1;i&lt;l;i++){if(parsers[i].is($.trim(getElementText(table.config,node)),table,node)){return parsers[i];}}return parsers[0];}function getParserById(name){var l=parsers.length;for(var i=0;i&lt;l;i++){if(parsers[i].id.toLowerCase()==name.toLowerCase()){return parsers[i];}}return false;}function buildCache(table){if(table.config.debug){var cacheTime=new Date();}var totalRows=(table.tBodies[0]&amp;&amp;table.tBodies[0].rows.length)||0,totalCells=(table.tBodies[0].rows[0]&amp;&amp;table.tBodies[0].rows[0].cells.length)||0,parsers=table.config.parsers,cache={row:[],normalized:[]};for(var i=0;i&lt;totalRows;++i){var c=table.tBodies[0].rows[i],cols=[];cache.row.push($(c));for(var j=0;j&lt;totalCells;++j){cols.push(parsers[j].format(getElementText(table.config,c.cells[j]),table,c.cells[j]));}cols.push(i);cache.normalized.push(cols);cols=null;};if(table.config.debug){benchmark("Building cache for "+totalRows+" rows:",cacheTime);}return cache;};function getElementText(config,node){if(!node)return"";var t="";if(config.textExtraction=="simple"){if(node.childNodes[0]&amp;&amp;node.childNodes[0].hasChildNodes()){t=node.childNodes[0].innerHTML;}else{t=node.innerHTML;}}else{if(typeof(config.textExtraction)=="function"){t=config.textExtraction(node);}else{t=$(node).text();}}return t;}function appendToTable(table,cache){if(table.config.debug){var appendTime=new Date()}var c=cache,r=c.row,n=c.normalized,totalRows=n.length,checkCell=(n[0].length-1),tableBody=$(table.tBodies[0]),rows=[];for(var i=0;i&lt;totalRows;i++){rows.push(r[n[i][checkCell]]);if(!table.config.appender){var o=r[n[i][checkCell]];var l=o.length;for(var j=0;j&lt;l;j++){tableBody[0].appendChild(o[j]);}}}if(table.config.appender){table.config.appender(table,rows);}rows=null;if(table.config.debug){benchmark("Rebuilt table:",appendTime);}applyWidget(table);setTimeout(function(){$(table).trigger("sortEnd");},0);};function buildHeaders(table){if(table.config.debug){var time=new Date();}var meta=($.metadata)?true:false,tableHeadersRows=[];for(var i=0;i&lt;table.tHead.rows.length;i++){tableHeadersRows[i]=0;};$tableHeaders=$("thead th",table);$tableHeaders.each(function(index){this.count=0;this.column=index;this.order=formatSortingOrder(table.config.sortInitialOrder);if(ch<text:soft-page-break/>eckHeaderMetadata(this)||checkHeaderOptions(table,index))this.sortDisabled=true;if(!this.sortDisabled){$(this).addClass(table.config.cssHeader);}table.config.headerList[index]=this;});if(table.config.debug){benchmark("Built headers:",time);log($tableHeaders);}return $tableHeaders;};function checkCellColSpan(table,rows,row){var arr=[],r=table.tHead.rows,c=r[row].cells;for(var i=0;i&lt;c.length;i++){var cell=c[i];if(cell.colSpan&gt;1){arr=arr.concat(checkCellColSpan(table,headerArr,row++));}else{if(table.tHead.length==1||(cell.rowSpan&gt;1||!r[row+1])){arr.push(cell);}}}return arr;};function checkHeaderMetadata(cell){if(($.metadata)&amp;&amp;($(cell).metadata().sorter===false)){return true;};return false;}function checkHeaderOptions(table,i){if((table.config.headers[i])&amp;&amp;(table.config.headers[i].sorter===false)){return true;};return false;}function applyWidget(table){var c=table.config.widgets;var l=c.length;for(var i=0;i&lt;l;i++){getWidgetById(c[i]).format(table);}}function getWidgetById(name){var l=widgets.length;for(var i=0;i&lt;l;i++){if(widgets[i].id.toLowerCase()==name.toLowerCase()){return widgets[i];}}};function formatSortingOrder(v){if(typeof(v)!="Number"){i=(v.toLowerCase()=="desc")?1:0;}else{i=(v==(0||1))?v:0;}return i;}function isValueInArray(v,a){var l=a.length;for(var i=0;i&lt;l;i++){if(a[i][0]==v){return true;}}return false;}function setHeadersCss(table,$headers,list,css){$headers.removeClass(css[0]).removeClass(css[1]);var h=[];$headers.each(function(offset){if(!this.sortDisabled){h[this.column]=$(this);}});var l=list.length;for(var i=0;i&lt;l;i++){h[list[i][0]].addClass(css[list[i][1]]);}}function fixColumnWidth(table,$headers){var c=table.config;if(c.widthFixed){var colgroup=$('&lt;colgroup&gt;');$("tr:first td",table.tBodies[0]).each(function(){colgroup.append($('&lt;col&gt;').css('width',$(this).width()));});$(table).prepend(colgroup);};}function updateHeaderSortCount(table,sortList){var c=table.config,l=sortList.length;for(var i=0;i&lt;l;i++){var s=sortList[i],o=c.headerList[s[0]];o.count=s[1];o.count++;}}function multisort(table,sortList,cache){if(table.config.debug){var sortTime=new Date();}var dynamicExp="var sortWrapper = function(a,b) {",l=sortList.length;for(var i=0;i&lt;l;i++){var c=sortList[i][0];var order=sortList[i][1];var s=(getCachedSortType(table.config.parsers,c)=="text")?((order==0)?"sortText":"sortTextDesc"):((order==0)?"sortNumeric":"sortNumericDesc");var e="e"+i;dynamicExp+="var "+e+" = "+s+"(a["+c+"],b["+c+"]); ";dynamicExp+="if("+e+") { return "+e+"; } ";dynamicExp+="else { ";}var orgOrderCol=cache.normalized[0].length-1;dynamicExp+="return a["+orgOrderCol+"]-b["+orgOrderCol+"];";for(var i=0;i&lt;l;i++){dynamicExp+="}; ";}dynamicExp+="return 0; ";dynamicExp+="}; ";eval(dynamicExp);cache.normalized.sort(sortWrapper);if(table.config.debug){benchmark("Sorting on "+sortList.toString()+" and dir "+order+" time:",sortTime);}return cache;};function sortText(a,b){return((a&lt;b)?-1:((a&gt;b)?1:0));};function sortTextDesc(a,b){return((b&lt;a)?-1:((b&gt;a)?1:0));};function sortNumeric(a,b){return a-b;};function sortNumericDesc(a,b){return b-a;};function getCachedSortType(parsers,i){return parsers[i].type;};this.construct=function(settings){return this.each(function(){if(!this.tHead||!this.tBodies)return;var $this,$document,$headers,cache,config,shiftDown=0,sortOrder;this.config={};config=$.extend(this.config,$.tablesorter.defaults,settings);$this=$(this);$headers=buildHeaders(this);this.config.parsers=buildParserCache(this,$headers);cache=buildCache(this);var sortCSS=[config.cssDesc,config.cssAsc];fixColumnWidth(this);$headers.click(function(e){$this.trigger("sortStart");var totalRows=($this[0].tBodies[0]&amp;&amp;$this[0].tBodies[0].rows.length)||0;if(!this.sortDisabled&amp;&amp;totalRows&gt;0){var $cell=$(this);var i=this.column;this.order=this.count++%2;if(!e[config.sortMultiSortKey]){config.sortList=[];if(config.sortForce!=null){var a=config.sortForce;for(var j=0;j&lt;a.length;j++){if(a[j][0]!=i){config.sortList.push(a[j]);}}}config.sortList.push([i,this.order]);}else{if(isValueInArray(i,config.sortList)){for(var j=0;j&lt;config.sortList.length;j++){var s=config.sortList[j],o=config.headerList[s[0]];if(s[0]==i){o.count=s[1];o.count++;s[1]=o.count<text:soft-page-break/>%2;}}}else{config.sortList.push([i,this.order]);}};setTimeout(function(){setHeadersCss($this[0],$headers,config.sortList,sortCSS);appendToTable($this[0],multisort($this[0],config.sortList,cache));},1);return false;}}).mousedown(function(){if(config.cancelSelection){this.onselectstart=function(){return false};return false;}});$this.bind("update",function(){this.config.parsers=buildParserCache(this,$headers);cache=buildCache(this);}).bind("sorton",function(e,list){$(this).trigger("sortStart");config.sortList=list;var sortList=config.sortList;updateHeaderSortCount(this,sortList);setHeadersCss(this,$headers,sortList,sortCSS);appendToTable(this,multisort(this,sortList,cache));}).bind("appendCache",function(){appendToTable(this,cache);}).bind("applyWidgetId",function(e,id){getWidgetById(id).format(this);}).bind("applyWidgets",function(){applyWidget(this);});if($.metadata&amp;&amp;($(this).metadata()&amp;&amp;$(this).metadata().sortlist)){config.sortList=$(this).metadata().sortlist;}if(config.sortList.length&gt;0){$this.trigger("sorton",[config.sortList]);}applyWidget(this);});};this.addParser=function(parser){var l=parsers.length,a=true;for(var i=0;i&lt;l;i++){if(parsers[i].id.toLowerCase()==parser.id.toLowerCase()){a=false;}}if(a){parsers.push(parser);};};this.addWidget=function(widget){widgets.push(widget);};this.formatFloat=function(s){var i=parseFloat(s);return(isNaN(i))?0:i;};this.formatInt=function(s){var i=parseInt(s);return(isNaN(i))?0:i;};this.isDigit=function(s,config){var DECIMAL='\\'+config.decimal;var exp='/(^[+]?0('+DECIMAL+'0+)?$)|(^([-+]?[1-9][0-9]*)$)|(^([-+]?((0?|[1-9][0-9]*)'+DECIMAL+'(0*[1-9][0-9]*)))$)|(^[-+]?[1-9]+[0-9]*'+DECIMAL+'0+$)/';return RegExp(exp).test($.trim(s));};this.clearTableBody=function(table){if($.browser.msie){function empty(){while(this.firstChild)this.removeChild(this.firstChild);}empty.apply(table.tBodies[0]);}else{table.tBodies[0].innerHTML="";}};}});$.fn.extend({tablesorter:$.tablesorter.construct});var ts=$.tablesorter;ts.addParser({id:"text",is:function(s){return true;},format:function(s){return $.trim(s.toLowerCase());},type:"text"});ts.addParser({id:"digit",is:function(s,table){var c=table.config;return</text:p>
      <text:p text:style-name="P1"><text:s/>$.tablesorter.isDigit(s,c);},format:function(s){return $.tablesorter.formatFloat(s);},type:"numeric"});ts.addParser({id:"currency",is:function(s){return/^[£$€?.]/.test(s);},format:function(s){return $.tablesorter.formatFloat(s.replace(new RegExp(/[^0-9.]/g),""));},type:"numeric"});ts.addParser({id:"ipAddress",is:function(s){return/^\d{2,3}[\.]\d{2,3}[\.]\d{2,3}[\.]\d{2,3}$/.test(s);},format:function(s){var a=s.split("."),r="",l=a.length;for(var i=0;i&lt;l;i++){var item=a[i];if(item.length==2){r+="0"+item;}else{r+=item;}}return $.tablesorter.formatFloat(r);},type:"numeric"});ts.addParser({id:"url",is:function(s){return/^(https?|ftp|file):\/\/$/.test(s);},format:function(s){return jQuery.trim(s.replace(new RegExp(/(https?|ftp|file):\/\//),''));},type:"text"});ts.addParser({id:"isoDate",is:function(s){return/^\d{4}[\/-]\d{1,2}[\/-]\d{1,2}$/.test(s);},format:function(s){return $.tablesorter.formatFloat((s!="")?new Date(s.replace(new RegExp(/-/g),"/")).getTime():"0");},type:"numeric"});ts.addParser({id:"percent",is:function(s){return/\%$/.test($.trim(s));},format:function(s){return $.tablesorter.formatFloat(s.replace(new RegExp(/%/g),""));},type:"numeric"});ts.addParser({id:"usLongDate",is:function(s){return s.match(new RegExp(/^[A-Za-z]{3,10}\.? [0-9]{1,2}, ([0-9]{4}|'?[0-9]{2}) (([0-2]?[0-9]:[0-5][0-9])|([0-1]?[0-9]:[0-5][0-9]\s(AM|PM)))$/));},format:function(s){return $.tablesorter.formatFloat(new Date(s).getTime());},type:"numeric"});ts.addParser({id:"shortDate",is:function(s){return/\d{1,2}[\/\-]\d{1,2}[\/\-]\d{2,4}/.test(s);},format:function(s,table){var c=table.config;s=s.replace(/\-/g,"/");if(c.dateFormat=="us"){s=s.replace(/(\d{1,2})[\/\-](\d{1,2})[\/\-](\d{4})/,"$3/$1/$2");}else if(c.dateFormat=="uk"){s=s.replace(/(\d{1,2})[\/\-](\d{1,2})[\/\-](\d{4})/,"$3/$2/$1");}else if(c.dateFormat=="dd/mm/yy"||c.dateFormat=="dd-mm-yy")<text:soft-page-break/>{s=s.replace(/(\d{1,2})[\/\-](\d{1,2})[\/\-](\d{2})/,"$1/$2/$3");}return $.tablesorter.formatFloat(new Date(s).getTime());},type:"numeric"});ts.addParser({id:"time",is:function(s){return/^(([0-2]?[0-9]:[0-5][0-9])|([0-1]?[0-9]:[0-5][0-9]\s(am|pm)))$/.test(s);},format:function(s){return $.tablesorter.formatFloat(new Date("2000/01/01 "+s).getTime());},type:"numeric"});ts.addParser({id:"metadata",is:function(s){return false;},format:function(s,table,cell){var c=table.config,p=(!c.parserMetadataName)?'sortValue':c.parserMetadataName;return $(cell).metadata()[p];},type:"numeric"});ts.addWidget({id:"zebra",format:function(table){if(table.config.debug){var time=new Date();}$("tr:visible",table.tBodies[0]).filter(':even').removeClass(table.config.widgetZebra.css[1]).addClass(table.config.widgetZebra.css[0]).end().filter(':odd').removeClass(table.config.widgetZebra.css[0]).addClass(table.config.widgetZebra.css[1]);if(table.config.debug){$.tablesorter.benchmark("Applying Zebra widget",time);}}});})(jQuer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lt;script type="application/javascript" src="/static/js/jquery.dataTables.min.js"&gt;&lt;/script&gt;</text:p>
      <text:p text:style-name="P1"/>
      <text:p text:style-name="P1"/>
      <text:p text:style-name="P1">/*!</text:p>
      <text:p text:style-name="P1"><text:s/>DataTables 1.10.16</text:p>
      <text:p text:style-name="P1"><text:s/>©2008-2017 SpryMedia Ltd - datatables.net/license</text:p>
      <text:p text:style-name="P1">*/</text:p>
      <text:p text:style-name="P1">(function(h){"function"===typeof define&amp;&amp;define.amd?define(["jquery"],function(E){return h(E,window,document)}):"object"===typeof exports?module.exports=function(E,G){E||(E=window);G||(G="undefined"!==typeof window?require("jquery"):require("jquery")(E));return h(G,E,E.document)}:h(jQuery,window,document)})(function(h,E,G,k){function X(a){var b,c,d={};h.each(a,function(e){if((b=e.match(/^([^A-Z]+?)([A-Z])/))&amp;&amp;-1!=="a aa ai ao as b fn i m o s ".indexOf(b[1]+" "))c=e.replace(b[0],b[2].toLowerCase()),</text:p>
      <text:p text:style-name="P1">d[c]=e,"o"===b[1]&amp;&amp;X(a[e])});a._hungarianMap=d}function I(a,b,c){a._hungarianMap||X(a);var d;h.each(b,function(e){d=a._hungarianMap[e];if(d!==k&amp;&amp;(c||b[d]===k))"o"===d.charAt(0)?(b[d]||(b[d]={}),h.extend(!0,b[d],b[e]),I(a[d],b[d],c)):b[d]=b[e]})}function Ca(a){var b=m.defaults.oLanguage,c=a.sZeroRecords;!a.sEmptyTable&amp;&amp;(c&amp;&amp;"No data available in table"===b.sEmptyTable)&amp;&amp;F(a,a,"sZeroRecords","sEmptyTable");!a.sLoadingRecords&amp;&amp;(c&amp;&amp;"Loading..."===b.sLoadingRecords)&amp;&amp;F(a,a,"sZeroRecords","sLoadingRecords");</text:p>
      <text:p text:style-name="P1">a.sInfoThousands&amp;&amp;(a.sThousands=a.sInfoThousands);(a=a.sDecimal)&amp;&amp;cb(a)}function db(a){A(a,"ordering","bSort");A(a,"orderMulti","bSortMulti");A(a,"orderClasses","bSortClasses");A(a,"orderCellsTop","bSortCellsTop");A(a,"order","aaSorting");A(a,"orderFixed","aaSortingFixed");A(a<text:soft-page-break/>,"paging","bPaginate");A(a,"pagingType","sPaginationType");A(a,"pageLength","iDisplayLength");A(a,"searching","bFilter");"boolean"===typeof a.sScrollX&amp;&amp;(a.sScrollX=a.sScrollX?"100%":"");"boolean"===typeof a.scrollX&amp;&amp;(a.scrollX=</text:p>
      <text:p text:style-name="P1">a.scrollX?"100%":"");if(a=a.aoSearchCols)for(var b=0,c=a.length;b&lt;c;b++)a[b]&amp;&amp;I(m.models.oSearch,a[b])}function eb(a){A(a,"orderable","bSortable");A(a,"orderData","aDataSort");A(a,"orderSequence","asSorting");A(a,"orderDataType","sortDataType");var b=a.aDataSort;"number"===typeof b&amp;&amp;!h.isArray(b)&amp;&amp;(a.aDataSort=[b])}function fb(a){if(!m.__browser){var b={};m.__browser=b;var c=h("&lt;div/&gt;").css({position:"fixed",top:0,left:-1*h(E).scrollLeft(),height:1,width:1,overflow:"hidden"}).append(h("&lt;div/&gt;").css({position:"absolute",</text:p>
      <text:p text:style-name="P1">top:1,left:1,width:100,overflow:"scroll"}).append(h("&lt;div/&gt;").css({width:"100%",height:10}))).appendTo("body"),d=c.children(),e=d.children();b.barWidth=d[0].offsetWidth-d[0].clientWidth;b.bScrollOversize=100===e[0].offsetWidth&amp;&amp;100!==d[0].clientWidth;b.bScrollbarLeft=1!==Math.round(e.offset().left);b.bBounding=c[0].getBoundingClientRect().width?!0:!1;c.remove()}h.extend(a.oBrowser,m.__browser);a.oScroll.iBarWidth=m.__browser.barWidth}function gb(a,b,c,d,e,f){var g,j=!1;c!==k&amp;&amp;(g=c,j=!0);for(;d!==</text:p>
      <text:p text:style-name="P1">e;)a.hasOwnProperty(d)&amp;&amp;(g=j?b(g,a[d],d,a):a[d],j=!0,d+=f);return g}function Da(a,b){var c=m.defaults.column,d=a.aoColumns.length,c=h.extend({},m.models.oColumn,c,{nTh:b?b:G.createElement("th"),sTitle:c.sTitle?c.sTitle:b?b.innerHTML:"",aDataSort:c.aDataSort?c.aDataSort:[d],mData:c.mData?c.mData:d,idx:d});a.aoColumns.push(c);c=a.aoPreSearchCols;c[d]=h.extend({},m.models.oSearch,c[d]);ja(a,d,h(b).data())}function ja(a,b,c){var b=a.aoColumns[b],d=a.oClasses,e=h(b.nTh);if(!b.sWidthOrig){b.sWidthOrig=</text:p>
      <text:p text:style-name="P1">e.attr("width")||null;var f=(e.attr("style")||"").match(/width:\s*(\d+[pxem%]+)/);f&amp;&amp;(b.sWidthOrig=f[1])}c!==k&amp;&amp;null!==c&amp;&amp;(eb(c),I(m.defaults.column,c),c.mDataProp!==k&amp;&amp;!c.mData&amp;&amp;(c.mData=c.mDataProp),c.sType&amp;&amp;(b._sManualType=c.sType),c.className&amp;&amp;!c.sClass&amp;&amp;(c.sClass=c.className),c.sClass&amp;&amp;e.addClass(c.sClass),h.extend(b,c),F(b,c,"sWidth","sWidthOrig"),c.iDataSort!==k&amp;&amp;(b.aDataSort=[c.iDataSort]),F(b,c,"aDataSort"));var g=b.mData,j=Q(g),i=b.mRender?Q(b.mRender):null,c=function(a){return"string"===</text:p>
      <text:p text:style-name="P1">typeof a&amp;&amp;-1!==a.indexOf("@")};b._bAttrSrc=h.isPlainObject(g)&amp;&amp;(c(g.sort)||c(g.type)||c(g.filter));b._setter=null;b.fnGetData=function(a,b,c){var d=j(a,b,k,c);return i&amp;&amp;b?i(d,b,a,c):d};b.fnSetData=function(a,b,c){return R(g)(a,b,c)};"number"!==typeof g&amp;&amp;(a._rowReadObject=!0);a.oFeatures.bSort||(b.bSortable=!1,e.addClass(d.sSortableNone));a=-1!==h.inArray("asc",b.asSorting);c=-1!==h.inArray("desc",b.asSorting);!b.bSortable||!a&amp;&amp;!c?(b.sSortingClass=d.sSortableNone,b.sSortingClassJUI=""):a&amp;&amp;!c?(b.sSortingClass=</text:p>
      <text:p text:style-name="P1">d.sSortableAsc,b.sSortingClassJUI=d.sSortJUIAscAllowed):!a&amp;&amp;c?(b.sSortingClass=d.sSortableDesc,b.sSortingClassJUI=d.sSortJUIDescAllowed):(b.sSortingClass=d.sSortable,b.sSortingClassJUI=d.sSortJUI)}function Y(a){if(!1!==a.oFeatures.bAutoWidth){var b=a.aoColumns;Ea(a);for(var c=0,d=b.length;c&lt;d;c++)b[c].nTh.style.width=b[c].sWidth}b=a.oScroll;(""!==b.sY||""!==b.sX)&amp;&amp;ka(a);r(a,null,"column-sizing",[a])}function Z(a,b){var c=la(a,"bVisible");return"number"===typeof c[b]?c[b]:null}function $(a,b){var c=</text:p>
      <text:p text:style-name="P1">la(a,"bVisible"),c=h.inArray(b,c);return-1!==c?c:null}function aa(a){var b=0;h.each(a.aoColumns,function(a,d){d.bVisible&amp;&amp;"none"!==h(d.nTh).css("display")&amp;&amp;b++});return b}function la(a,b){var c=[];h.map(a.aoColumns,function(a,e){a[b]&amp;&amp;c.push(e)});return c}function Fa(a){var b=a.aoColumns,c=a.aoData,d=m.ext.type.detect,e,f,g,j,i,h,l,q,t;e=0;for(f=b.length;e&lt;f;e++)if(l=b[e],t=[],!l.sType&amp;&amp;l._sManualType)l.sType=l._sManualType;else if(!l.sType){g=0;for(j=d.length;g&lt;j;g++){i=0;for(h=c.length;i&lt;h;i++){t[i]===</text:p>
      <text:p text:style-name="P1"><text:soft-page-break/>k&amp;&amp;(t[i]=B(a,i,e,"type"));q=d[g](t[i],a);if(!q&amp;&amp;g!==d.length-1)break;if("html"===q)break}if(q){l.sType=q;break}}l.sType||(l.sType="string")}}function hb(a,b,c,d){var e,f,g,j,i,n,l=a.aoColumns;if(b)for(e=b.length-1;0&lt;=e;e--){n=b[e];var q=n.targets!==k?n.targets:n.aTargets;h.isArray(q)||(q=[q]);f=0;for(g=q.length;f&lt;g;f++)if("number"===typeof q[f]&amp;&amp;0&lt;=q[f]){for(;l.length&lt;=q[f];)Da(a);d(q[f],n)}else if("number"===typeof q[f]&amp;&amp;0&gt;q[f])d(l.length+q[f],n);else if("string"===typeof q[f]){j=0;for(i=l.length;j&lt;</text:p>
      <text:p text:style-name="P1">i;j++)("_all"==q[f]||h(l[j].nTh).hasClass(q[f]))&amp;&amp;d(j,n)}}if(c){e=0;for(a=c.length;e&lt;a;e++)d(e,c[e])}}function M(a,b,c,d){var e=a.aoData.length,f=h.extend(!0,{},m.models.oRow,{src:c?"dom":"data",idx:e});f._aData=b;a.aoData.push(f);for(var g=a.aoColumns,j=0,i=g.length;j&lt;i;j++)g[j].sType=null;a.aiDisplayMaster.push(e);b=a.rowIdFn(b);b!==k&amp;&amp;(a.aIds[b]=f);(c||!a.oFeatures.bDeferRender)&amp;&amp;Ga(a,e,c,d);return e}function ma(a,b){var c;b instanceof h||(b=h(b));return b.map(function(b,e){c=Ha(a,e);return M(a,</text:p>
      <text:p text:style-name="P1">c.data,e,c.cells)})}function B(a,b,c,d){var e=a.iDraw,f=a.aoColumns[c],g=a.aoData[b]._aData,j=f.sDefaultContent,i=f.fnGetData(g,d,{settings:a,row:b,col:c});if(i===k)return a.iDrawError!=e&amp;&amp;null===j&amp;&amp;(J(a,0,"Requested unknown parameter "+("function"==typeof f.mData?"{function}":"'"+f.mData+"'")+" for row "+b+", column "+c,4),a.iDrawError=e),j;if((i===g||null===i)&amp;&amp;null!==j&amp;&amp;d!==k)i=j;else if("function"===typeof i)return i.call(g);return null===i&amp;&amp;"display"==d?"":i}function ib(a,b,c,d){a.aoColumns[c].fnSetData(a.aoData[b]._aData,</text:p>
      <text:p text:style-name="P1">d,{settings:a,row:b,col:c})}function Ia(a){return h.map(a.match(/(\\.|[^\.])+/g)||[""],function(a){return a.replace(/\\\./g,".")})}function Q(a){if(h.isPlainObject(a)){var b={};h.each(a,function(a,c){c&amp;&amp;(b[a]=Q(c))});return function(a,c,f,g){var j=b[c]||b._;return j!==k?j(a,c,f,g):a}}if(null===a)return function(a){return a};if("function"===typeof a)return function(b,c,f,g){return a(b,c,f,g)};if("string"===typeof a&amp;&amp;(-1!==a.indexOf(".")||-1!==a.indexOf("[")||-1!==a.indexOf("("))){var c=function(a,</text:p>
      <text:p text:style-name="P1">b,f){var g,j;if(""!==f){j=Ia(f);for(var i=0,n=j.length;i&lt;n;i++){f=j[i].match(ba);g=j[i].match(U);if(f){j[i]=j[i].replace(ba,"");""!==j[i]&amp;&amp;(a=a[j[i]]);g=[];j.splice(0,i+1);j=j.join(".");if(h.isArray(a)){i=0;for(n=a.length;i&lt;n;i++)g.push(c(a[i],b,j))}a=f[0].substring(1,f[0].length-1);a=""===a?g:g.join(a);break}else if(g){j[i]=j[i].replace(U,"");a=a[j[i]]();continue}if(null===a||a[j[i]]===k)return k;a=a[j[i]]}}return a};return function(b,e){return c(b,e,a)}}return function(b){return b[a]}}function R(a){if(h.isPlainObject(a))return R(a._);</text:p>
      <text:p text:style-name="P1">if(null===a)return function(){};if("function"===typeof a)return function(b,d,e){a(b,"set",d,e)};if("string"===typeof a&amp;&amp;(-1!==a.indexOf(".")||-1!==a.indexOf("[")||-1!==a.indexOf("("))){var b=function(a,d,e){var e=Ia(e),f;f=e[e.length-1];for(var g,j,i=0,n=e.length-1;i&lt;n;i++){g=e[i].match(ba);j=e[i].match(U);if(g){e[i]=e[i].replace(ba,"");a[e[i]]=[];f=e.slice();f.splice(0,i+1);g=f.join(".");if(h.isArray(d)){j=0;for(n=d.length;j&lt;n;j++)f={},b(f,d[j],g),a[e[i]].push(f)}else a[e[i]]=d;return}j&amp;&amp;(e[i]=e[i].replace(U,</text:p>
      <text:p text:style-name="P1">""),a=a[e[i]](d));if(null===a[e[i]]||a[e[i]]===k)a[e[i]]={};a=a[e[i]]}if(f.match(U))a[f.replace(U,"")](d);else a[f.replace(ba,"")]=d};return function(c,d){return b(c,d,a)}}return function(b,d){b[a]=d}}function Ja(a){return D(a.aoData,"_aData")}function na(a){a.aoData.length=0;a.aiDisplayMaster.length=0;a.aiDisplay.length=0;a.aIds={}}function oa(a,b,c){for(var d=-1,e=0,f=a.length;e&lt;f;e++)a[e]==b?d=e:a[e]&gt;b&amp;&amp;a[e]--; -1!=d&amp;&amp;c===k&amp;&amp;a.splice(d,1)}function ca(a,b,c,d){var e=a.aoData[b],f,g=function(c,d){for(;c.childNodes.length;)c.removeChild(c.firstChild);</text:p>
      <text:p text:style-name="P1">c.innerHTML=B(a,b,d,"display")};if("dom"===c||(!c||"auto"===c)&amp;&amp;"dom"===e.src)e._aData=Ha(a,e,d,d===k?k:e._aData).data;else{var j=e.anCells;if(j)if(d!==k)g(j[d],d);else{c=0;for(f=j.length;c&lt;f;c++)g(j[c],c)}}e._aSortData=null;e._aFilterData=null;g=a.aoColumns;if(d!==k)g[d].sType=null;else{c=0;for(f=g.length;c&lt;f;c++)g[c].sType=null;Ka(a,e)}}function <text:soft-page-break/>Ha(a,b,c,d){var e=[],f=b.firstChild,g,j,i=0,n,l=a.aoColumns,q=a._rowReadObject,d=d!==k?d:q?{}:[],t=function(a,b){if("string"===typeof a){var c=a.indexOf("@");</text:p>
      <text:p text:style-name="P1">-1!==c&amp;&amp;(c=a.substring(c+1),R(a)(d,b.getAttribute(c)))}},m=function(a){if(c===k||c===i)j=l[i],n=h.trim(a.innerHTML),j&amp;&amp;j._bAttrSrc?(R(j.mData._)(d,n),t(j.mData.sort,a),t(j.mData.type,a),t(j.mData.filter,a)):q?(j._setter||(j._setter=R(j.mData)),j._setter(d,n)):d[i]=n;i++};if(f)for(;f;){g=f.nodeName.toUpperCase();if("TD"==g||"TH"==g)m(f),e.push(f);f=f.nextSibling}else{e=b.anCells;f=0;for(g=e.length;f&lt;g;f++)m(e[f])}if(b=b.firstChild?b:b.nTr)(b=b.getAttribute("id"))&amp;&amp;R(a.rowId)(d,b);return{data:d,cells:e}}</text:p>
      <text:p text:style-name="P1">function Ga(a,b,c,d){var e=a.aoData[b],f=e._aData,g=[],j,i,n,l,q;if(null===e.nTr){j=c||G.createElement("tr");e.nTr=j;e.anCells=g;j._DT_RowIndex=b;Ka(a,e);l=0;for(q=a.aoColumns.length;l&lt;q;l++){n=a.aoColumns[l];i=c?d[l]:G.createElement(n.sCellType);i._DT_CellIndex={row:b,column:l};g.push(i);if((!c||n.mRender||n.mData!==l)&amp;&amp;(!h.isPlainObject(n.mData)||n.mData._!==l+".display"))i.innerHTML=B(a,b,l,"display");n.sClass&amp;&amp;(i.className+=" "+n.sClass);n.bVisible&amp;&amp;!c?j.appendChild(i):!n.bVisible&amp;&amp;c&amp;&amp;i.parentNode.removeChild(i);</text:p>
      <text:p text:style-name="P1">n.fnCreatedCell&amp;&amp;n.fnCreatedCell.call(a.oInstance,i,B(a,b,l),f,b,l)}r(a,"aoRowCreatedCallback",null,[j,f,b])}e.nTr.setAttribute("role","row")}function Ka(a,b){var c=b.nTr,d=b._aData;if(c){var e=a.rowIdFn(d);e&amp;&amp;(c.id=e);d.DT_RowClass&amp;&amp;(e=d.DT_RowClass.split(" "),b.__rowc=b.__rowc?qa(b.__rowc.concat(e)):e,h(c).removeClass(b.__rowc.join(" ")).addClass(d.DT_RowClass));d.DT_RowAttr&amp;&amp;h(c).attr(d.DT_RowAttr);d.DT_RowData&amp;&amp;h(c).data(d.DT_RowData)}}function jb(a){var b,c,d,e,f,g=a.nTHead,j=a.nTFoot,i=0===</text:p>
      <text:p text:style-name="P1">h("th, td",g).length,n=a.oClasses,l=a.aoColumns;i&amp;&amp;(e=h("&lt;tr/&gt;").appendTo(g));b=0;for(c=l.length;b&lt;c;b++)f=l[b],d=h(f.nTh).addClass(f.sClass),i&amp;&amp;d.appendTo(e),a.oFeatures.bSort&amp;&amp;(d.addClass(f.sSortingClass),!1!==f.bSortable&amp;&amp;(d.attr("tabindex",a.iTabIndex).attr("aria-controls",a.sTableId),La(a,f.nTh,b))),f.sTitle!=d[0].innerHTML&amp;&amp;d.html(f.sTitle),Ma(a,"header")(a,d,f,n);i&amp;&amp;da(a.aoHeader,g);h(g).find("&gt;tr").attr("role","row");h(g).find("&gt;tr&gt;th, &gt;tr&gt;td").addClass(n.sHeaderTH);h(j).find("&gt;tr&gt;th, &gt;tr&gt;td").addClass(n.sFooterTH);</text:p>
      <text:p text:style-name="P1">if(null!==j){a=a.aoFooter[0];b=0;for(c=a.length;b&lt;c;b++)f=l[b],f.nTf=a[b].cell,f.sClass&amp;&amp;h(f.nTf).addClass(f.sClass)}}function ea(a,b,c){var d,e,f,g=[],j=[],i=a.aoColumns.length,n;if(b){c===k&amp;&amp;(c=!1);d=0;for(e=b.length;d&lt;e;d++){g[d]=b[d].slice();g[d].nTr=b[d].nTr;for(f=i-1;0&lt;=f;f--)!a.aoColumns[f].bVisible&amp;&amp;!c&amp;&amp;g[d].splice(f,1);j.push([])}d=0;for(e=g.length;d&lt;e;d++){if(a=g[d].nTr)for(;f=a.firstChild;)a.removeChild(f);f=0;for(b=g[d].length;f&lt;b;f++)if(n=i=1,j[d][f]===k){a.appendChild(g[d][f].cell);</text:p>
      <text:p text:style-name="P1">for(j[d][f]=1;g[d+i]!==k&amp;&amp;g[d][f].cell==g[d+i][f].cell;)j[d+i][f]=1,i++;for(;g[d][f+n]!==k&amp;&amp;g[d][f].cell==g[d][f+n].cell;){for(c=0;c&lt;i;c++)j[d+c][f+n]=1;n++}h(g[d][f].cell).attr("rowspan",i).attr("colspan",n)}}}}function N(a){var b=r(a,"aoPreDrawCallback","preDraw",[a]);if(-1!==h.inArray(!1,b))C(a,!1);else{var b=[],c=0,d=a.asStripeClasses,e=d.length,f=a.oLanguage,g=a.iInitDisplayStart,j="ssp"==y(a),i=a.aiDisplay;a.bDrawing=!0;g!==k&amp;&amp;-1!==g&amp;&amp;(a._iDisplayStart=j?g:g&gt;=a.fnRecordsDisplay()?0:g,a.iInitDisplayStart=</text:p>
      <text:p text:style-name="P1">-1);var g=a._iDisplayStart,n=a.fnDisplayEnd();if(a.bDeferLoading)a.bDeferLoading=!1,a.iDraw++,C(a,!1);else if(j){if(!a.bDestroying&amp;&amp;!kb(a))return}else a.iDraw++;if(0!==i.length){f=j?a.aoData.length:n;for(j=j?0:g;j&lt;f;j++){var l=i[j],q=a.aoData[l];null===q.nTr&amp;&amp;Ga(a,l);l=q.nTr;if(0!==e){var t=d[c%e];q._sRowStripe!=t&amp;&amp;(h(l).removeClass(q._sRowStripe).addClass(t),q._sRowStripe=t)}r(a,"aoRowCallback",null,[l,q._aData,c,j]);b.push(l);c++}}else c=f.sZeroRecords,1==a.iDraw&amp;&amp;"ajax"==y(a)?c=f.sLoadingRecords:</text:p>
      <text:p text:style-name="P1"><text:soft-page-break/>f.sEmptyTable&amp;&amp;0===a.fnRecordsTotal()&amp;&amp;(c=f.sEmptyTable),b[0]=h("&lt;tr/&gt;",{"class":e?d[0]:""}).append(h("&lt;td /&gt;",{valign:"top",colSpan:aa(a),"class":a.oClasses.sRowEmpty}).html(c))[0];r(a,"aoHeaderCallback","header",[h(a.nTHead).children("tr")[0],Ja(a),g,n,i]);r(a,"aoFooterCallback","footer",[h(a.nTFoot).children("tr")[0],Ja(a),g,n,i]);d=h(a.nTBody);d.children().detach();d.append(h(b));r(a,"aoDrawCallback","draw",[a]);a.bSorted=!1;a.bFiltered=!1;a.bDrawing=!1}}function S(a,b){var c=a.oFeatures,d=c.bFilter;</text:p>
      <text:p text:style-name="P1">c.bSort&amp;&amp;lb(a);d?fa(a,a.oPreviousSearch):a.aiDisplay=a.aiDisplayMaster.slice();!0!==b&amp;&amp;(a._iDisplayStart=0);a._drawHold=b;N(a);a._drawHold=!1}function mb(a){var b=a.oClasses,c=h(a.nTable),c=h("&lt;div/&gt;").insertBefore(c),d=a.oFeatures,e=h("&lt;div/&gt;",{id:a.sTableId+"_wrapper","class":b.sWrapper+(a.nTFoot?"":" "+b.sNoFooter)});a.nHolding=c[0];a.nTableWrapper=e[0];a.nTableReinsertBefore=a.nTable.nextSibling;for(var f=a.sDom.split(""),g,j,i,n,l,q,k=0;k&lt;f.length;k++){g=null;j=f[k];if("&lt;"==j){i=h("&lt;div/&gt;")[0];</text:p>
      <text:p text:style-name="P1">n=f[k+1];if("'"==n||'"'==n){l="";for(q=2;f[k+q]!=n;)l+=f[k+q],q++;"H"==l?l=b.sJUIHeader:"F"==l&amp;&amp;(l=b.sJUIFooter);-1!=l.indexOf(".")?(n=l.split("."),i.id=n[0].substr(1,n[0].length-1),i.className=n[1]):"#"==l.charAt(0)?i.id=l.substr(1,l.length-1):i.className=l;k+=q}e.append(i);e=h(i)}else if("&gt;"==j)e=e.parent();else if("l"==j&amp;&amp;d.bPaginate&amp;&amp;d.bLengthChange)g=nb(a);else if("f"==j&amp;&amp;d.bFilter)g=ob(a);else if("r"==j&amp;&amp;d.bProcessing)g=pb(a);else if("t"==j)g=qb(a);else if("i"==j&amp;&amp;d.bInfo)g=rb(a);else if("p"==</text:p>
      <text:p text:style-name="P1">j&amp;&amp;d.bPaginate)g=sb(a);else if(0!==m.ext.feature.length){i=m.ext.feature;q=0;for(n=i.length;q&lt;n;q++)if(j==i[q].cFeature){g=i[q].fnInit(a);break}}g&amp;&amp;(i=a.aanFeatures,i[j]||(i[j]=[]),i[j].push(g),e.append(g))}c.replaceWith(e);a.nHolding=null}function da(a,b){var c=h(b).children("tr"),d,e,f,g,j,i,n,l,q,k;a.splice(0,a.length);f=0;for(i=c.length;f&lt;i;f++)a.push([]);f=0;for(i=c.length;f&lt;i;f++){d=c[f];for(e=d.firstChild;e;){if("TD"==e.nodeName.toUpperCase()||"TH"==e.nodeName.toUpperCase()){l=1*e.getAttribute("colspan");</text:p>
      <text:p text:style-name="P1">q=1*e.getAttribute("rowspan");l=!l||0===l||1===l?1:l;q=!q||0===q||1===q?1:q;g=0;for(j=a[f];j[g];)g++;n=g;k=1===l?!0:!1;for(j=0;j&lt;l;j++)for(g=0;g&lt;q;g++)a[f+g][n+j]={cell:e,unique:k},a[f+g].nTr=d}e=e.nextSibling}}}function ra(a,b,c){var d=[];c||(c=a.aoHeader,b&amp;&amp;(c=[],da(c,b)));for(var b=0,e=c.length;b&lt;e;b++)for(var f=0,g=c[b].length;f&lt;g;f++)if(c[b][f].unique&amp;&amp;(!d[f]||!a.bSortCellsTop))d[f]=c[b][f].cell;return d}function sa(a,b,c){r(a,"aoServerParams","serverParams",[b]);if(b&amp;&amp;h.isArray(b)){var d={},</text:p>
      <text:p text:style-name="P1">e=/(.*?)\[\]$/;h.each(b,function(a,b){var c=b.name.match(e);c?(c=c[0],d[c]||(d[c]=[]),d[c].push(b.value)):d[b.name]=b.value});b=d}var f,g=a.ajax,j=a.oInstance,i=function(b){r(a,null,"xhr",[a,b,a.jqXHR]);c(b)};if(h.isPlainObject(g)&amp;&amp;g.data){f=g.data;var n=h.isFunction(f)?f(b,a):f,b=h.isFunction(f)&amp;&amp;n?n:h.extend(!0,b,n);delete g.data}n={data:b,success:function(b){var c=b.error||b.sError;c&amp;&amp;J(a,0,c);a.json=b;i(b)},dataType:"json",cache:!1,type:a.sServerMethod,error:function(b,c){var d=r(a,null,"xhr",</text:p>
      <text:p text:style-name="P1">[a,null,a.jqXHR]);-1===h.inArray(!0,d)&amp;&amp;("parsererror"==c?J(a,0,"Invalid JSON response",1):4===b.readyState&amp;&amp;J(a,0,"Ajax error",7));C(a,!1)}};a.oAjaxData=b;r(a,null,"preXhr",[a,b]);a.fnServerData?a.fnServerData.call(j,a.sAjaxSource,h.map(b,function(a,b){return{name:b,value:a}}),i,a):a.sAjaxSource||"string"===typeof g?a.jqXHR=h.ajax(h.extend(n,{url:g||a.sAjaxSource})):h.isFunction(g)?a.jqXHR=g.call(j,b,i,a):(a.jqXHR=h.ajax(h.extend(n,g)),g.data=f)}function kb(a){return a.bAjaxDataGet?(a.iDraw++,C(a,</text:p>
      <text:p text:style-name="P1">!0),sa(a,tb(a),function(b){ub(a,b)}),!1):!0}function tb(a){var b=a.aoColumns,c=b.length,d=a.oFeatures,e=a.oPreviousSearch,f=a.aoPreSearchCols,g,j=[],i,n,l,k=V(a);g=a._iDisplayStart;i=!1!==d.bPaginate?a._iDisplayLength:-1;var t=function(a,b){j.push({name:a,value:b})};t("sEcho",a.iDraw);t("iColumns",c);t("sColumns",D(b,"sName").join(",<text:soft-page-break/>"));t("iDisplayStart",g);t("iDisplayLength",i);var pa={draw:a.iDraw,columns:[],order:[],start:g,length:i,search:{value:e.sSearch,regex:e.bRegex}};for(g=0;g&lt;c;g++)n=b[g],</text:p>
      <text:p text:style-name="P1">l=f[g],i="function"==typeof n.mData?"function":n.mData,pa.columns.push({data:i,name:n.sName,searchable:n.bSearchable,orderable:n.bSortable,search:{value:l.sSearch,regex:l.bRegex}}),t("mDataProp_"+g,i),d.bFilter&amp;&amp;(t("sSearch_"+g,l.sSearch),t("bRegex_"+g,l.bRegex),t("bSearchable_"+g,n.bSearchable)),d.bSort&amp;&amp;t("bSortable_"+g,n.bSortable);d.bFilter&amp;&amp;(t("sSearch",e.sSearch),t("bRegex",e.bRegex));d.bSort&amp;&amp;(h.each(k,function(a,b){pa.order.push({column:b.col,dir:b.dir});t("iSortCol_"+a,b.col);t("sSortDir_"+</text:p>
      <text:p text:style-name="P1">a,b.dir)}),t("iSortingCols",k.length));b=m.ext.legacy.ajax;return null===b?a.sAjaxSource?j:pa:b?j:pa}function ub(a,b){var c=ta(a,b),d=b.sEcho!==k?b.sEcho:b.draw,e=b.iTotalRecords!==k?b.iTotalRecords:b.recordsTotal,f=b.iTotalDisplayRecords!==k?b.iTotalDisplayRecords:b.recordsFiltered;if(d){if(1*d&lt;a.iDraw)return;a.iDraw=1*d}na(a);a._iRecordsTotal=parseInt(e,10);a._iRecordsDisplay=parseInt(f,10);d=0;for(e=c.length;d&lt;e;d++)M(a,c[d]);a.aiDisplay=a.aiDisplayMaster.slice();a.bAjaxDataGet=!1;N(a);a._bInitComplete||</text:p>
      <text:p text:style-name="P1">ua(a,b);a.bAjaxDataGet=!0;C(a,!1)}function ta(a,b){var c=h.isPlainObject(a.ajax)&amp;&amp;a.ajax.dataSrc!==k?a.ajax.dataSrc:a.sAjaxDataProp;return"data"===c?b.aaData||b[c]:""!==c?Q(c)(b):b}function ob(a){var b=a.oClasses,c=a.sTableId,d=a.oLanguage,e=a.oPreviousSearch,f=a.aanFeatures,g='&lt;input type="search" class="'+b.sFilterInput+'"/&gt;',j=d.sSearch,j=j.match(/_INPUT_/)?j.replace("_INPUT_",g):j+g,b=h("&lt;div/&gt;",{id:!f.f?c+"_filter":null,"class":b.sFilter}).append(h("&lt;label/&gt;").append(j)),f=function(){var b=!this.value?</text:p>
      <text:p text:style-name="P1">"":this.value;b!=e.sSearch&amp;&amp;(fa(a,{sSearch:b,bRegex:e.bRegex,bSmart:e.bSmart,bCaseInsensitive:e.bCaseInsensitive}),a._iDisplayStart=0,N(a))},g=null!==a.searchDelay?a.searchDelay:"ssp"===y(a)?400:0,i=h("input",b).val(e.sSearch).attr("placeholder",d.sSearchPlaceholder).on("keyup.DT search.DT input.DT paste.DT cut.DT",g?Na(f,g):f).on("keypress.DT",function(a){if(13==a.keyCode)return!1}).attr("aria-controls",c);h(a.nTable).on("search.dt.DT",function(b,c){if(a===c)try{i[0]!==G.activeElement&amp;&amp;i.val(e.sSearch)}catch(d){}});</text:p>
      <text:p text:style-name="P1">return b[0]}function fa(a,b,c){var d=a.oPreviousSearch,e=a.aoPreSearchCols,f=function(a){d.sSearch=a.sSearch;d.bRegex=a.bRegex;d.bSmart=a.bSmart;d.bCaseInsensitive=a.bCaseInsensitive};Fa(a);if("ssp"!=y(a)){vb(a,b.sSearch,c,b.bEscapeRegex!==k?!b.bEscapeRegex:b.bRegex,b.bSmart,b.bCaseInsensitive);f(b);for(b=0;b&lt;e.length;b++)wb(a,e[b].sSearch,b,e[b].bEscapeRegex!==k?!e[b].bEscapeRegex:e[b].bRegex,e[b].bSmart,e[b].bCaseInsensitive);xb(a)}else f(b);a.bFiltered=!0;r(a,null,"search",[a])}function xb(a){for(var b=</text:p>
      <text:p text:style-name="P1">m.ext.search,c=a.aiDisplay,d,e,f=0,g=b.length;f&lt;g;f++){for(var j=[],i=0,n=c.length;i&lt;n;i++)e=c[i],d=a.aoData[e],b[f](a,d._aFilterData,e,d._aData,i)&amp;&amp;j.push(e);c.length=0;h.merge(c,j)}}function wb(a,b,c,d,e,f){if(""!==b){for(var g=[],j=a.aiDisplay,d=Oa(b,d,e,f),e=0;e&lt;j.length;e++)b=a.aoData[j[e]]._aFilterData[c],d.test(b)&amp;&amp;g.push(j[e]);a.aiDisplay=g}}function vb(a,b,c,d,e,f){var d=Oa(b,d,e,f),f=a.oPreviousSearch.sSearch,g=a.aiDisplayMaster,j,e=[];0!==m.ext.search.length&amp;&amp;(c=!0);j=yb(a);if(0&gt;=b.length)a.aiDisplay=</text:p>
      <text:p text:style-name="P1">g.slice();else{if(j||c||f.length&gt;b.length||0!==b.indexOf(f)||a.bSorted)a.aiDisplay=g.slice();b=a.aiDisplay;for(c=0;c&lt;b.length;c++)d.test(a.aoData[b[c]]._sFilterRow)&amp;&amp;e.push(b[c]);a.aiDisplay=e}}function Oa(a,b,c,d){a=b?a:Pa(a);c&amp;&amp;(a="^(?=.*?"+h.map(a.match(/"[^"]+"|[^ ]+/g)||[""],function(a){if('"'===a.charAt(0))var b=a.match(/^"(.*)"$/),a=b?b[1]:a;return a.replace('"',"")}).join(")(?=.*?")+").*$");return RegExp(a,d?"i":"")}function yb(a){var b=a.aoColumns,c,d,e,f,g,j,i,h,l=m.ext.type.search;c=!1;</text:p>
      <text:p text:style-name="P1"><text:soft-page-break/>d=0;for(f=a.aoData.length;d&lt;f;d++)if(h=a.aoData[d],!h._aFilterData){j=[];e=0;for(g=b.length;e&lt;g;e++)c=b[e],c.bSearchable?(i=B(a,d,e,"filter"),l[c.sType]&amp;&amp;(i=l[c.sType](i)),null===i&amp;&amp;(i=""),"string"!==typeof i&amp;&amp;i.toString&amp;&amp;(i=i.toString())):i="",i.indexOf&amp;&amp;-1!==i.indexOf("&amp;")&amp;&amp;(va.innerHTML=i,i=Wb?va.textContent:va.innerText),i.replace&amp;&amp;(i=i.replace(/[\r\n]/g,"")),j.push(i);h._aFilterData=j;h._sFilterRow=j.join(" <text:s/>");c=!0}return c}function zb(a){return{search:a.sSearch,smart:a.bSmart,regex:a.bRegex,</text:p>
      <text:p text:style-name="P1">caseInsensitive:a.bCaseInsensitive}}function Ab(a){return{sSearch:a.search,bSmart:a.smart,bRegex:a.regex,bCaseInsensitive:a.caseInsensitive}}function rb(a){var b=a.sTableId,c=a.aanFeatures.i,d=h("&lt;div/&gt;",{"class":a.oClasses.sInfo,id:!c?b+"_info":null});c||(a.aoDrawCallback.push({fn:Bb,sName:"information"}),d.attr("role","status").attr("aria-live","polite"),h(a.nTable).attr("aria-describedby",b+"_info"));return d[0]}function Bb(a){var b=a.aanFeatures.i;if(0!==b.length){var c=a.oLanguage,d=a._iDisplayStart+</text:p>
      <text:p text:style-name="P1">1,e=a.fnDisplayEnd(),f=a.fnRecordsTotal(),g=a.fnRecordsDisplay(),j=g?c.sInfo:c.sInfoEmpty;g!==f&amp;&amp;(j+=" "+c.sInfoFiltered);j+=c.sInfoPostFix;j=Cb(a,j);c=c.fnInfoCallback;null!==c&amp;&amp;(j=c.call(a.oInstance,a,d,e,f,g,j));h(b).html(j)}}function Cb(a,b){var c=a.fnFormatNumber,d=a._iDisplayStart+1,e=a._iDisplayLength,f=a.fnRecordsDisplay(),g=-1===e;return b.replace(/_START_/g,c.call(a,d)).replace(/_END_/g,c.call(a,a.fnDisplayEnd())).replace(/_MAX_/g,c.call(a,a.fnRecordsTotal())).replace(/_TOTAL_/g,c.call(a,</text:p>
      <text:p text:style-name="P1">f)).replace(/_PAGE_/g,c.call(a,g?1:Math.ceil(d/e))).replace(/_PAGES_/g,c.call(a,g?1:Math.ceil(f/e)))}function ga(a){var b,c,d=a.iInitDisplayStart,e=a.aoColumns,f;c=a.oFeatures;var g=a.bDeferLoading;if(a.bInitialised){mb(a);jb(a);ea(a,a.aoHeader);ea(a,a.aoFooter);C(a,!0);c.bAutoWidth&amp;&amp;Ea(a);b=0;for(c=e.length;b&lt;c;b++)f=e[b],f.sWidth&amp;&amp;(f.nTh.style.width=v(f.sWidth));r(a,null,"preInit",[a]);S(a);e=y(a);if("ssp"!=e||g)"ajax"==e?sa(a,[],function(c){var f=ta(a,c);for(b=0;b&lt;f.length;b++)M(a,f[b]);a.iInitDisplayStart=</text:p>
      <text:p text:style-name="P1">d;S(a);C(a,!1);ua(a,c)},a):(C(a,!1),ua(a))}else setTimeout(function(){ga(a)},200)}function ua(a,b){a._bInitComplete=!0;(b||a.oInit.aaData)&amp;&amp;Y(a);r(a,null,"plugin-init",[a,b]);r(a,"aoInitComplete","init",[a,b])}function Qa(a,b){var c=parseInt(b,10);a._iDisplayLength=c;Ra(a);r(a,null,"length",[a,c])}function nb(a){for(var b=a.oClasses,c=a.sTableId,d=a.aLengthMenu,e=h.isArray(d[0]),f=e?d[0]:d,d=e?d[1]:d,e=h("&lt;select/&gt;",{name:c+"_length","aria-controls":c,"class":b.sLengthSelect}),g=0,j=f.length;g&lt;j;g++)e[0][g]=</text:p>
      <text:p text:style-name="P1">new Option("number"===typeof d[g]?a.fnFormatNumber(d[g]):d[g],f[g]);var i=h("&lt;div&gt;&lt;label/&gt;&lt;/div&gt;").addClass(b.sLength);a.aanFeatures.l||(i[0].id=c+"_length");i.children().append(a.oLanguage.sLengthMenu.replace("_MENU_",e[0].outerHTML));h("select",i).val(a._iDisplayLength).on("change.DT",function(){Qa(a,h(this).val());N(a)});h(a.nTable).on("length.dt.DT",function(b,c,d){a===c&amp;&amp;h("select",i).val(d)});return i[0]}function sb(a){var b=a.sPaginationType,c=m.ext.pager[b],d="function"===typeof c,e=function(a){N(a)},</text:p>
      <text:p text:style-name="P1">b=h("&lt;div/&gt;").addClass(a.oClasses.sPaging+b)[0],f=a.aanFeatures;d||c.fnInit(a,b,e);f.p||(b.id=a.sTableId+"_paginate",a.aoDrawCallback.push({fn:function(a){if(d){var b=a._iDisplayStart,i=a._iDisplayLength,h=a.fnRecordsDisplay(),l=-1===i,b=l?0:Math.ceil(b/i),i=l?1:Math.ceil(h/i),h=c(b,i),k,l=0;for(k=f.p.length;l&lt;k;l++)Ma(a,"pageButton")(a,f.p[l],l,h,b,i)}else c.fnUpdate(a,e)},sName:"pagination"}));return b}function Sa(a,b,c){var d=a._iDisplayStart,e=a._iDisplayLength,f=a.fnRecordsDisplay();0===f||-1===</text:p>
      <text:p text:style-name="P1">e?d=0:"number"===typeof b?(d=b*e,d&gt;f&amp;&amp;(d=0)):"first"==b?d=0:"previous"==b?(d=0&lt;=e?d-e:0,0&gt;d&amp;&amp;(d=0)):"next"==b?d+e&lt;f&amp;&amp;(d+=e):"last"==b?d=Math.floor((f-1)/e)*e:J(a,0,"Unknown paging action: "+b,5);b=a._iDisplayStart!==d;a._iDisplayStart=d;b&amp;&amp;(r(a,null,"page",[a]),c&amp;&amp;N(a));return b}function pb(a){return h("&lt;div/&gt;",{id:!a.aanFeatures.r?<text:soft-page-break/>a.sTableId+"_processing":null,"class":a.oClasses.sProcessing}).html(a.oLanguage.sProcessing).insertBefore(a.nTable)[0]}function C(a,b){a.oFeatures.bProcessing&amp;&amp;h(a.aanFeatures.r).css("display",</text:p>
      <text:p text:style-name="P1">b?"block":"none");r(a,null,"processing",[a,b])}function qb(a){var b=h(a.nTable);b.attr("role","grid");var c=a.oScroll;if(""===c.sX&amp;&amp;""===c.sY)return a.nTable;var d=c.sX,e=c.sY,f=a.oClasses,g=b.children("caption"),j=g.length?g[0]._captionSide:null,i=h(b[0].cloneNode(!1)),n=h(b[0].cloneNode(!1)),l=b.children("tfoot");l.length||(l=null);i=h("&lt;div/&gt;",{"class":f.sScrollWrapper}).append(h("&lt;div/&gt;",{"class":f.sScrollHead}).css({overflow:"hidden",position:"relative",border:0,width:d?!d?null:v(d):"100%"}).append(h("&lt;div/&gt;",</text:p>
      <text:p text:style-name="P1">{"class":f.sScrollHeadInner}).css({"box-sizing":"content-box",width:c.sXInner||"100%"}).append(i.removeAttr("id").css("margin-left",0).append("top"===j?g:null).append(b.children("thead"))))).append(h("&lt;div/&gt;",{"class":f.sScrollBody}).css({position:"relative",overflow:"auto",width:!d?null:v(d)}).append(b));l&amp;&amp;i.append(h("&lt;div/&gt;",{"class":f.sScrollFoot}).css({overflow:"hidden",border:0,width:d?!d?null:v(d):"100%"}).append(h("&lt;div/&gt;",{"class":f.sScrollFootInner}).append(n.removeAttr("id").css("margin-left",</text:p>
      <text:p text:style-name="P1">0).append("bottom"===j?g:null).append(b.children("tfoot")))));var b=i.children(),k=b[0],f=b[1],t=l?b[2]:null;if(d)h(f).on("scroll.DT",function(){var a=this.scrollLeft;k.scrollLeft=a;l&amp;&amp;(t.scrollLeft=a)});h(f).css(e&amp;&amp;c.bCollapse?"max-height":"height",e);a.nScrollHead=k;a.nScrollBody=f;a.nScrollFoot=t;a.aoDrawCallback.push({fn:ka,sName:"scrolling"});return i[0]}function ka(a){var b=a.oScroll,c=b.sX,d=b.sXInner,e=b.sY,b=b.iBarWidth,f=h(a.nScrollHead),g=f[0].style,j=f.children("div"),i=j[0].style,n=j.children("table"),</text:p>
      <text:p text:style-name="P1">j=a.nScrollBody,l=h(j),q=j.style,t=h(a.nScrollFoot).children("div"),m=t.children("table"),o=h(a.nTHead),p=h(a.nTable),s=p[0],r=s.style,u=a.nTFoot?h(a.nTFoot):null,x=a.oBrowser,T=x.bScrollOversize,Xb=D(a.aoColumns,"nTh"),O,K,P,w,Ta=[],y=[],z=[],A=[],B,C=function(a){a=a.style;a.paddingTop="0";a.paddingBottom="0";a.borderTopWidth="0";a.borderBottomWidth="0";a.height=0};K=j.scrollHeight&gt;j.clientHeight;if(a.scrollBarVis!==K&amp;&amp;a.scrollBarVis!==k)a.scrollBarVis=K,Y(a);else{a.scrollBarVis=K;p.children("thead, tfoot").remove();</text:p>
      <text:p text:style-name="P1">u&amp;&amp;(P=u.clone().prependTo(p),O=u.find("tr"),P=P.find("tr"));w=o.clone().prependTo(p);o=o.find("tr");K=w.find("tr");w.find("th, td").removeAttr("tabindex");c||(q.width="100%",f[0].style.width="100%");h.each(ra(a,w),function(b,c){B=Z(a,b);c.style.width=a.aoColumns[B].sWidth});u&amp;&amp;H(function(a){a.style.width=""},P);f=p.outerWidth();if(""===c){r.width="100%";if(T&amp;&amp;(p.find("tbody").height()&gt;j.offsetHeight||"scroll"==l.css("overflow-y")))r.width=v(p.outerWidth()-b);f=p.outerWidth()}else""!==d&amp;&amp;(r.width=</text:p>
      <text:p text:style-name="P1">v(d),f=p.outerWidth());H(C,K);H(function(a){z.push(a.innerHTML);Ta.push(v(h(a).css("width")))},K);H(function(a,b){if(h.inArray(a,Xb)!==-1)a.style.width=Ta[b]},o);h(K).height(0);u&amp;&amp;(H(C,P),H(function(a){A.push(a.innerHTML);y.push(v(h(a).css("width")))},P),H(function(a,b){a.style.width=y[b]},O),h(P).height(0));H(function(a,b){a.innerHTML='&lt;div class="dataTables_sizing" style="height:0;overflow:hidden;"&gt;'+z[b]+"&lt;/div&gt;";a.style.width=Ta[b]},K);u&amp;&amp;H(function(a,b){a.innerHTML='&lt;div class="dataTables_sizing" style="height:0;overflow:hidden;"&gt;'+</text:p>
      <text:p text:style-name="P1">A[b]+"&lt;/div&gt;";a.style.width=y[b]},P);if(p.outerWidth()&lt;f){O=j.scrollHeight&gt;j.offsetHeight||"scroll"==l.css("overflow-y")?f+b:f;if(T&amp;&amp;(j.scrollHeight&gt;j.offsetHeight||"scroll"==l.css("overflow-y")))r.width=v(O-b);(""===c||""!==d)&amp;&amp;J(a,1,"Possible column misalignment",6)}else O="100%";q.width=v(O);g.width=v(O);u&amp;&amp;(a.nScrollFoot.style.width=v(O));!<text:soft-page-break/>e&amp;&amp;T&amp;&amp;(q.height=v(s.offsetHeight+b));c=p.outerWidth();n[0].style.width=v(c);i.width=v(c);d=p.height()&gt;j.clientHeight||"scroll"==l.css("overflow-y");e="padding"+</text:p>
      <text:p text:style-name="P1">(x.bScrollbarLeft?"Left":"Right");i[e]=d?b+"px":"0px";u&amp;&amp;(m[0].style.width=v(c),t[0].style.width=v(c),t[0].style[e]=d?b+"px":"0px");p.children("colgroup").insertBefore(p.children("thead"));l.scroll();if((a.bSorted||a.bFiltered)&amp;&amp;!a._drawHold)j.scrollTop=0}}function H(a,b,c){for(var d=0,e=0,f=b.length,g,j;e&lt;f;){g=b[e].firstChild;for(j=c?c[e].firstChild:null;g;)1===g.nodeType&amp;&amp;(c?a(g,j,d):a(g,d),d++),g=g.nextSibling,j=c?j.nextSibling:null;e++}}function Ea(a){var b=a.nTable,c=a.aoColumns,d=a.oScroll,</text:p>
      <text:p text:style-name="P1">e=d.sY,f=d.sX,g=d.sXInner,j=c.length,i=la(a,"bVisible"),n=h("th",a.nTHead),l=b.getAttribute("width"),k=b.parentNode,t=!1,m,o,p=a.oBrowser,d=p.bScrollOversize;(m=b.style.width)&amp;&amp;-1!==m.indexOf("%")&amp;&amp;(l=m);for(m=0;m&lt;i.length;m++)o=c[i[m]],null!==o.sWidth&amp;&amp;(o.sWidth=Db(o.sWidthOrig,k),t=!0);if(d||!t&amp;&amp;!f&amp;&amp;!e&amp;&amp;j==aa(a)&amp;&amp;j==n.length)for(m=0;m&lt;j;m++)i=Z(a,m),null!==i&amp;&amp;(c[i].sWidth=v(n.eq(m).width()));else{j=h(b).clone().css("visibility","hidden").removeAttr("id");j.find("tbody tr").remove();var s=h("&lt;tr/&gt;").appendTo(j.find("tbody"));</text:p>
      <text:p text:style-name="P1">j.find("thead, tfoot").remove();j.append(h(a.nTHead).clone()).append(h(a.nTFoot).clone());j.find("tfoot th, tfoot td").css("width","");n=ra(a,j.find("thead")[0]);for(m=0;m&lt;i.length;m++)o=c[i[m]],n[m].style.width=null!==o.sWidthOrig&amp;&amp;""!==o.sWidthOrig?v(o.sWidthOrig):"",o.sWidthOrig&amp;&amp;f&amp;&amp;h(n[m]).append(h("&lt;div/&gt;").css({width:o.sWidthOrig,margin:0,padding:0,border:0,height:1}));if(a.aoData.length)for(m=0;m&lt;i.length;m++)t=i[m],o=c[t],h(Eb(a,t)).clone(!1).append(o.sContentPadding).appendTo(s);h("[name]",</text:p>
      <text:p text:style-name="P1">j).removeAttr("name");o=h("&lt;div/&gt;").css(f||e?{position:"absolute",top:0,left:0,height:1,right:0,overflow:"hidden"}:{}).append(j).appendTo(k);f&amp;&amp;g?j.width(g):f?(j.css("width","auto"),j.removeAttr("width"),j.width()&lt;k.clientWidth&amp;&amp;l&amp;&amp;j.width(k.clientWidth)):e?j.width(k.clientWidth):l&amp;&amp;j.width(l);for(m=e=0;m&lt;i.length;m++)k=h(n[m]),g=k.outerWidth()-k.width(),k=p.bBounding?Math.ceil(n[m].getBoundingClientRect().width):k.outerWidth(),e+=k,c[i[m]].sWidth=v(k-g);b.style.width=v(e);o.remove()}l&amp;&amp;(b.style.width=</text:p>
      <text:p text:style-name="P1">v(l));if((l||f)&amp;&amp;!a._reszEvt)b=function(){h(E).on("resize.DT-"+a.sInstance,Na(function(){Y(a)}))},d?setTimeout(b,1E3):b(),a._reszEvt=!0}function Db(a,b){if(!a)return 0;var c=h("&lt;div/&gt;").css("width",v(a)).appendTo(b||G.body),d=c[0].offsetWidth;c.remove();return d}function Eb(a,b){var c=Fb(a,b);if(0&gt;c)return null;var d=a.aoData[c];return!d.nTr?h("&lt;td/&gt;").html(B(a,c,b,"display"))[0]:d.anCells[b]}function Fb(a,b){for(var c,d=-1,e=-1,f=0,g=a.aoData.length;f&lt;g;f++)c=B(a,f,b,"display")+"",c=c.replace(Yb,</text:p>
      <text:p text:style-name="P1">""),c=c.replace(/&amp;nbsp;/g," "),c.length&gt;d&amp;&amp;(d=c.length,e=f);return e}function v(a){return null===a?"0px":"number"==typeof a?0&gt;a?"0px":a+"px":a.match(/\d$/)?a+"px":a}function V(a){var b,c,d=[],e=a.aoColumns,f,g,j,i;b=a.aaSortingFixed;c=h.isPlainObject(b);var n=[];f=function(a){a.length&amp;&amp;!h.isArray(a[0])?n.push(a):h.merge(n,a)};h.isArray(b)&amp;&amp;f(b);c&amp;&amp;b.pre&amp;&amp;f(b.pre);f(a.aaSorting);c&amp;&amp;b.post&amp;&amp;f(b.post);for(a=0;a&lt;n.length;a++){i=n[a][0];f=e[i].aDataSort;b=0;for(c=f.length;b&lt;c;b++)g=f[b],j=e[g].sType||</text:p>
      <text:p text:style-name="P1">"string",n[a]._idx===k&amp;&amp;(n[a]._idx=h.inArray(n[a][1],e[g].asSorting)),d.push({src:i,col:g,dir:n[a][1],index:n[a]._idx,type:j,formatter:m.ext.type.order[j+"-pre"]})}return d}function lb(a){var b,c,d=[],e=m.ext.type.order,f=a.aoData,g=0,j,i=a.aiDisplayMaster,h;Fa(a);h=V(a);b=0;for(c=h.length;b&lt;c;b++)j=h[b],j.formatter&amp;&amp;g++,Gb(a,j.col);if("ssp"!=y(a)&amp;&amp;0!==h.length){b=0;for(c=i.length;b&lt;c;b++)d[i[b]]=b;g===h.length?i.sort(function(a,b){var c,e,g,j,i=h.length,k=f[a]._aSortData,m=f[b]._aSortData;for(g=</text:p>
      <text:p text:style-name="P1">0;g&lt;i;g++)if(j=h[g],c=k[j.col],e=m[j.col],c=c&lt;e?-1:c&gt;e?1:0,0!==c)return"asc"===j.dir?c:-c;c=d[a];e=d[b];return c&lt;e?-1:c&gt;e?1:0}):i.sort(function(a,b){var <text:soft-page-break/>c,g,j,i,k=h.length,m=f[a]._aSortData,o=f[b]._aSortData;for(j=0;j&lt;k;j++)if(i=h[j],c=m[i.col],g=o[i.col],i=e[i.type+"-"+i.dir]||e["string-"+i.dir],c=i(c,g),0!==c)return c;c=d[a];g=d[b];return c&lt;g?-1:c&gt;g?1:0})}a.bSorted=!0}function Hb(a){for(var b,c,d=a.aoColumns,e=V(a),a=a.oLanguage.oAria,f=0,g=d.length;f&lt;g;f++){c=d[f];var j=c.asSorting;b=c.sTitle.replace(/&lt;.*?&gt;/g,</text:p>
      <text:p text:style-name="P1">"");var i=c.nTh;i.removeAttribute("aria-sort");c.bSortable&amp;&amp;(0&lt;e.length&amp;&amp;e[0].col==f?(i.setAttribute("aria-sort","asc"==e[0].dir?"ascending":"descending"),c=j[e[0].index+1]||j[0]):c=j[0],b+="asc"===c?a.sSortAscending:a.sSortDescending);i.setAttribute("aria-label",b)}}function Ua(a,b,c,d){var e=a.aaSorting,f=a.aoColumns[b].asSorting,g=function(a,b){var c=a._idx;c===k&amp;&amp;(c=h.inArray(a[1],f));return c+1&lt;f.length?c+1:b?null:0};"number"===typeof e[0]&amp;&amp;(e=a.aaSorting=[e]);c&amp;&amp;a.oFeatures.bSortMulti?(c=h.inArray(b,</text:p>
      <text:p text:style-name="P1">D(e,"0")),-1!==c?(b=g(e[c],!0),null===b&amp;&amp;1===e.length&amp;&amp;(b=0),null===b?e.splice(c,1):(e[c][1]=f[b],e[c]._idx=b)):(e.push([b,f[0],0]),e[e.length-1]._idx=0)):e.length&amp;&amp;e[0][0]==b?(b=g(e[0]),e.length=1,e[0][1]=f[b],e[0]._idx=b):(e.length=0,e.push([b,f[0]]),e[0]._idx=0);S(a);"function"==typeof d&amp;&amp;d(a)}function La(a,b,c,d){var e=a.aoColumns[c];Va(b,{},function(b){!1!==e.bSortable&amp;&amp;(a.oFeatures.bProcessing?(C(a,!0),setTimeout(function(){Ua(a,c,b.shiftKey,d);"ssp"!==y(a)&amp;&amp;C(a,!1)},0)):Ua(a,c,b.shiftKey,d))})}</text:p>
      <text:p text:style-name="P1">function wa(a){var b=a.aLastSort,c=a.oClasses.sSortColumn,d=V(a),e=a.oFeatures,f,g;if(e.bSort&amp;&amp;e.bSortClasses){e=0;for(f=b.length;e&lt;f;e++)g=b[e].src,h(D(a.aoData,"anCells",g)).removeClass(c+(2&gt;e?e+1:3));e=0;for(f=d.length;e&lt;f;e++)g=d[e].src,h(D(a.aoData,"anCells",g)).addClass(c+(2&gt;e?e+1:3))}a.aLastSort=d}function Gb(a,b){var c=a.aoColumns[b],d=m.ext.order[c.sSortDataType],e;d&amp;&amp;(e=d.call(a.oInstance,a,b,$(a,b)));for(var f,g=m.ext.type.order[c.sType+"-pre"],j=0,i=a.aoData.length;j&lt;i;j++)if(c=a.aoData[j],</text:p>
      <text:p text:style-name="P1">c._aSortData||(c._aSortData=[]),!c._aSortData[b]||d)f=d?e[j]:B(a,j,b,"sort"),c._aSortData[b]=g?g(f):f}function xa(a){if(a.oFeatures.bStateSave&amp;&amp;!a.bDestroying){var b={time:+new Date,start:a._iDisplayStart,length:a._iDisplayLength,order:h.extend(!0,[],a.aaSorting),search:zb(a.oPreviousSearch),columns:h.map(a.aoColumns,function(b,d){return{visible:b.bVisible,search:zb(a.aoPreSearchCols[d])}})};r(a,"aoStateSaveParams","stateSaveParams",[a,b]);a.oSavedState=b;a.fnStateSaveCallback.call(a.oInstance,a,</text:p>
      <text:p text:style-name="P1">b)}}function Ib(a,b,c){var d,e,f=a.aoColumns,b=function(b){if(b&amp;&amp;b.time){var g=r(a,"aoStateLoadParams","stateLoadParams",[a,b]);if(-1===h.inArray(!1,g)&amp;&amp;(g=a.iStateDuration,!(0&lt;g&amp;&amp;b.time&lt;+new Date-1E3*g)&amp;&amp;!(b.columns&amp;&amp;f.length!==b.columns.length))){a.oLoadedState=h.extend(!0,{},b);b.start!==k&amp;&amp;(a._iDisplayStart=b.start,a.iInitDisplayStart=b.start);b.length!==k&amp;&amp;(a._iDisplayLength=b.length);b.order!==k&amp;&amp;(a.aaSorting=[],h.each(b.order,function(b,c){a.aaSorting.push(c[0]&gt;=f.length?[0,c[1]]:c)}));b.search!==</text:p>
      <text:p text:style-name="P1">k&amp;&amp;h.extend(a.oPreviousSearch,Ab(b.search));if(b.columns){d=0;for(e=b.columns.length;d&lt;e;d++)g=b.columns[d],g.visible!==k&amp;&amp;(f[d].bVisible=g.visible),g.search!==k&amp;&amp;h.extend(a.aoPreSearchCols[d],Ab(g.search))}r(a,"aoStateLoaded","stateLoaded",[a,b])}}c()};if(a.oFeatures.bStateSave){var g=a.fnStateLoadCallback.call(a.oInstance,a,b);g!==k&amp;&amp;b(g)}else c()}function ya(a){var b=m.settings,a=h.inArray(a,D(b,"nTable"));return-1!==a?b[a]:null}function J(a,b,c,d){c="DataTables warning: "+(a?"table id="+a.sTableId+</text:p>
      <text:p text:style-name="P1">" - ":"")+c;d&amp;&amp;(c+=". For more information about this error, please see http://datatables.net/tn/"+d);if(b)E.console&amp;&amp;console.log&amp;&amp;console.log(c);else if(b=m.ext,b=b.sErrMode||b.errMode,a&amp;&amp;r(a,null,"error",[a,d,c]),"alert"==b)alert(c);else{if("throw"==b)throw Error(c);"function"==typeof b&amp;&amp;b(a,d,c)}}function F(a,b,c,d){h.isArray(c)?h.each(c,function(c,d){h.isArray(d)?F(a,b,d[0],d[1]):F(a,b,d)}):(d===k&amp;&amp;(d=c),b[c]!==k&amp;&amp;(a[d]=b[c]))}function Jb(a,b,c){var d,e;for(e in b)b.hasOwnProperty(e)&amp;&amp;(d=b[e],</text:p>
      <text:p text:style-name="P1"><text:soft-page-break/>h.isPlainObject(d)?(h.isPlainObject(a[e])||(a[e]={}),h.extend(!0,a[e],d)):a[e]=c&amp;&amp;"data"!==e&amp;&amp;"aaData"!==e&amp;&amp;h.isArray(d)?d.slice():d);return a}function Va(a,b,c){h(a).on("click.DT",b,function(b){a.blur();c(b)}).on("keypress.DT",b,function(a){13===a.which&amp;&amp;(a.preventDefault(),c(a))}).on("selectstart.DT",function(){return!1})}function z(a,b,c,d){c&amp;&amp;a[b].push({fn:c,sName:d})}function r(a,b,c,d){var e=[];b&amp;&amp;(e=h.map(a[b].slice().reverse(),function(b){return b.fn.apply(a.oInstance,d)}));null!==c&amp;&amp;(b=h.Event(c+</text:p>
      <text:p text:style-name="P1">".dt"),h(a.nTable).trigger(b,d),e.push(b.result));return e}function Ra(a){var b=a._iDisplayStart,c=a.fnDisplayEnd(),d=a._iDisplayLength;b&gt;=c&amp;&amp;(b=c-d);b-=b%d;if(-1===d||0&gt;b)b=0;a._iDisplayStart=b}function Ma(a,b){var c=a.renderer,d=m.ext.renderer[b];return h.isPlainObject(c)&amp;&amp;c[b]?d[c[b]]||d._:"string"===typeof c?d[c]||d._:d._}function y(a){return a.oFeatures.bServerSide?"ssp":a.ajax||a.sAjaxSource?"ajax":"dom"}function ha(a,b){var c=[],c=Kb.numbers_length,d=Math.floor(c/2);b&lt;=c?c=W(0,b):a&lt;=d?(c=W(0,</text:p>
      <text:p text:style-name="P1">c-2),c.push("ellipsis"),c.push(b-1)):(a&gt;=b-1-d?c=W(b-(c-2),b):(c=W(a-d+2,a+d-1),c.push("ellipsis"),c.push(b-1)),c.splice(0,0,"ellipsis"),c.splice(0,0,0));c.DT_el="span";return c}function cb(a){h.each({num:function(b){return za(b,a)},"num-fmt":function(b){return za(b,a,Wa)},"html-num":function(b){return za(b,a,Aa)},"html-num-fmt":function(b){return za(b,a,Aa,Wa)}},function(b,c){x.type.order[b+a+"-pre"]=c;b.match(/^html\-/)&amp;&amp;(x.type.search[b+a]=x.type.search.html)})}function Lb(a){return function(){var b=</text:p>
      <text:p text:style-name="P1">[ya(this[m.ext.iApiIndex])].concat(Array.prototype.slice.call(arguments));return m.ext.internal[a].apply(this,b)}}var m=function(a){this.$=function(a,b){return this.api(!0).$(a,b)};this._=function(a,b){return this.api(!0).rows(a,b).data()};this.api=function(a){return a?new s(ya(this[x.iApiIndex])):new s(this)};this.fnAddData=function(a,b){var c=this.api(!0),d=h.isArray(a)&amp;&amp;(h.isArray(a[0])||h.isPlainObject(a[0]))?c.rows.add(a):c.row.add(a);(b===k||b)&amp;&amp;c.draw();return d.flatten().toArray()};this.fnAdjustColumnSizing=</text:p>
      <text:p text:style-name="P1">function(a){var b=this.api(!0).columns.adjust(),c=b.settings()[0],d=c.oScroll;a===k||a?b.draw(!1):(""!==d.sX||""!==d.sY)&amp;&amp;ka(c)};this.fnClearTable=function(a){var b=this.api(!0).clear();(a===k||a)&amp;&amp;b.draw()};this.fnClose=function(a){this.api(!0).row(a).child.hide()};this.fnDeleteRow=function(a,b,c){var d=this.api(!0),a=d.rows(a),e=a.settings()[0],h=e.aoData[a[0][0]];a.remove();b&amp;&amp;b.call(this,e,h);(c===k||c)&amp;&amp;d.draw();return h};this.fnDestroy=function(a){this.api(!0).destroy(a)};this.fnDraw=function(a){this.api(!0).draw(a)};</text:p>
      <text:p text:style-name="P1">this.fnFilter=function(a,b,c,d,e,h){e=this.api(!0);null===b||b===k?e.search(a,c,d,h):e.column(b).search(a,c,d,h);e.draw()};this.fnGetData=function(a,b){var c=this.api(!0);if(a!==k){var d=a.nodeName?a.nodeName.toLowerCase():"";return b!==k||"td"==d||"th"==d?c.cell(a,b).data():c.row(a).data()||null}return c.data().toArray()};this.fnGetNodes=function(a){var b=this.api(!0);return a!==k?b.row(a).node():b.rows().nodes().flatten().toArray()};this.fnGetPosition=function(a){var b=this.api(!0),c=a.nodeName.toUpperCase();</text:p>
      <text:p text:style-name="P1">return"TR"==c?b.row(a).index():"TD"==c||"TH"==c?(a=b.cell(a).index(),[a.row,a.columnVisible,a.column]):null};this.fnIsOpen=function(a){return this.api(!0).row(a).child.isShown()};this.fnOpen=function(a,b,c){return this.api(!0).row(a).child(b,c).show().child()[0]};this.fnPageChange=function(a,b){var c=this.api(!0).page(a);(b===k||b)&amp;&amp;c.draw(!1)};this.fnSetColumnVis=function(a,b,c){a=this.api(!0).column(a).visible(b);(c===k||c)&amp;&amp;a.columns.adjust().draw()};this.fnSettings=function(){return ya(this[x.iApiIndex])};</text:p>
      <text:p text:style-name="P1">this.fnSort=function(a){this.api(!0).order(a).draw()};this.fnSortListener=function(a,b,c){this.api(!0).order.listener(a,b,c)};this.fnUpdate=function(a,b,c,d,e){var h=this.api(!0);c===k||null===c?h.row(b).data(a):h.cell(b,c).data(a);(e===k||e)&amp;&amp;h.columns.adjust();(d===k||d)&amp;&amp;h.draw();return 0};this.fnVersionCheck=x.fnVersionCheck;var <text:soft-page-break/>b=this,c=a===k,d=this.length;c&amp;&amp;(a={});this.oApi=this.internal=x.internal;for(var e in m.ext.internal)e&amp;&amp;(this[e]=Lb(e));this.each(function(){var e={},g=1&lt;d?Jb(e,a,!0):</text:p>
      <text:p text:style-name="P1">a,j=0,i,e=this.getAttribute("id"),n=!1,l=m.defaults,q=h(this);if("table"!=this.nodeName.toLowerCase())J(null,0,"Non-table node initialisation ("+this.nodeName+")",2);else{db(l);eb(l.column);I(l,l,!0);I(l.column,l.column,!0);I(l,h.extend(g,q.data()));var t=m.settings,j=0;for(i=t.length;j&lt;i;j++){var o=t[j];if(o.nTable==this||o.nTHead.parentNode==this||o.nTFoot&amp;&amp;o.nTFoot.parentNode==this){var s=g.bRetrieve!==k?g.bRetrieve:l.bRetrieve;if(c||s)return o.oInstance;if(g.bDestroy!==k?g.bDestroy:l.bDestroy){o.oInstance.fnDestroy();</text:p>
      <text:p text:style-name="P1">break}else{J(o,0,"Cannot reinitialise DataTable",3);return}}if(o.sTableId==this.id){t.splice(j,1);break}}if(null===e||""===e)this.id=e="DataTables_Table_"+m.ext._unique++;var p=h.extend(!0,{},m.models.oSettings,{sDestroyWidth:q[0].style.width,sInstance:e,sTableId:e});p.nTable=this;p.oApi=b.internal;p.oInit=g;t.push(p);p.oInstance=1===b.length?b:q.dataTable();db(g);g.oLanguage&amp;&amp;Ca(g.oLanguage);g.aLengthMenu&amp;&amp;!g.iDisplayLength&amp;&amp;(g.iDisplayLength=h.isArray(g.aLengthMenu[0])?g.aLengthMenu[0][0]:g.aLengthMenu[0]);</text:p>
      <text:p text:style-name="P1">g=Jb(h.extend(!0,{},l),g);F(p.oFeatures,g,"bPaginate bLengthChange bFilter bSort bSortMulti bInfo bProcessing bAutoWidth bSortClasses bServerSide bDeferRender".split(" "));F(p,g,["asStripeClasses","ajax","fnServerData","fnFormatNumber","sServerMethod","aaSorting","aaSortingFixed","aLengthMenu","sPaginationType","sAjaxSource","sAjaxDataProp","iStateDuration","sDom","bSortCellsTop","iTabIndex","fnStateLoadCallback","fnStateSaveCallback","renderer","searchDelay","rowId",["iCookieDuration","iStateDuration"],</text:p>
      <text:p text:style-name="P1">["oSearch","oPreviousSearch"],["aoSearchCols","aoPreSearchCols"],["iDisplayLength","_iDisplayLength"]]);F(p.oScroll,g,[["sScrollX","sX"],["sScrollXInner","sXInner"],["sScrollY","sY"],["bScrollCollapse","bCollapse"]]);F(p.oLanguage,g,"fnInfoCallback");z(p,"aoDrawCallback",g.fnDrawCallback,"user");z(p,"aoServerParams",g.fnServerParams,"user");z(p,"aoStateSaveParams",g.fnStateSaveParams,"user");z(p,"aoStateLoadParams",g.fnStateLoadParams,"user");z(p,"aoStateLoaded",g.fnStateLoaded,"user");z(p,"aoRowCallback",</text:p>
      <text:p text:style-name="P1">g.fnRowCallback,"user");z(p,"aoRowCreatedCallback",g.fnCreatedRow,"user");z(p,"aoHeaderCallback",g.fnHeaderCallback,"user");z(p,"aoFooterCallback",g.fnFooterCallback,"user");z(p,"aoInitComplete",g.fnInitComplete,"user");z(p,"aoPreDrawCallback",g.fnPreDrawCallback,"user");p.rowIdFn=Q(g.rowId);fb(p);var u=p.oClasses;h.extend(u,m.ext.classes,g.oClasses);q.addClass(u.sTable);p.iInitDisplayStart===k&amp;&amp;(p.iInitDisplayStart=g.iDisplayStart,p._iDisplayStart=g.iDisplayStart);null!==g.iDeferLoading&amp;&amp;(p.bDeferLoading=</text:p>
      <text:p text:style-name="P1">!0,e=h.isArray(g.iDeferLoading),p._iRecordsDisplay=e?g.iDeferLoading[0]:g.iDeferLoading,p._iRecordsTotal=e?g.iDeferLoading[1]:g.iDeferLoading);var v=p.oLanguage;h.extend(!0,v,g.oLanguage);v.sUrl&amp;&amp;(h.ajax({dataType:"json",url:v.sUrl,success:function(a){Ca(a);I(l.oLanguage,a);h.extend(true,v,a);ga(p)},error:function(){ga(p)}}),n=!0);null===g.asStripeClasses&amp;&amp;(p.asStripeClasses=[u.sStripeOdd,u.sStripeEven]);var e=p.asStripeClasses,x=q.children("tbody").find("tr").eq(0);-1!==h.inArray(!0,h.map(e,function(a){return x.hasClass(a)}))&amp;&amp;</text:p>
      <text:p text:style-name="P1">(h("tbody tr",this).removeClass(e.join(" ")),p.asDestroyStripes=e.slice());e=[];t=this.getElementsByTagName("thead");0!==t.length&amp;&amp;(da(p.aoHeader,t[0]),e=ra(p));if(null===g.aoColumns){t=[];j=0;for(i=e.length;j&lt;i;j++)t.push(null)}else t=g.aoColumns;j=0;for(i=t.length;j&lt;i;j++)Da(p,e?e[j]:null);hb(p,g.aoColumnDefs,t,function(a,b){ja(p,a,b)});if(x.length){var w=function(a,b){return a.getAttribute("data-"+b)!==null?b:null};h(x[0]).children("th, td").each(function(a,b){var c=p.aoColumns[a];if(c.mData===</text:p>
      <text:p text:style-name="P1"><text:soft-page-break/>a){var d=w(b,"sort")||w(b,"order"),e=w(b,"filter")||w(b,"search");if(d!==null||e!==null){c.mData={_:a+".display",sort:d!==null?a+".@data-"+d:k,type:d!==null?a+".@data-"+d:k,filter:e!==null?a+".@data-"+e:k};ja(p,a)}}})}var T=p.oFeatures,e=function(){if(g.aaSorting===k){var a=p.aaSorting;j=0;for(i=a.length;j&lt;i;j++)a[j][1]=p.aoColumns[j].asSorting[0]}wa(p);T.bSort&amp;&amp;z(p,"aoDrawCallback",function(){if(p.bSorted){var a=V(p),b={};h.each(a,function(a,c){b[c.src]=c.dir});r(p,null,"order",[p,a,b]);Hb(p)}});</text:p>
      <text:p text:style-name="P1">z(p,"aoDrawCallback",function(){(p.bSorted||y(p)==="ssp"||T.bDeferRender)&amp;&amp;wa(p)},"sc");var a=q.children("caption").each(function(){this._captionSide=h(this).css("caption-side")}),b=q.children("thead");b.length===0&amp;&amp;(b=h("&lt;thead/&gt;").appendTo(q));p.nTHead=b[0];b=q.children("tbody");b.length===0&amp;&amp;(b=h("&lt;tbody/&gt;").appendTo(q));p.nTBody=b[0];b=q.children("tfoot");if(b.length===0&amp;&amp;a.length&gt;0&amp;&amp;(p.oScroll.sX!==""||p.oScroll.sY!==""))b=h("&lt;tfoot/&gt;").appendTo(q);if(b.length===0||b.children().length===0)q.addClass(u.sNoFooter);</text:p>
      <text:p text:style-name="P1">else if(b.length&gt;0){p.nTFoot=b[0];da(p.aoFooter,p.nTFoot)}if(g.aaData)for(j=0;j&lt;g.aaData.length;j++)M(p,g.aaData[j]);else(p.bDeferLoading||y(p)=="dom")&amp;&amp;ma(p,h(p.nTBody).children("tr"));p.aiDisplay=p.aiDisplayMaster.slice();p.bInitialised=true;n===false&amp;&amp;ga(p)};g.bStateSave?(T.bStateSave=!0,z(p,"aoDrawCallback",xa,"state_save"),Ib(p,g,e)):e()}});b=null;return this},x,s,o,u,Xa={},Mb=/[\r\n]/g,Aa=/&lt;.*?&gt;/g,Zb=/^\d{2,4}[\.\/\-]\d{1,2}[\.\/\-]\d{1,2}([T ]{1}\d{1,2}[:\.]\d{2}([\.:]\d{2})?)?$/,$b=RegExp("(\\/|\\.|\\*|\\+|\\?|\\||\\(|\\)|\\[|\\]|\\{|\\}|\\\\|\\$|\\^|\\-)",</text:p>
      <text:p text:style-name="P1">"g"),Wa=/[',$£€¥%\u2009\u202F\u20BD\u20a9\u20BArfk]/gi,L=function(a){return!a||!0===a||"-"===a?!0:!1},Nb=function(a){var b=parseInt(a,10);return!isNaN(b)&amp;&amp;isFinite(a)?b:null},Ob=function(a,b){Xa[b]||(Xa[b]=RegExp(Pa(b),"g"));return"string"===typeof a&amp;&amp;"."!==b?a.replace(/\./g,"").replace(Xa[b],"."):a},Ya=function(a,b,c){var d="string"===typeof a;if(L(a))return!0;b&amp;&amp;d&amp;&amp;(a=Ob(a,b));c&amp;&amp;d&amp;&amp;(a=a.replace(Wa,""));return!isNaN(parseFloat(a))&amp;&amp;isFinite(a)},Pb=function(a,b,c){return L(a)?!0:!(L(a)||"string"===</text:p>
      <text:p text:style-name="P1">typeof a)?null:Ya(a.replace(Aa,""),b,c)?!0:null},D=function(a,b,c){var d=[],e=0,f=a.length;if(c!==k)for(;e&lt;f;e++)a[e]&amp;&amp;a[e][b]&amp;&amp;d.push(a[e][b][c]);else for(;e&lt;f;e++)a[e]&amp;&amp;d.push(a[e][b]);return d},ia=function(a,b,c,d){var e=[],f=0,g=b.length;if(d!==k)for(;f&lt;g;f++)a[b[f]][c]&amp;&amp;e.push(a[b[f]][c][d]);else for(;f&lt;g;f++)e.push(a[b[f]][c]);return e},W=function(a,b){var c=[],d;b===k?(b=0,d=a):(d=b,b=a);for(var e=b;e&lt;d;e++)c.push(e);return c},Qb=function(a){for(var b=[],c=0,d=a.length;c&lt;d;c++)a[c]&amp;&amp;b.push(a[c]);</text:p>
      <text:p text:style-name="P1">return b},qa=function(a){var b;a:{if(!(2&gt;a.length)){b=a.slice().sort();for(var c=b[0],d=1,e=b.length;d&lt;e;d++){if(b[d]===c){b=!1;break a}c=b[d]}}b=!0}if(b)return a.slice();b=[];var e=a.length,f,g=0,d=0;a:for(;d&lt;e;d++){c=a[d];for(f=0;f&lt;g;f++)if(b[f]===c)continue a;b.push(c);g++}return b};m.util={throttle:function(a,b){var c=b!==k?b:200,d,e;return function(){var b=this,g=+new Date,j=arguments;d&amp;&amp;g&lt;d+c?(clearTimeout(e),e=setTimeout(function(){d=k;a.apply(b,j)},c)):(d=g,a.apply(b,j))}},escapeRegex:function(a){return a.replace($b,</text:p>
      <text:p text:style-name="P1">"\\$1")}};var A=function(a,b,c){a[b]!==k&amp;&amp;(a[c]=a[b])},ba=/\[.*?\]$/,U=/\(\)$/,Pa=m.util.escapeRegex,va=h("&lt;div&gt;")[0],Wb=va.textContent!==k,Yb=/&lt;.*?&gt;/g,Na=m.util.throttle,Rb=[],w=Array.prototype,ac=function(a){var b,c,d=m.settings,e=h.map(d,function(a){return a.nTable});if(a){if(a.nTable&amp;&amp;a.oApi)return[a];if(a.nodeName&amp;&amp;"table"===a.nodeName.toLowerCase())return b=h.inArray(a,e),-1!==b?[d[b]]:null;if(a&amp;&amp;"function"===typeof a.settings)return a.settings().toArray();"string"===typeof a?c=h(a):a instanceof</text:p>
      <text:p text:style-name="P1">h&amp;&amp;(c=a)}else return[];if(c)return c.map(function(){b=h.inArray(this,e);return-1!==b?d[b]:null}).toArray()};s=function(a,b){if(!(this instanceof s))return new s(a,b);var c=[],d=function(a){(a=ac(a))&amp;&amp;(c=c.concat(a))};if(h.isArray(a))for(var e=0,f=a.length;e&lt;f;e++)d(a[e]);else d(a);this.context=qa(c);b&amp;&amp;h.merge(this,b);this.selector={rows:null,cols:null,opts:null};s.extend(th<text:soft-page-break/>is,this,Rb)};m.Api=s;h.extend(s.prototype,{any:function(){return 0!==this.count()},concat:w.concat,context:[],count:function(){return this.flatten().length},</text:p>
      <text:p text:style-name="P1">each:function(a){for(var b=0,c=this.length;b&lt;c;b++)a.call(this,this[b],b,this);return this},eq:function(a){var b=this.context;return b.length&gt;a?new s(b[a],this[a]):null},filter:function(a){var b=[];if(w.filter)b=w.filter.call(this,a,this);else for(var c=0,d=this.length;c&lt;d;c++)a.call(this,this[c],c,this)&amp;&amp;b.push(this[c]);return new s(this.context,b)},flatten:function(){var a=[];return new s(this.context,a.concat.apply(a,this.toArray()))},join:w.join,indexOf:w.indexOf||function(a,b){for(var c=b||0,</text:p>
      <text:p text:style-name="P1">d=this.length;c&lt;d;c++)if(this[c]===a)return c;return-1},iterator:function(a,b,c,d){var e=[],f,g,j,h,n,l=this.context,m,o,u=this.selector;"string"===typeof a&amp;&amp;(d=c,c=b,b=a,a=!1);g=0;for(j=l.length;g&lt;j;g++){var r=new s(l[g]);if("table"===b)f=c.call(r,l[g],g),f!==k&amp;&amp;e.push(f);else if("columns"===b||"rows"===b)f=c.call(r,l[g],this[g],g),f!==k&amp;&amp;e.push(f);else if("column"===b||"column-rows"===b||"row"===b||"cell"===b){o=this[g];"column-rows"===b&amp;&amp;(m=Ba(l[g],u.opts));h=0;for(n=o.length;h&lt;n;h++)f=o[h],f=</text:p>
      <text:p text:style-name="P1">"cell"===b?c.call(r,l[g],f.row,f.column,g,h):c.call(r,l[g],f,g,h,m),f!==k&amp;&amp;e.push(f)}}return e.length||d?(a=new s(l,a?e.concat.apply([],e):e),b=a.selector,b.rows=u.rows,b.cols=u.cols,b.opts=u.opts,a):this},lastIndexOf:w.lastIndexOf||function(a,b){return this.indexOf.apply(this.toArray.reverse(),arguments)},length:0,map:function(a){var b=[];if(w.map)b=w.map.call(this,a,this);else for(var c=0,d=this.length;c&lt;d;c++)b.push(a.call(this,this[c],c));return new s(this.context,b)},pluck:function(a){return this.map(function(b){return b[a]})},</text:p>
      <text:p text:style-name="P1">pop:w.pop,push:w.push,reduce:w.reduce||function(a,b){return gb(this,a,b,0,this.length,1)},reduceRight:w.reduceRight||function(a,b){return gb(this,a,b,this.length-1,-1,-1)},reverse:w.reverse,selector:null,shift:w.shift,slice:function(){return new s(this.context,this)},sort:w.sort,splice:w.splice,toArray:function(){return w.slice.call(this)},to$:function(){return h(this)},toJQuery:function(){return h(this)},unique:function(){return new s(this.context,qa(this))},unshift:w.unshift});s.extend=function(a,</text:p>
      <text:p text:style-name="P1">b,c){if(c.length&amp;&amp;b&amp;&amp;(b instanceof s||b.__dt_wrapper)){var d,e,f,g=function(a,b,c){return function(){var d=b.apply(a,arguments);s.extend(d,d,c.methodExt);return d}};d=0;for(e=c.length;d&lt;e;d++)f=c[d],b[f.name]="function"===typeof f.val?g(a,f.val,f):h.isPlainObject(f.val)?{}:f.val,b[f.name].__dt_wrapper=!0,s.extend(a,b[f.name],f.propExt)}};s.register=o=function(a,b){if(h.isArray(a))for(var c=0,d=a.length;c&lt;d;c++)s.register(a[c],b);else for(var e=a.split("."),f=Rb,g,j,c=0,d=e.length;c&lt;d;c++){g=(j=-1!==</text:p>
      <text:p text:style-name="P1">e[c].indexOf("()"))?e[c].replace("()",""):e[c];var i;a:{i=0;for(var n=f.length;i&lt;n;i++)if(f[i].name===g){i=f[i];break a}i=null}i||(i={name:g,val:{},methodExt:[],propExt:[]},f.push(i));c===d-1?i.val=b:f=j?i.methodExt:i.propExt}};s.registerPlural=u=function(a,b,c){s.register(a,c);s.register(b,function(){var a=c.apply(this,arguments);return a===this?this:a instanceof s?a.length?h.isArray(a[0])?new s(a.context,a[0]):a[0]:k:a})};o("tables()",function(a){var b;if(a){b=s;var c=this.context;if("number"===</text:p>
      <text:p text:style-name="P1">typeof a)a=[c[a]];else var d=h.map(c,function(a){return a.nTable}),a=h(d).filter(a).map(function(){var a=h.inArray(this,d);return c[a]}).toArray();b=new b(a)}else b=this;return b});o("table()",function(a){var a=this.tables(a),b=a.context;return b.length?new s(b[0]):a});u("tables().nodes()","table().node()",function(){return this.iterator("table",function(a){return a.nTable},1)});u("tables().body()","table().body()",function(){return this.iterator("table",function(a){return a.nTBody},1)});u("tables().header()",</text:p>
      <text:p text:style-name="P1">"table().header()",function(){return this.iterator("table",function(a){return a.nTHead},1)});u("tables().footer()","table().footer()",function(){return this.iterator("table",function(a){return a.nTFoot},1)});u("tables().containers()","table().container()",function(){return <text:soft-page-break/>this.iterator("table",function(a){return a.nTableWrapper},1)});o("draw()",function(a){return this.iterator("table",function(b){"page"===a?N(b):("string"===typeof a&amp;&amp;(a="full-hold"===a?!1:!0),S(b,!1===a))})});o("page()",function(a){return a===</text:p>
      <text:p text:style-name="P1">k?this.page.info().page:this.iterator("table",function(b){Sa(b,a)})});o("page.info()",function(){if(0===this.context.length)return k;var a=this.context[0],b=a._iDisplayStart,c=a.oFeatures.bPaginate?a._iDisplayLength:-1,d=a.fnRecordsDisplay(),e=-1===c;return{page:e?0:Math.floor(b/c),pages:e?1:Math.ceil(d/c),start:b,end:a.fnDisplayEnd(),length:c,recordsTotal:a.fnRecordsTotal(),recordsDisplay:d,serverSide:"ssp"===y(a)}});o("page.len()",function(a){return a===k?0!==this.context.length?this.context[0]._iDisplayLength:</text:p>
      <text:p text:style-name="P1">k:this.iterator("table",function(b){Qa(b,a)})});var Sb=function(a,b,c){if(c){var d=new s(a);d.one("draw",function(){c(d.ajax.json())})}if("ssp"==y(a))S(a,b);else{C(a,!0);var e=a.jqXHR;e&amp;&amp;4!==e.readyState&amp;&amp;e.abort();sa(a,[],function(c){na(a);for(var c=ta(a,c),d=0,e=c.length;d&lt;e;d++)M(a,c[d]);S(a,b);C(a,!1)})}};o("ajax.json()",function(){var a=this.context;if(0&lt;a.length)return a[0].json});o("ajax.params()",function(){var a=this.context;if(0&lt;a.length)return a[0].oAjaxData});o("ajax.reload()",function(a,</text:p>
      <text:p text:style-name="P1">b){return this.iterator("table",function(c){Sb(c,!1===b,a)})});o("ajax.url()",function(a){var b=this.context;if(a===k){if(0===b.length)return k;b=b[0];return b.ajax?h.isPlainObject(b.ajax)?b.ajax.url:b.ajax:b.sAjaxSource}return this.iterator("table",function(b){h.isPlainObject(b.ajax)?b.ajax.url=a:b.ajax=a})});o("ajax.url().load()",function(a,b){return this.iterator("table",function(c){Sb(c,!1===b,a)})});var Za=function(a,b,c,d,e){var f=[],g,j,i,n,l,m;i=typeof b;if(!b||"string"===i||"function"===</text:p>
      <text:p text:style-name="P1">i||b.length===k)b=[b];i=0;for(n=b.length;i&lt;n;i++){j=b[i]&amp;&amp;b[i].split&amp;&amp;!b[i].match(/[\[\(:]/)?b[i].split(","):[b[i]];l=0;for(m=j.length;l&lt;m;l++)(g=c("string"===typeof j[l]?h.trim(j[l]):j[l]))&amp;&amp;g.length&amp;&amp;(f=f.concat(g))}a=x.selector[a];if(a.length){i=0;for(n=a.length;i&lt;n;i++)f=a[i](d,e,f)}return qa(f)},$a=function(a){a||(a={});a.filter&amp;&amp;a.search===k&amp;&amp;(a.search=a.filter);return h.extend({search:"none",order:"current",page:"all"},a)},ab=function(a){for(var b=0,c=a.length;b&lt;c;b++)if(0&lt;a[b].length)return a[0]=</text:p>
      <text:p text:style-name="P1">a[b],a[0].length=1,a.length=1,a.context=[a.context[b]],a;a.length=0;return a},Ba=function(a,b){var c,d,e,f=[],g=a.aiDisplay;c=a.aiDisplayMaster;var j=b.search;d=b.order;e=b.page;if("ssp"==y(a))return"removed"===j?[]:W(0,c.length);if("current"==e){c=a._iDisplayStart;for(d=a.fnDisplayEnd();c&lt;d;c++)f.push(g[c])}else if("current"==d||"applied"==d)f="none"==j?c.slice():"applied"==j?g.slice():h.map(c,function(a){return-1===h.inArray(a,g)?a:null});else if("index"==d||"original"==d){c=0;for(d=a.aoData.length;c&lt;</text:p>
      <text:p text:style-name="P1">d;c++)"none"==j?f.push(c):(e=h.inArray(c,g),(-1===e&amp;&amp;"removed"==j||0&lt;=e&amp;&amp;"applied"==j)&amp;&amp;f.push(c))}return f};o("rows()",function(a,b){a===k?a="":h.isPlainObject(a)&amp;&amp;(b=a,a="");var b=$a(b),c=this.iterator("table",function(c){var e=b,f;return Za("row",a,function(a){var b=Nb(a);if(b!==null&amp;&amp;!e)return[b];f||(f=Ba(c,e));if(b!==null&amp;&amp;h.inArray(b,f)!==-1)return[b];if(a===null||a===k||a==="")return f;if(typeof a==="function")return h.map(f,function(b){var e=c.aoData[b];return a(b,e._aData,e.nTr)?b:null});</text:p>
      <text:p text:style-name="P1">b=Qb(ia(c.aoData,f,"nTr"));if(a.nodeName){if(a._DT_RowIndex!==k)return[a._DT_RowIndex];if(a._DT_CellIndex)return[a._DT_CellIndex.row];b=h(a).closest("*[data-dt-row]");return b.length?[b.data("dt-row")]:[]}if(typeof a==="string"&amp;&amp;a.charAt(0)==="#"){var i=c.aIds[a.replace(/^#/,"")];if(i!==k)return[i.idx]}return h(b).filter(a).map(function(){return this._DT_RowIndex}).toArray()},c,e)},1);c.selector.rows=a;c.selector.opts=b;return c});o("rows().nodes()",function(){return this.iterator("row",function(a,</text:p>
      <text:p text:style-name="P1">b){return a.aoData[b].nTr||k},1)});o("rows().data()",function(){return this.iterator(!0,"rows",function(a,b){return ia(a.aoData,b,"_aData")},1)});u("rows().cache()","row().cache()",function(a){return this.iterator("row",function(b,c){var d=b.aoData[c];return"search"===a?<text:soft-page-break/>d._aFilterData:d._aSortData},1)});u("rows().invalidate()","row().invalidate()",function(a){return this.iterator("row",function(b,c){ca(b,c,a)})});u("rows().indexes()","row().index()",function(){return this.iterator("row",function(a,</text:p>
      <text:p text:style-name="P1">b){return b},1)});u("rows().ids()","row().id()",function(a){for(var b=[],c=this.context,d=0,e=c.length;d&lt;e;d++)for(var f=0,g=this[d].length;f&lt;g;f++){var h=c[d].rowIdFn(c[d].aoData[this[d][f]]._aData);b.push((!0===a?"#":"")+h)}return new s(c,b)});u("rows().remove()","row().remove()",function(){var a=this;this.iterator("row",function(b,c,d){var e=b.aoData,f=e[c],g,h,i,n,l;e.splice(c,1);g=0;for(h=e.length;g&lt;h;g++)if(i=e[g],l=i.anCells,null!==i.nTr&amp;&amp;(i.nTr._DT_RowIndex=g),null!==l){i=0;for(n=l.length;i&lt;</text:p>
      <text:p text:style-name="P1">n;i++)l[i]._DT_CellIndex.row=g}oa(b.aiDisplayMaster,c);oa(b.aiDisplay,c);oa(a[d],c,!1);0&lt;b._iRecordsDisplay&amp;&amp;b._iRecordsDisplay--;Ra(b);c=b.rowIdFn(f._aData);c!==k&amp;&amp;delete b.aIds[c]});this.iterator("table",function(a){for(var c=0,d=a.aoData.length;c&lt;d;c++)a.aoData[c].idx=c});return this});o("rows.add()",function(a){var b=this.iterator("table",function(b){var c,f,g,h=[];f=0;for(g=a.length;f&lt;g;f++)c=a[f],c.nodeName&amp;&amp;"TR"===c.nodeName.toUpperCase()?h.push(ma(b,c)[0]):h.push(M(b,c));return h},1),c=this.rows(-1);</text:p>
      <text:p text:style-name="P1">c.pop();h.merge(c,b);return c});o("row()",function(a,b){return ab(this.rows(a,b))});o("row().data()",function(a){var b=this.context;if(a===k)return b.length&amp;&amp;this.length?b[0].aoData[this[0]]._aData:k;b[0].aoData[this[0]]._aData=a;ca(b[0],this[0],"data");return this});o("row().node()",function(){var a=this.context;return a.length&amp;&amp;this.length?a[0].aoData[this[0]].nTr||null:null});o("row.add()",function(a){a instanceof h&amp;&amp;a.length&amp;&amp;(a=a[0]);var b=this.iterator("table",function(b){return a.nodeName&amp;&amp;</text:p>
      <text:p text:style-name="P1">"TR"===a.nodeName.toUpperCase()?ma(b,a)[0]:M(b,a)});return this.row(b[0])});var bb=function(a,b){var c=a.context;if(c.length&amp;&amp;(c=c[0].aoData[b!==k?b:a[0]])&amp;&amp;c._details)c._details.remove(),c._detailsShow=k,c._details=k},Tb=function(a,b){var c=a.context;if(c.length&amp;&amp;a.length){var d=c[0].aoData[a[0]];if(d._details){(d._detailsShow=b)?d._details.insertAfter(d.nTr):d._details.detach();var e=c[0],f=new s(e),g=e.aoData;f.off("draw.dt.DT_details column-visibility.dt.DT_details destroy.dt.DT_details");0&lt;D(g,</text:p>
      <text:p text:style-name="P1">"_details").length&amp;&amp;(f.on("draw.dt.DT_details",function(a,b){e===b&amp;&amp;f.rows({page:"current"}).eq(0).each(function(a){a=g[a];a._detailsShow&amp;&amp;a._details.insertAfter(a.nTr)})}),f.on("column-visibility.dt.DT_details",function(a,b){if(e===b)for(var c,d=aa(b),f=0,h=g.length;f&lt;h;f++)c=g[f],c._details&amp;&amp;c._details.children("td[colspan]").attr("colspan",d)}),f.on("destroy.dt.DT_details",function(a,b){if(e===b)for(var c=0,d=g.length;c&lt;d;c++)g[c]._details&amp;&amp;bb(f,c)}))}}};o("row().child()",function(a,b){var c=this.context;</text:p>
      <text:p text:style-name="P1">if(a===k)return c.length&amp;&amp;this.length?c[0].aoData[this[0]]._details:k;if(!0===a)this.child.show();else if(!1===a)bb(this);else if(c.length&amp;&amp;this.length){var d=c[0],c=c[0].aoData[this[0]],e=[],f=function(a,b){if(h.isArray(a)||a instanceof h)for(var c=0,k=a.length;c&lt;k;c++)f(a[c],b);else a.nodeName&amp;&amp;"tr"===a.nodeName.toLowerCase()?e.push(a):(c=h("&lt;tr&gt;&lt;td/&gt;&lt;/tr&gt;").addClass(b),h("td",c).addClass(b).html(a)[0].colSpan=aa(d),e.push(c[0]))};f(a,b);c._details&amp;&amp;c._details.detach();c._details=h(e);c._detailsShow&amp;&amp;</text:p>
      <text:p text:style-name="P1">c._details.insertAfter(c.nTr)}return this});o(["row().child.show()","row().child().show()"],function(){Tb(this,!0);return this});o(["row().child.hide()","row().child().hide()"],function(){Tb(this,!1);return this});o(["row().child.remove()","row().child().remove()"],function(){bb(this);return this});o("row().child.isShown()",function(){var a=this.context;return a.length&amp;&amp;this.length?a[0].aoData[this[0]]._detailsShow||!1:!1});var bc=/^([^:]+):(name|visIdx|visible)$/,Ub=function(a,b,c,d,e){for(var c=</text:p>
      <text:p text:style-name="P1"><text:soft-page-break/>[],d=0,f=e.length;d&lt;f;d++)c.push(B(a,e[d],b));return c};o("columns()",function(a,b){a===k?a="":h.isPlainObject(a)&amp;&amp;(b=a,a="");var b=$a(b),c=this.iterator("table",function(c){var e=a,f=b,g=c.aoColumns,j=D(g,"sName"),i=D(g,"nTh");return Za("column",e,function(a){var b=Nb(a);if(a==="")return W(g.length);if(b!==null)return[b&gt;=0?b:g.length+b];if(typeof a==="function"){var e=Ba(c,f);return h.map(g,function(b,f){return a(f,Ub(c,f,0,0,e),i[f])?f:null})}var k=typeof a==="string"?a.match(bc):"";if(k)switch(k[2]){case "visIdx":case "visible":b=</text:p>
      <text:p text:style-name="P1">parseInt(k[1],10);if(b&lt;0){var m=h.map(g,function(a,b){return a.bVisible?b:null});return[m[m.length+b]]}return[Z(c,b)];case "name":return h.map(j,function(a,b){return a===k[1]?b:null});default:return[]}if(a.nodeName&amp;&amp;a._DT_CellIndex)return[a._DT_CellIndex.column];b=h(i).filter(a).map(function(){return h.inArray(this,i)}).toArray();if(b.length||!a.nodeName)return b;b=h(a).closest("*[data-dt-column]");return b.length?[b.data("dt-column")]:[]},c,f)},1);c.selector.cols=a;c.selector.opts=b;return c});u("columns().header()",</text:p>
      <text:p text:style-name="P1">"column().header()",function(){return this.iterator("column",function(a,b){return a.aoColumns[b].nTh},1)});u("columns().footer()","column().footer()",function(){return this.iterator("column",function(a,b){return a.aoColumns[b].nTf},1)});u("columns().data()","column().data()",function(){return this.iterator("column-rows",Ub,1)});u("columns().dataSrc()","column().dataSrc()",function(){return this.iterator("column",function(a,b){return a.aoColumns[b].mData},1)});u("columns().cache()","column().cache()",</text:p>
      <text:p text:style-name="P1">function(a){return this.iterator("column-rows",function(b,c,d,e,f){return ia(b.aoData,f,"search"===a?"_aFilterData":"_aSortData",c)},1)});u("columns().nodes()","column().nodes()",function(){return this.iterator("column-rows",function(a,b,c,d,e){return ia(a.aoData,e,"anCells",b)},1)});u("columns().visible()","column().visible()",function(a,b){var c=this.iterator("column",function(b,c){if(a===k)return b.aoColumns[c].bVisible;var f=b.aoColumns,g=f[c],j=b.aoData,i,n,l;if(a!==k&amp;&amp;g.bVisible!==a){if(a){var m=</text:p>
      <text:p text:style-name="P1">h.inArray(!0,D(f,"bVisible"),c+1);i=0;for(n=j.length;i&lt;n;i++)l=j[i].nTr,f=j[i].anCells,l&amp;&amp;l.insertBefore(f[c],f[m]||null)}else h(D(b.aoData,"anCells",c)).detach();g.bVisible=a;ea(b,b.aoHeader);ea(b,b.aoFooter);xa(b)}});a!==k&amp;&amp;(this.iterator("column",function(c,e){r(c,null,"column-visibility",[c,e,a,b])}),(b===k||b)&amp;&amp;this.columns.adjust());return c});u("columns().indexes()","column().index()",function(a){return this.iterator("column",function(b,c){return"visible"===a?$(b,c):c},1)});o("columns.adjust()",</text:p>
      <text:p text:style-name="P1">function(){return this.iterator("table",function(a){Y(a)},1)});o("column.index()",function(a,b){if(0!==this.context.length){var c=this.context[0];if("fromVisible"===a||"toData"===a)return Z(c,b);if("fromData"===a||"toVisible"===a)return $(c,b)}});o("column()",function(a,b){return ab(this.columns(a,b))});o("cells()",function(a,b,c){h.isPlainObject(a)&amp;&amp;(a.row===k?(c=a,a=null):(c=b,b=null));h.isPlainObject(b)&amp;&amp;(c=b,b=null);if(null===b||b===k)return this.iterator("table",function(b){var d=a,e=$a(c),f=</text:p>
      <text:p text:style-name="P1">b.aoData,g=Ba(b,e),j=Qb(ia(f,g,"anCells")),i=h([].concat.apply([],j)),l,n=b.aoColumns.length,m,o,u,s,r,v;return Za("cell",d,function(a){var c=typeof a==="function";if(a===null||a===k||c){m=[];o=0;for(u=g.length;o&lt;u;o++){l=g[o];for(s=0;s&lt;n;s++){r={row:l,column:s};if(c){v=f[l];a(r,B(b,l,s),v.anCells?v.anCells[s]:null)&amp;&amp;m.push(r)}else m.push(r)}}return m}if(h.isPlainObject(a))return[a];c=i.filter(a).map(function(a,b){return{row:b._DT_CellIndex.row,column:b._DT_CellIndex.column}}).toArray();if(c.length||</text:p>
      <text:p text:style-name="P1">!a.nodeName)return c;v=h(a).closest("*[data-dt-row]");return v.length?[{row:v.data("dt-row"),column:v.data("dt-column")}]:[]},b,e)});var d=this.columns(b,c),e=this.rows(a,c),f,g,j,i,n,l=this.iterator("table",function(a,b){f=[];g=0;for(j=e[b].length;g&lt;j;g++){i=0;for(n=d[b].length;i&lt;n;i++)f.push({row:e[b][g],column:d[b][i]})}return f},1);h.extend(l.selector,{cols:b,rows:a,opts:c});return <text:soft-page-break/>l});u("cells().nodes()","cell().node()",function(){return this.iterator("cell",function(a,b,c){return(a=a.aoData[b])&amp;&amp;</text:p>
      <text:p text:style-name="P1">a.anCells?a.anCells[c]:k},1)});o("cells().data()",function(){return this.iterator("cell",function(a,b,c){return B(a,b,c)},1)});u("cells().cache()","cell().cache()",function(a){a="search"===a?"_aFilterData":"_aSortData";return this.iterator("cell",function(b,c,d){return b.aoData[c][a][d]},1)});u("cells().render()","cell().render()",function(a){return this.iterator("cell",function(b,c,d){return B(b,c,d,a)},1)});u("cells().indexes()","cell().index()",function(){return this.iterator("cell",function(a,</text:p>
      <text:p text:style-name="P1">b,c){return{row:b,column:c,columnVisible:$(a,c)}},1)});u("cells().invalidate()","cell().invalidate()",function(a){return this.iterator("cell",function(b,c,d){ca(b,c,a,d)})});o("cell()",function(a,b,c){return ab(this.cells(a,b,c))});o("cell().data()",function(a){var b=this.context,c=this[0];if(a===k)return b.length&amp;&amp;c.length?B(b[0],c[0].row,c[0].column):k;ib(b[0],c[0].row,c[0].column,a);ca(b[0],c[0].row,"data",c[0].column);return this});o("order()",function(a,b){var c=this.context;if(a===k)return 0!==</text:p>
      <text:p text:style-name="P1">c.length?c[0].aaSorting:k;"number"===typeof a?a=[[a,b]]:a.length&amp;&amp;!h.isArray(a[0])&amp;&amp;(a=Array.prototype.slice.call(arguments));return this.iterator("table",function(b){b.aaSorting=a.slice()})});o("order.listener()",function(a,b,c){return this.iterator("table",function(d){La(d,a,b,c)})});o("order.fixed()",function(a){if(!a){var b=this.context,b=b.length?b[0].aaSortingFixed:k;return h.isArray(b)?{pre:b}:b}return this.iterator("table",function(b){b.aaSortingFixed=h.extend(!0,{},a)})});o(["columns().order()",</text:p>
      <text:p text:style-name="P1">"column().order()"],function(a){var b=this;return this.iterator("table",function(c,d){var e=[];h.each(b[d],function(b,c){e.push([c,a])});c.aaSorting=e})});o("search()",function(a,b,c,d){var e=this.context;return a===k?0!==e.length?e[0].oPreviousSearch.sSearch:k:this.iterator("table",function(e){e.oFeatures.bFilter&amp;&amp;fa(e,h.extend({},e.oPreviousSearch,{sSearch:a+"",bRegex:null===b?!1:b,bSmart:null===c?!0:c,bCaseInsensitive:null===d?!0:d}),1)})});u("columns().search()","column().search()",function(a,</text:p>
      <text:p text:style-name="P1">b,c,d){return this.iterator("column",function(e,f){var g=e.aoPreSearchCols;if(a===k)return g[f].sSearch;e.oFeatures.bFilter&amp;&amp;(h.extend(g[f],{sSearch:a+"",bRegex:null===b?!1:b,bSmart:null===c?!0:c,bCaseInsensitive:null===d?!0:d}),fa(e,e.oPreviousSearch,1))})});o("state()",function(){return this.context.length?this.context[0].oSavedState:null});o("state.clear()",function(){return this.iterator("table",function(a){a.fnStateSaveCallback.call(a.oInstance,a,{})})});o("state.loaded()",function(){return this.context.length?</text:p>
      <text:p text:style-name="P1">this.context[0].oLoadedState:null});o("state.save()",function(){return this.iterator("table",function(a){xa(a)})});m.versionCheck=m.fnVersionCheck=function(a){for(var b=m.version.split("."),a=a.split("."),c,d,e=0,f=a.length;e&lt;f;e++)if(c=parseInt(b[e],10)||0,d=parseInt(a[e],10)||0,c!==d)return c&gt;d;return!0};m.isDataTable=m.fnIsDataTable=function(a){var b=h(a).get(0),c=!1;if(a instanceof m.Api)return!0;h.each(m.settings,function(a,e){var f=e.nScrollHead?h("table",e.nScrollHead)[0]:null,g=e.nScrollFoot?</text:p>
      <text:p text:style-name="P1">h("table",e.nScrollFoot)[0]:null;if(e.nTable===b||f===b||g===b)c=!0});return c};m.tables=m.fnTables=function(a){var b=!1;h.isPlainObject(a)&amp;&amp;(b=a.api,a=a.visible);var c=h.map(m.settings,function(b){if(!a||a&amp;&amp;h(b.nTable).is(":visible"))return b.nTable});return b?new s(c):c};m.camelToHungarian=I;o("$()",function(a,b){var c=this.rows(b).nodes(),c=h(c);return h([].concat(c.filter(a).toArray(),c.find(a).toArray()))});h.each(["on","one","off"],function(a,b){o(b+"()",function(){var a=Array.prototype.slice.call(arguments);</text:p>
      <text:p text:style-name="P1">a[0]=h.map(a[0].split(/\s/),function(a){return!a.match(/\.dt\b/)?a+".dt":a}).join(" ");var d=h(this.tables().nodes());d[b].apply(d,a);return this})});o("clear()",function(){return this.iterator("table",function(a){na(a)})});o("settings()",function(){return new s(this.context,this.context)});o("init()",function(){var a=this.context;return a.length?<text:soft-page-break/>a[0].oInit:null});o("data()",function(){return this.iterator("table",function(a){return D(a.aoData,"_aData")}).flatten()});o("destroy()",function(a){a=a||</text:p>
      <text:p text:style-name="P1">!1;return this.iterator("table",function(b){var c=b.nTableWrapper.parentNode,d=b.oClasses,e=b.nTable,f=b.nTBody,g=b.nTHead,j=b.nTFoot,i=h(e),f=h(f),k=h(b.nTableWrapper),l=h.map(b.aoData,function(a){return a.nTr}),o;b.bDestroying=!0;r(b,"aoDestroyCallback","destroy",[b]);a||(new s(b)).columns().visible(!0);k.off(".DT").find(":not(tbody *)").off(".DT");h(E).off(".DT-"+b.sInstance);e!=g.parentNode&amp;&amp;(i.children("thead").detach(),i.append(g));j&amp;&amp;e!=j.parentNode&amp;&amp;(i.children("tfoot").detach(),i.append(j));</text:p>
      <text:p text:style-name="P1">b.aaSorting=[];b.aaSortingFixed=[];wa(b);h(l).removeClass(b.asStripeClasses.join(" "));h("th, td",g).removeClass(d.sSortable+" "+d.sSortableAsc+" "+d.sSortableDesc+" "+d.sSortableNone);f.children().detach();f.append(l);g=a?"remove":"detach";i[g]();k[g]();!a&amp;&amp;c&amp;&amp;(c.insertBefore(e,b.nTableReinsertBefore),i.css("width",b.sDestroyWidth).removeClass(d.sTable),(o=b.asDestroyStripes.length)&amp;&amp;f.children().each(function(a){h(this).addClass(b.asDestroyStripes[a%o])}));c=h.inArray(b,m.settings);-1!==c&amp;&amp;m.settings.splice(c,</text:p>
      <text:p text:style-name="P1">1)})});h.each(["column","row","cell"],function(a,b){o(b+"s().every()",function(a){var d=this.selector.opts,e=this;return this.iterator(b,function(f,g,h,i,n){a.call(e[b](g,"cell"===b?h:d,"cell"===b?d:k),g,h,i,n)})})});o("i18n()",function(a,b,c){var d=this.context[0],a=Q(a)(d.oLanguage);a===k&amp;&amp;(a=b);c!==k&amp;&amp;h.isPlainObject(a)&amp;&amp;(a=a[c]!==k?a[c]:a._);return a.replace("%d",c)});m.version="1.10.16";m.settings=[];m.models={};m.models.oSearch={bCaseInsensitive:!0,sSearch:"",bRegex:!1,bSmart:!0};m.models.oRow=</text:p>
      <text:p text:style-name="P1">{nTr:null,anCells:null,_aData:[],_aSortData:null,_aFilterData:null,_sFilterRow:null,_sRowStripe:"",src:null,idx:-1};m.models.oColumn={idx:null,aDataSort:null,asSorting:null,bSearchable:null,bSortable:null,bVisible:null,_sManualType:null,_bAttrSrc:!1,fnCreatedCell:null,fnGetData:null,fnSetData:null,mData:null,mRender:null,nTh:null,nTf:null,sClass:null,sContentPadding:null,sDefaultContent:null,sName:null,sSortDataType:"std",sSortingClass:null,sSortingClassJUI:null,sTitle:null,sType:null,sWidth:null,</text:p>
      <text:p text:style-name="P1">sWidthOrig:null};m.defaults={aaData:null,aaSorting:[[0,"asc"]],aaSortingFixed:[],ajax:null,aLengthMenu:[10,25,50,100],aoColumns:null,aoColumnDefs:null,aoSearchCols:[],asStripeClasses:null,bAutoWidth:!0,bDeferRender:!1,bDestroy:!1,bFilter:!0,bInfo:!0,bLengthChange:!0,bPaginate:!0,bProcessing:!1,bRetrieve:!1,bScrollCollapse:!1,bServerSide:!1,bSort:!0,bSortMulti:!0,bSortCellsTop:!1,bSortClasses:!0,bStateSave:!1,fnCreatedRow:null,fnDrawCallback:null,fnFooterCallback:null,fnFormatNumber:function(a){return a.toString().replace(/\B(?=(\d{3})+(?!\d))/g,</text:p>
      <text:p text:style-name="P1">this.oLanguage.sThousands)},fnHeaderCallback:null,fnInfoCallback:null,fnInitComplete:null,fnPreDrawCallback:null,fnRowCallback:null,fnServerData:null,fnServerParams:null,fnStateLoadCallback:function(a){try{return JSON.parse((-1===a.iStateDuration?sessionStorage:localStorage).getItem("DataTables_"+a.sInstance+"_"+location.pathname))}catch(b){}},fnStateLoadParams:null,fnStateLoaded:null,fnStateSaveCallback:function(a,b){try{(-1===a.iStateDuration?sessionStorage:localStorage).setItem("DataTables_"+a.sInstance+</text:p>
      <text:p text:style-name="P1">"_"+location.pathname,JSON.stringify(b))}catch(c){}},fnStateSaveParams:null,iStateDuration:7200,iDeferLoading:null,iDisplayLength:10,iDisplayStart:0,iTabIndex:0,oClasses:{},oLanguage:{oAria:{sSortAscending:": activate to sort column ascending",sSortDescending:": activate to sort column descending"},oPaginate:{sFirst:"First",sLast:"Last",sNext:"Next",sPrevious:"Previous"},sEmptyTable:"No data available in table",sInfo:"Showing _START_ to _END_ of _TOTAL_ entries",sInfoEmpty:"Showing 0 to 0 of 0 entries",</text:p>
      <text:p text:style-name="P1">sInfoFiltered:"(filtered from _MAX_ total entries)",sInfoPostFix:"",sDecimal:"",sThousands:",",sLengthMenu:"Show _MENU_ entries",sLoadingRecords:"Loading...",sProcessing:"Processing...",sSearch:"Search:",sSearchPlaceh<text:soft-page-break/>older:"",sUrl:"",sZeroRecords:"No matching records found"},oSearch:h.extend({},m.models.oSearch),sAjaxDataProp:"data",sAjaxSource:null,sDom:"lfrtip",searchDelay:null,sPaginationType:"simple_numbers",sScrollX:"",sScrollXInner:"",sScrollY:"",sServerMethod:"GET",renderer:null,rowId:"DT_RowId"};</text:p>
      <text:p text:style-name="P1">X(m.defaults);m.defaults.column={aDataSort:null,iDataSort:-1,asSorting:["asc","desc"],bSearchable:!0,bSortable:!0,bVisible:!0,fnCreatedCell:null,mData:null,mRender:null,sCellType:"td",sClass:"",sContentPadding:"",sDefaultContent:null,sName:"",sSortDataType:"std",sTitle:null,sType:null,sWidth:null};X(m.defaults.column);m.models.oSettings={oFeatures:{bAutoWidth:null,bDeferRender:null,bFilter:null,bInfo:null,bLengthChange:null,bPaginate:null,bProcessing:null,bServerSide:null,bSort:null,bSortMulti:null,</text:p>
      <text:p text:style-name="P1">bSortClasses:null,bStateSave:null},oScroll:{bCollapse:null,iBarWidth:0,sX:null,sXInner:null,sY:null},oLanguage:{fnInfoCallback:null},oBrowser:{bScrollOversize:!1,bScrollbarLeft:!1,bBounding:!1,barWidth:0},ajax:null,aanFeatures:[],aoData:[],aiDisplay:[],aiDisplayMaster:[],aIds:{},aoColumns:[],aoHeader:[],aoFooter:[],oPreviousSearch:{},aoPreSearchCols:[],aaSorting:null,aaSortingFixed:[],asStripeClasses:null,asDestroyStripes:[],sDestroyWidth:0,aoRowCallback:[],aoHeaderCallback:[],aoFooterCallback:[],</text:p>
      <text:p text:style-name="P1">aoDrawCallback:[],aoRowCreatedCallback:[],aoPreDrawCallback:[],aoInitComplete:[],aoStateSaveParams:[],aoStateLoadParams:[],aoStateLoaded:[],sTableId:"",nTable:null,nTHead:null,nTFoot:null,nTBody:null,nTableWrapper:null,bDeferLoading:!1,bInitialised:!1,aoOpenRows:[],sDom:null,searchDelay:null,sPaginationType:"two_button",iStateDuration:0,aoStateSave:[],aoStateLoad:[],oSavedState:null,oLoadedState:null,sAjaxSource:null,sAjaxDataProp:null,bAjaxDataGet:!0,jqXHR:null,json:k,oAjaxData:k,fnServerData:null,</text:p>
      <text:p text:style-name="P1">aoServerParams:[],sServerMethod:null,fnFormatNumber:null,aLengthMenu:null,iDraw:0,bDrawing:!1,iDrawError:-1,_iDisplayLength:10,_iDisplayStart:0,_iRecordsTotal:0,_iRecordsDisplay:0,oClasses:{},bFiltered:!1,bSorted:!1,bSortCellsTop:null,oInit:null,aoDestroyCallback:[],fnRecordsTotal:function(){return"ssp"==y(this)?1*this._iRecordsTotal:this.aiDisplayMaster.length},fnRecordsDisplay:function(){return"ssp"==y(this)?1*this._iRecordsDisplay:this.aiDisplay.length},fnDisplayEnd:function(){var a=this._iDisplayLength,</text:p>
      <text:p text:style-name="P1">b=this._iDisplayStart,c=b+a,d=this.aiDisplay.length,e=this.oFeatures,f=e.bPaginate;return e.bServerSide?!1===f||-1===a?b+d:Math.min(b+a,this._iRecordsDisplay):!f||c&gt;d||-1===a?d:c},oInstance:null,sInstance:null,iTabIndex:0,nScrollHead:null,nScrollFoot:null,aLastSort:[],oPlugins:{},rowIdFn:null,rowId:null};m.ext=x={buttons:{},classes:{},builder:"-source-",errMode:"alert",feature:[],search:[],selector:{cell:[],column:[],row:[]},internal:{},legacy:{ajax:null},pager:{},renderer:{pageButton:{},header:{}},</text:p>
      <text:p text:style-name="P1">order:{},type:{detect:[],search:{},order:{}},_unique:0,fnVersionCheck:m.fnVersionCheck,iApiIndex:0,oJUIClasses:{},sVersion:m.version};h.extend(x,{afnFiltering:x.search,aTypes:x.type.detect,ofnSearch:x.type.search,oSort:x.type.order,afnSortData:x.order,aoFeatures:x.feature,oApi:x.internal,oStdClasses:x.classes,oPagination:x.pager});h.extend(m.ext.classes,{sTable:"dataTable",sNoFooter:"no-footer",sPageButton:"paginate_button",sPageButtonActive:"current",sPageButtonDisabled:"disabled",sStripeOdd:"odd",</text:p>
      <text:p text:style-name="P1">sStripeEven:"even",sRowEmpty:"dataTables_empty",sWrapper:"dataTables_wrapper",sFilter:"dataTables_filter",sInfo:"dataTables_info",sPaging:"dataTables_paginate paging_",sLength:"dataTables_length",sProcessing:"dataTables_processing",sSortAsc:"sorting_asc",sSortDesc:"sorting_desc",sSortable:"sorting",sSortableAsc:"sorting_asc_disabled",sSortableDesc:"<text:soft-page-break/>sorting_desc_disabled",sSortableNone:"sorting_disabled",sSortColumn:"sorting_",sFilterInput:"",sLengthSelect:"",sScrollWrapper:"dataTables_scroll",sScrollHead:"dataTables_scrollHead",</text:p>
      <text:p text:style-name="P1">sScrollHeadInner:"dataTables_scrollHeadInner",sScrollBody:"dataTables_scrollBody",sScrollFoot:"dataTables_scrollFoot",sScrollFootInner:"dataTables_scrollFootInner",sHeaderTH:"",sFooterTH:"",sSortJUIAsc:"",sSortJUIDesc:"",sSortJUI:"",sSortJUIAscAllowed:"",sSortJUIDescAllowed:"",sSortJUIWrapper:"",sSortIcon:"",sJUIHeader:"",sJUIFooter:""});var Kb=m.ext.pager;h.extend(Kb,{simple:function(){return["previous","next"]},full:function(){return["first","previous","next","last"]},numbers:function(a,b){return[ha(a,</text:p>
      <text:p text:style-name="P1">b)]},simple_numbers:function(a,b){return["previous",ha(a,b),"next"]},full_numbers:function(a,b){return["first","previous",ha(a,b),"next","last"]},first_last_numbers:function(a,b){return["first",ha(a,b),"last"]},_numbers:ha,numbers_length:7});h.extend(!0,m.ext.renderer,{pageButton:{_:function(a,b,c,d,e,f){var g=a.oClasses,j=a.oLanguage.oPaginate,i=a.oLanguage.oAria.paginate||{},n,l,m=0,o=function(b,d){var k,s,u,r,v=function(b){Sa(a,b.data.action,true)};k=0;for(s=d.length;k&lt;s;k++){r=d[k];if(h.isArray(r)){u=</text:p>
      <text:p text:style-name="P1">h("&lt;"+(r.DT_el||"div")+"/&gt;").appendTo(b);o(u,r)}else{n=null;l="";switch(r){case "ellipsis":b.append('&lt;span class="ellipsis"&gt;&amp;#x2026;&lt;/span&gt;');break;case "first":n=j.sFirst;l=r+(e&gt;0?"":" "+g.sPageButtonDisabled);break;case "previous":n=j.sPrevious;l=r+(e&gt;0?"":" "+g.sPageButtonDisabled);break;case "next":n=j.sNext;l=r+(e&lt;f-1?"":" "+g.sPageButtonDisabled);break;case "last":n=j.sLast;l=r+(e&lt;f-1?"":" "+g.sPageButtonDisabled);break;default:n=r+1;l=e===r?g.sPageButtonActive:""}if(n!==null){u=h("&lt;a&gt;",{"class":g.sPageButton+</text:p>
      <text:p text:style-name="P1">" "+l,"aria-controls":a.sTableId,"aria-label":i[r],"data-dt-idx":m,tabindex:a.iTabIndex,id:c===0&amp;&amp;typeof r==="string"?a.sTableId+"_"+r:null}).html(n).appendTo(b);Va(u,{action:r},v);m++}}}},s;try{s=h(b).find(G.activeElement).data("dt-idx")}catch(u){}o(h(b).empty(),d);s!==k&amp;&amp;h(b).find("[data-dt-idx="+s+"]").focus()}}});h.extend(m.ext.type.detect,[function(a,b){var c=b.oLanguage.sDecimal;return Ya(a,c)?"num"+c:null},function(a){if(a&amp;&amp;!(a instanceof Date)&amp;&amp;!Zb.test(a))return null;var b=Date.parse(a);</text:p>
      <text:p text:style-name="P1">return null!==b&amp;&amp;!isNaN(b)||L(a)?"date":null},function(a,b){var c=b.oLanguage.sDecimal;return Ya(a,c,!0)?"num-fmt"+c:null},function(a,b){var c=b.oLanguage.sDecimal;return Pb(a,c)?"html-num"+c:null},function(a,b){var c=b.oLanguage.sDecimal;return Pb(a,c,!0)?"html-num-fmt"+c:null},function(a){return L(a)||"string"===typeof a&amp;&amp;-1!==a.indexOf("&lt;")?"html":null}]);h.extend(m.ext.type.search,{html:function(a){return L(a)?a:"string"===typeof a?a.replace(Mb," ").replace(Aa,""):""},string:function(a){return L(a)?</text:p>
      <text:p text:style-name="P1">a:"string"===typeof a?a.replace(Mb," "):a}});var za=function(a,b,c,d){if(0!==a&amp;&amp;(!a||"-"===a))return-Infinity;b&amp;&amp;(a=Ob(a,b));a.replace&amp;&amp;(c&amp;&amp;(a=a.replace(c,"")),d&amp;&amp;(a=a.replace(d,"")));return 1*a};h.extend(x.type.order,{"date-pre":function(a){return Date.parse(a)||-Infinity},"html-pre":function(a){return L(a)?"":a.replace?a.replace(/&lt;.*?&gt;/g,"").toLowerCase():a+""},"string-pre":function(a){return L(a)?"":"string"===typeof a?a.toLowerCase():!a.toString?"":a.toString()},"string-asc":function(a,b){return a&lt;</text:p>
      <text:p text:style-name="P1">b?-1:a&gt;b?1:0},"string-desc":function(a,b){return a&lt;b?1:a&gt;b?-1:0}});cb("");h.extend(!0,m.ext.renderer,{header:{_:function(a,b,c,d){h(a.nTable).on("order.dt.DT",function(e,f,g,h){if(a===f){e=c.idx;b.removeClass(c.sSortingClass+" "+d.sSortAsc+" "+d.sSortDesc).addClass(h[e]=="asc"?d.sSortAsc:h[e]=="desc"?d.sSortDesc:c.sSortingClass)}})},jqueryui:function(a,b,c,d){h("&lt;div/&gt;").addClass(d.sSortJUIWrapper).append(b.contents()).append(h("&lt;span/&gt;").addClass(d.sSortIcon+" "+c.sSortingClassJUI)).appendTo(b);</text:p>
      <text:p text:style-name="P1">h(a.nTable).on("order.dt.DT",function(e,f,g,h){if(a===f){e=c.idx;b.removeClass(d.sSortAsc+" "+d.sSortDesc).addClass(h[e]=="asc"?d.sSortAsc:h[e]=="desc"?d.sSortDesc:c.sSortingClass);b.find("span."+d.sSortIcon).removeClass(d.sSortJUIAsc+" <text:soft-page-break/>"+d.sSortJUIDesc+" "+d.sSortJUI+" "+d.sSortJUIAscAllowed+" "+d.sSortJUIDescAllowed).addClass(h[e]=="asc"?d.sSortJUIAsc:h[e]=="desc"?d.sSortJUIDesc:c.sSortingClassJUI)}})}}});var Vb=function(a){return"string"===typeof a?a.replace(/&lt;/g,"&amp;lt;").replace(/&gt;/g,"&amp;gt;").replace(/"/g,</text:p>
      <text:p text:style-name="P1">"&amp;quot;"):a};m.render={number:function(a,b,c,d,e){return{display:function(f){if("number"!==typeof f&amp;&amp;"string"!==typeof f)return f;var g=0&gt;f?"-":"",h=parseFloat(f);if(isNaN(h))return Vb(f);h=h.toFixed(c);f=Math.abs(h);h=parseInt(f,10);f=c?b+(f-h).toFixed(c).substring(2):"";return g+(d||"")+h.toString().replace(/\B(?=(\d{3})+(?!\d))/g,a)+f+(e||"")}}},text:function(){return{display:Vb}}};h.extend(m.ext.internal,{_fnExternApiFunc:Lb,_fnBuildAjax:sa,_fnAjaxUpdate:kb,_fnAjaxParameters:tb,_fnAjaxUpdateDraw:ub,</text:p>
      <text:p text:style-name="P1">_fnAjaxDataSrc:ta,_fnAddColumn:Da,_fnColumnOptions:ja,_fnAdjustColumnSizing:Y,_fnVisibleToColumnIndex:Z,_fnColumnIndexToVisible:$,_fnVisbleColumns:aa,_fnGetColumns:la,_fnColumnTypes:Fa,_fnApplyColumnDefs:hb,_fnHungarianMap:X,_fnCamelToHungarian:I,_fnLanguageCompat:Ca,_fnBrowserDetect:fb,_fnAddData:M,_fnAddTr:ma,_fnNodeToDataIndex:function(a,b){return b._DT_RowIndex!==k?b._DT_RowIndex:null},_fnNodeToColumnIndex:function(a,b,c){return h.inArray(c,a.aoData[b].anCells)},_fnGetCellData:B,_fnSetCellData:ib,</text:p>
      <text:p text:style-name="P1">_fnSplitObjNotation:Ia,_fnGetObjectDataFn:Q,_fnSetObjectDataFn:R,_fnGetDataMaster:Ja,_fnClearTable:na,_fnDeleteIndex:oa,_fnInvalidate:ca,_fnGetRowElements:Ha,_fnCreateTr:Ga,_fnBuildHead:jb,_fnDrawHead:ea,_fnDraw:N,_fnReDraw:S,_fnAddOptionsHtml:mb,_fnDetectHeader:da,_fnGetUniqueThs:ra,_fnFeatureHtmlFilter:ob,_fnFilterComplete:fa,_fnFilterCustom:xb,_fnFilterColumn:wb,_fnFilter:vb,_fnFilterCreateSearch:Oa,_fnEscapeRegex:Pa,_fnFilterData:yb,_fnFeatureHtmlInfo:rb,_fnUpdateInfo:Bb,_fnInfoMacros:Cb,_fnInitialise:ga,</text:p>
      <text:p text:style-name="P1">_fnInitComplete:ua,_fnLengthChange:Qa,_fnFeatureHtmlLength:nb,_fnFeatureHtmlPaginate:sb,_fnPageChange:Sa,_fnFeatureHtmlProcessing:pb,_fnProcessingDisplay:C,_fnFeatureHtmlTable:qb,_fnScrollDraw:ka,_fnApplyToChildren:H,_fnCalculateColumnWidths:Ea,_fnThrottle:Na,_fnConvertToWidth:Db,_fnGetWidestNode:Eb,_fnGetMaxLenString:Fb,_fnStringToCss:v,_fnSortFlatten:V,_fnSort:lb,_fnSortAria:Hb,_fnSortListener:Ua,_fnSortAttachListener:La,_fnSortingClasses:wa,_fnSortData:Gb,_fnSaveState:xa,_fnLoadState:Ib,_fnSettingsFromNode:ya,</text:p>
      <text:p text:style-name="P1">_fnLog:J,_fnMap:F,_fnBindAction:Va,_fnCallbackReg:z,_fnCallbackFire:r,_fnLengthOverflow:Ra,_fnRenderer:Ma,_fnDataSource:y,_fnRowAttributes:Ka,_fnCalculateEnd:function(){}});h.fn.dataTable=m;m.$=h;h.fn.dataTableSettings=m.settings;h.fn.dataTableExt=m.ext;h.fn.DataTable=function(a){return h(this).dataTable(a).api()};h.each(m,function(a,b){h.fn.DataTable[a]=b});return h.fn.dataTab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9:19:27.370568634</meta:creation-date>
    <dc:date>2018-02-01T19:28:12.659720969</dc:date>
    <meta:editing-duration>PT8M46S</meta:editing-duration>
    <meta:editing-cycles>1</meta:editing-cycles>
    <meta:document-statistic meta:table-count="0" meta:image-count="0" meta:object-count="0" meta:page-count="52" meta:paragraph-count="700" meta:word-count="3480" meta:character-count="164289" meta:non-whitespace-character-count="159782"/>
    <meta:generator>LibreOffice/5.1.6.2$Linux_X86_64 LibreOffice_project/10m0$Build-2</meta:generator>
  </office:meta>
</office:document-meta>
</file>